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4" style:family="paragraph" style:parent-style-name="Standard">
      <style:text-properties fo:font-size="16.5pt" style:font-size-asian="16.5pt" style:font-size-complex="16.5pt"/>
    </style:style>
    <style:style style:name="P125" style:family="paragraph" style:parent-style-name="Standard">
      <style:text-properties fo:font-size="16.5pt" fo:font-weight="bold" style:font-size-asian="16.5pt" style:font-weight-asian="bold" style:font-size-complex="16.5pt" style:font-weight-complex="bold"/>
    </style:style>
    <style:style style:name="P126" style:family="paragraph" style:parent-style-name="Standard">
      <style:text-properties fo:font-size="16.5pt" fo:font-weight="normal" style:font-size-asian="16.5pt" style:font-weight-asian="normal" style:font-size-complex="16.5pt" style:font-weight-complex="normal"/>
    </style:style>
    <style:style style:name="P127" style:family="paragraph" style:parent-style-name="Standard">
      <style:text-properties fo:font-size="12.5pt" fo:font-weight="bold" style:font-size-asian="12.5pt" style:font-weight-asian="bold" style:font-size-complex="12.5pt" style:font-weight-complex="bold"/>
    </style:style>
    <style:style style:name="P128" style:family="paragraph" style:parent-style-name="Standard">
      <style:text-properties fo:font-size="12.5pt" style:font-size-asian="12.5pt" style:font-size-complex="12.5pt"/>
    </style:style>
    <style:style style:name="P129"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0" style:family="paragraph" style:parent-style-name="Standard">
      <style:text-properties fo:font-size="14pt" style:font-size-asian="14pt" style:font-size-complex="14pt"/>
    </style:style>
    <style:style style:name="P131" style:family="paragraph" style:parent-style-name="Standard">
      <style:text-properties fo:font-size="14pt" fo:font-weight="normal" style:font-size-asian="14pt" style:font-weight-asian="normal" style:font-size-complex="14pt" style:font-weight-complex="normal"/>
    </style:style>
    <style:style style:name="P132" style:family="paragraph" style:parent-style-name="Standard">
      <style:text-properties fo:font-size="14pt" fo:font-weight="bold" style:font-size-asian="14pt" style:font-weight-asian="bold" style:font-size-complex="14pt"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8"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size="13pt" fo:font-weight="normal" style:font-size-asian="13pt" style:font-weight-asian="normal" style:font-size-complex="13pt" style:font-weight-complex="normal"/>
    </style:style>
    <style:style style:name="P141" style:family="paragraph" style:parent-style-name="Standard">
      <style:text-properties fo:font-size="13pt" style:font-size-asian="13pt" style:font-size-complex="13pt"/>
    </style:style>
    <style:style style:name="P142" style:family="paragraph" style:parent-style-name="Standard">
      <style:text-properties fo:font-size="13pt" fo:font-weight="bold" style:font-size-asian="13pt" style:font-weight-asian="bold" style:font-size-complex="13pt" style:font-weight-complex="bold"/>
    </style:style>
    <style:style style:name="P143" style:family="paragraph" style:parent-style-name="Standard">
      <style:text-properties fo:font-size="12pt" style:font-size-asian="12pt" style:font-size-complex="12pt"/>
    </style:style>
    <style:style style:name="P144" style:family="paragraph" style:parent-style-name="Standard">
      <style:text-properties style:font-name="Times New Roman" fo:font-size="14pt" style:font-size-asian="14pt" style:font-size-complex="14pt"/>
    </style:style>
    <style:style style:name="P145" style:family="paragraph" style:parent-style-name="Standard">
      <style:text-properties style:font-name="Times New Roman" fo:font-size="14pt" fo:font-weight="normal" style:font-size-asian="14pt" style:font-weight-asian="normal" style:font-size-complex="14pt" style:font-weight-complex="normal"/>
    </style:style>
    <style:style style:name="P146" style:family="paragraph" style:parent-style-name="Standard">
      <style:text-properties style:font-name="Times New Roman" fo:font-size="14pt" fo:font-weight="bold" style:font-size-asian="14pt" style:font-weight-asian="bold" style:font-size-complex="14pt" style:font-weight-complex="bold"/>
    </style:style>
    <style:style style:name="P147"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8"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6"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3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Sat May 4, 2019 <text:span text:style-name="T1">5.5 miles</text:span></text:p>
      <text:p text:style-name="P11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8"><text:soft-page-break/>Sat May 18, 2019 <text:s/><text:span text:style-name="T1">5 miles</text:span> <text:s/></text:p>
      <text:p text:style-name="P38">My calf is a lot better. <text:s/>Massaging has helped a lot. <text:s/></text:p>
      <text:p text:style-name="P43">Run: <text:span text:style-name="T2">4 miles on hilly roads averaging 9:43/mile</text:span></text:p>
      <text:p text:style-name="P43">Warm down:<text:span text:style-name="T2"> <text:s/>rest 3 minutes and walked and ran 1 mile in about 12:00</text:span></text:p>
      <text:p text:style-name="P38"/>
      <text:p text:style-name="P43"><text:span text:style-name="T2">Sun May 19, 2019 </text:span>5 miles<text:span text:style-name="T2"> <text:s/></text:span></text:p>
      <text:p text:style-name="P38">I did the same workout as yesterday.</text:p>
      <text:p text:style-name="P43">Run: <text:span text:style-name="T2">4 miles on hilly roads averaging 8:59/mile</text:span></text:p>
      <text:p text:style-name="P43">Warm down:<text:span text:style-name="T2"> <text:s/>rest 3 minutes and walked and ran 1 mile in 11:45/mile</text:span></text:p>
      <text:p text:style-name="P38">Sum of ascents: 267 feet, <text:s text:c="4"/>This is one of my fastest times on this course.</text:p>
      <text:p text:style-name="P38">Splits:</text:p>
      <text:p text:style-name="P38">July 4, 2018: <text:s text:c="3"/>9:18, 9:12, 8:41, 8:34</text:p>
      <text:p text:style-name="P38"><text:s text:c="7"/>Today: <text:s text:c="6"/>9:42, 9:12, 8:44, 8:16</text:p>
      <text:p text:style-name="P38"/>
      <text:p text:style-name="P38">Mon May 20, 2019 <text:span text:style-name="T1">6 miles</text:span> <text:s/></text:p>
      <text:p text:style-name="P38">I ran 6 miles out and back on hilly Limber Rd. <text:s/>Average pace near 11:00/mi.</text:p>
      <text:p text:style-name="P38">Sum of ascents along the course is 530 feet.</text:p>
      <text:p text:style-name="P38"/>
      <text:p text:style-name="P38">Tues May 21, 2019 <text:span text:style-name="T1">4 miles</text:span> <text:s text:c="2"/></text:p>
      <text:p text:style-name="P38">I ran 4 miles on hilly roads at various paces averaging 10:48/mile. <text:s/>This run included a slightly downhill ½ mile in 4:05.</text:p>
      <text:p text:style-name="P38"/>
      <text:p text:style-name="P38">Wed May 22, 2019 <text:span text:style-name="T1">no running</text:span> </text:p>
      <text:p text:style-name="P38">I worked hard on preparing our garden.</text:p>
      <text:p text:style-name="P38"/>
      <text:p text:style-name="P38">Thur May 23, 2019 <text:span text:style-name="T1">5 miles</text:span> <text:s/></text:p>
      <text:p text:style-name="P38">I ran on the high school track.</text:p>
      <text:p text:style-name="P38"><text:span text:style-name="T1">warm up:</text:span> <text:s/>1.5 miles at various paces and rest 2 minutes.</text:p>
      <text:p text:style-name="P38"><text:span text:style-name="T1">Run:</text:span> <text:s/>4 x 300m and 4 x 200m. After the 300m runs I jogged 500m in about 4:00 each. After the 200m runs I jogged 200m in about 1:30 each.</text:p>
      <text:p text:style-name="P38">Times: 81s, 82s, 80s, 79s, 51s, 53s, 51s, 50s</text:p>
      <text:p text:style-name="P38"><text:span text:style-name="T1">Warm down:</text:span> <text:s/>rest 2:00 and jog ½ mile</text:p>
      <text:p text:style-name="P38"/>
      <text:p text:style-name="P38">Fri May 24, 2019 <text:span text:style-name="T1">5 miles</text:span> </text:p>
      <text:p text:style-name="P38">I ran 5 miles on slightly hilly roads and averaged about 10:00/mile.</text:p>
      <text:p text:style-name="P38"/>
      <text:p text:style-name="P38"><text:span text:style-name="T1">In the last week: 30 miles</text:span> </text:p>
      <text:p text:style-name="P38"/>
      <text:p text:style-name="P38"><text:soft-page-break/>Sat May 25, 2019 <text:span text:style-name="T1">6 miles</text:span> <text:s/></text:p>
      <text:p text:style-name="P38">I ran 5.5 miles with Jim Fitch on slightly hilly roads. We averaged 10:38/mile.</text:p>
      <text:p text:style-name="P38">After resting a few minutes I jogged ½ mile uphill.</text:p>
      <text:p text:style-name="P38"/>
      <text:p text:style-name="P38">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8">I ran 5.5 miles with Jim Fitch on slightly hilly roads. We averaged 10:40/mile.</text:p>
      <text:p text:style-name="P38">After resting a few minutes I jogged ½ mile uphill.</text:p>
      <text:p text:style-name="P38"/>
      <text:p text:style-name="P38">Sun June 2, 2019 <text:span text:style-name="T1">no running</text:span> <text:s/></text:p>
      <text:p text:style-name="P38">I twisted my ankle.</text:p>
      <text:p text:style-name="P38"/>
      <text:p text:style-name="P38">Mon June 3, 2019 <text:span text:style-name="T1">5.5 miles </text:span><text:s/></text:p>
      <text:p text:style-name="P38">In the morning I ran 3 miles slowly on roads. <text:s/></text:p>
      <text:p text:style-name="P38">In the afternoon I ran 2.5 miles slowly on the high school track.</text:p>
      <text:p text:style-name="P38">Each time my ankle felt better as I ran. </text:p>
      <text:p text:style-name="P38"/>
      <text:p text:style-name="P38">Tues June 4, 2019 <text:span text:style-name="T1">4 miles</text:span> <text:s/></text:p>
      <text:p text:style-name="P38">I ran 4 miles on the college outdoor track. <text:s/>My ankle is still stiff and sore but felt better as I ran. <text:s/>Mile splits: 11:39, 10:50, 10:10, 9:46 <text:s/>Average pace: 10:36/mi</text:p>
      <text:p text:style-name="P38"/>
      <text:p text:style-name="P38">Wed June 5, 2019 <text:span text:style-name="T1">8 miles</text:span></text:p>
      <text:p text:style-name="P38">In the morning I ran on the high school track. My ankle is better than yesterday.</text:p>
      <text:p text:style-name="P38">I jogged ¼ mile, ran 3 miles in 28:08, rested 4 minutes and jogged ½ mile.</text:p>
      <text:p text:style-name="P38">Splits for 3 miles: 10:00, 9:21, 8:48 <text:s/>Average pace: 9:23</text:p>
      <text:p text:style-name="P38">In the afternoon I ran on the high school track with our running group.</text:p>
      <text:p text:style-name="P38"><text:span text:style-name="T1">warm up:</text:span> 2 miles in 10:00 and 10:34 and rested about 4:00</text:p>
      <text:p text:style-name="P38"><text:span text:style-name="T1">Run:</text:span> 1 x 200m and 4 x 600m with a 200m slow jog after each.</text:p>
      <text:p text:style-name="P38">Times: 56s, 2:57, 2:59, 2:58, 2:54</text:p>
      <text:p text:style-name="P38"/>
      <text:p text:style-name="P38">Thur June 6, 2019 <text:span text:style-name="T1">2 miles</text:span> <text:s/></text:p>
      <text:p text:style-name="P38">I ran 2 miles slowly on the high track. <text:s/>I felt tired probably because of the running I did yesterday.</text:p>
      <text:p text:style-name="P38"/>
      <text:p text:style-name="P38">Fri June 7, 2019 <text:span text:style-name="T1">6 miles</text:span> <text:s/></text:p>
      <text:p text:style-name="P38">I ran 5.5 miles on slightly hilly roads with Jim and Sharon. The average pace was 11:38/mile.</text:p>
      <text:p text:style-name="P38"/>
      <text:p text:style-name="P43">In the past week: <text:s/>31.5 miles</text:p>
      <text:p text:style-name="P43"/>
      <text:p text:style-name="P43"/>
      <text:p text:style-name="P43"/>
      <text:p text:style-name="P43"/>
      <text:p text:style-name="P38"><text:soft-page-break/>Sat June 8, 2019 <text:span text:style-name="T1">3.5 miles</text:span> <text:s/></text:p>
      <text:p text:style-name="P38">I ran on the high school track. <text:s/>I ran wide on the curves so each lap was ¼ mile.</text:p>
      <text:p text:style-name="P38"><text:span text:style-name="T1">warm up:</text:span> 1 mile in 9:45 and rested about 4:00.</text:p>
      <text:p text:style-name="P38"><text:span text:style-name="T1">Run:</text:span> 2 miles in 17:21, <text:s/>Splits: 8:52, 8:29</text:p>
      <text:p text:style-name="P38"><text:span text:style-name="T1">Warm down:</text:span> 3:00 rest and ½ mile in 5:05 </text:p>
      <text:p text:style-name="P38"/>
      <text:p text:style-name="P38">Sun June 9, 2019 <text:span text:style-name="T1">no running <text:s/></text:span></text:p>
      <text:p text:style-name="P38"/>
      <text:p text:style-name="P38">Mon June 10, 2019 <text:span text:style-name="T1">2 miles</text:span> </text:p>
      <text:p text:style-name="P38">I ran 2 miles on the high school track including 1 mile in 10:11, 200m in 58s and 600m fast.</text:p>
      <text:p text:style-name="P38"/>
      <text:p text:style-name="P38">Tues June 11, 2019 <text:span text:style-name="T1">4.5 miles</text:span> </text:p>
      <text:p text:style-name="P38"><text:span text:style-name="T1">Run:</text:span> <text:s/>I ran 4 miles on the high school track, running wide on the turns so each lap was ¼ mile. <text:s/><text:span text:style-name="T1">Mile splits:</text:span> 9:57, 9:46, 9:44, 9:32 </text:p>
      <text:p text:style-name="P38"><text:span text:style-name="T1">Warm down: </text:span>Rest 2 minutes and ½ mile in 5:33</text:p>
      <text:p text:style-name="P38"/>
      <text:p text:style-name="P38">Wed June 12, 2019 <text:span text:style-name="T1">6 miles</text:span></text:p>
      <text:p text:style-name="P38">I ran on the high school track with our running group.</text:p>
      <text:p text:style-name="P38"><text:span text:style-name="T1">warm up:</text:span> 2 miles in 21 minutes, ¼ mile of drills, </text:p>
      <text:p text:style-name="P38">rested 2 minutes, ½ mile in 4:48, rested 4 minutes</text:p>
      <text:p text:style-name="P38"><text:span text:style-name="T1">Run:</text:span> 200m, 400m, 3 x 600m, 400m, 200m </text:p>
      <text:p text:style-name="P43">Times: <text:span text:style-name="T2">58s, 2:02, 3:03, 3:02, 3:00, 1:59, 54s</text:span></text:p>
      <text:p text:style-name="P38">Each of the 7 runs was followed by a slow 3.5 minute jog after each.</text:p>
      <text:p text:style-name="P38"/>
      <text:p text:style-name="P38">Thur June 13, 2019 <text:span text:style-name="T1">4.5 miles</text:span> </text:p>
      <text:p text:style-name="P43">warm up: <text:span text:style-name="T2">½ mile down to the Wise Center</text:span></text:p>
      <text:p text:style-name="P43">Run: <text:span text:style-name="T2"><text:s/>3.6 miles on a treadmill averaging 9:36/mile. <text:s/>The last 0.6 miles at 8:28/mi.</text:span></text:p>
      <text:p text:style-name="P43">Warm down:<text:span text:style-name="T2"> <text:s/>0.4 miles in about 4 minutes.</text:span></text:p>
      <text:p text:style-name="P38"/>
      <text:p text:style-name="P43"><text:span text:style-name="T2">Fri June 14, 2019 </text:span>5 miles<text:span text:style-name="T2"> <text:s/></text:span></text:p>
      <text:p text:style-name="P38">I walked and ran 5 miles on the high school track. <text:s/>I walked about 110 yards at the beginning of each ½ mile and averaged 11:57/mile</text:p>
      <text:p text:style-name="P38"/>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7"><text:soft-page-break/>Sat June 29, 2019 <text:span text:style-name="T1">10 miles</text:span></text:p>
      <text:p text:style-name="P47">I ran 5 miles on slightly hilly roads, rested about 8 minutes while drinking </text:p>
      <text:p text:style-name="P47">16 ounces of Gatorade and then ran the same 5 mile course again. </text:p>
      <text:p text:style-name="P47">The first time I averaged 10:51 min/mile and the second time 9:51 min/mile.</text:p>
      <text:p text:style-name="P47">1<text:span text:style-name="T5">st</text:span> time splits: <text:s/>11:56, 10:59, 10:43, 10:28, 10:10</text:p>
      <text:p text:style-name="P47">2<text:span text:style-name="T5">nd</text:span> time splits: 10:18, 10:08, <text:s text:c="2"/>9:52, <text:s text:c="2"/>9:43, <text:s text:c="2"/>9:14</text:p>
      <text:p text:style-name="P47"/>
      <text:p text:style-name="P47">Sun June 30, 2019 <text:span text:style-name="T1">no running</text:span> <text:s/></text:p>
      <text:p text:style-name="P47"/>
      <text:p text:style-name="P47">Mon July 1, 2019 <text:span text:style-name="T1">5.6 miles</text:span> </text:p>
      <text:p text:style-name="P47">I ran with our running group on the high school track. <text:s/>We had 11 runners.</text:p>
      <text:p text:style-name="P47"><text:span text:style-name="T1">warm up:</text:span> 2.75 miles at about 10:40/mile and rest a few minutes.</text:p>
      <text:p text:style-name="P47"><text:span text:style-name="T1">Run:</text:span> 1 x 200m in 58s and a 200m jog</text:p>
      <text:p text:style-name="P47">7 x 400m with a 300m jog in about 3:30 after each run. <text:s/></text:p>
      <text:p text:style-name="P47">Times for the 400's: 2:00, 1:58, 1:57, 1:56, 1:55, 1:49, 1:45</text:p>
      <text:p text:style-name="P47">The runs got easier as I ran.</text:p>
      <text:p text:style-name="P47"/>
      <text:p text:style-name="P47">Tues July 2, <text:s/>2019 <text:span text:style-name="T1">4 miles</text:span> </text:p>
      <text:list xml:id="list7004870115741468135" text:style-name="L1">
        <text:list-item>
          <text:list>
            <text:list-header>
              <text:p text:style-name="P157">1.25 miles at various paces on roads, 1.5 miles on the track at about</text:p>
              <text:p text:style-name="P157">10 min/mile, and 1.25 miles at various paces on roads.</text:p>
            </text:list-header>
          </text:list>
        </text:list-item>
      </text:list>
      <text:p text:style-name="P47"/>
      <text:p text:style-name="P47">Wed July 3, 2019 <text:span text:style-name="T1">5 miles</text:span> <text:s/></text:p>
      <text:p text:style-name="P47"><text:span text:style-name="T1">Run:</text:span> 4 miles on the high school track in 39:13, Splits: 9:57, 9:51, 9:46, 9:41</text:p>
      <text:p text:style-name="P52">Warm down: <text:span text:style-name="T2">1 mile in about 11 minutes.</text:span></text:p>
      <text:p text:style-name="P47"/>
      <text:p text:style-name="P52"><text:span text:style-name="T2">Thur July 4, 2019 </text:span>7 miles</text:p>
      <text:p text:style-name="P47"><text:span text:style-name="T1">Run:</text:span> I ran 7 enjoyable miles on hilly roads with Olivia Hemlock. </text:p>
      <text:p text:style-name="P47">The first 5 miles averaged 10:30/mile. Then we rested about 2 minutes.</text:p>
      <text:p text:style-name="P47">Then 1.1 miles at about 8:15/mile pace on a slightly hilly road.</text:p>
      <text:p text:style-name="P47"><text:span text:style-name="T1">Warm down:</text:span> 0.9 mile jog</text:p>
      <text:p text:style-name="P47"/>
      <text:p text:style-name="P47">Fri July 5, 2019 <text:span text:style-name="T1">3.25 miles</text:span> <text:s/></text:p>
      <text:p text:style-name="P47">I ran on the high school track.</text:p>
      <text:p text:style-name="P47"><text:span text:style-name="T1">warm up:</text:span> <text:s/>1 mile is 9:48, rest about 2:00, ¼ mile of drills, rest about 2:00</text:p>
      <text:p text:style-name="P47"><text:span text:style-name="T1">Run: </text:span><text:s/>4 x 200m with a 200m jog after each. <text:s/>The jogs took about 2:00</text:p>
      <text:p text:style-name="P47">Times: 59s, 60s, 55s, 55s</text:p>
      <text:p text:style-name="P47">2 x 400m, with 400m jog after each. The jogs took about 3:30</text:p>
      <text:p text:style-name="P47">Times: 1:56, 1:47</text:p>
      <text:p text:style-name="P52">In the past week: 34.9 miles</text:p>
      <text:p text:style-name="P52"><text:soft-page-break/><text:span text:style-name="T2">Sat <text:s/>July 6, 2019 </text:span>5 miles<text:span text:style-name="T2"> <text:s/></text:span></text:p>
      <text:p text:style-name="P47">I did the same workout as on July 4, 2018 and May 19, 2019.</text:p>
      <text:p text:style-name="P52">Run: <text:span text:style-name="T2">4 miles on hilly roads averaging 8:59/mile</text:span></text:p>
      <text:p text:style-name="P52">Warm down:<text:span text:style-name="T2"> <text:s/>rest 2 minutes and ran 1 mile in 11:13/mile</text:span></text:p>
      <text:p text:style-name="P47">Sum of ascents: 267 feet, <text:s text:c="4"/>This is one of my fastest times on this course.</text:p>
      <text:p text:style-name="P47">Splits:</text:p>
      <text:p text:style-name="P47">July 4, 2018: <text:s text:c="3"/>9:18, 9:12, 8:41, 8:34 <text:s/>Average pace: 8:56</text:p>
      <text:p text:style-name="P47">May19, 2019: <text:s text:c="2"/>9:42, 9:12, 8:44, 8:16 Average pace: 8:59</text:p>
      <text:p text:style-name="P47">Today: <text:s text:c="13"/>9:58, 8:55, 8:55, 8:09 Average pace: 8:59 </text:p>
      <text:p text:style-name="P47"/>
      <text:p text:style-name="P47">Sun July 7, 2019 <text:span text:style-name="T1">no running</text:span> </text:p>
      <text:p text:style-name="P47"/>
      <text:p text:style-name="P47">Mon July 8, 2019 <text:span text:style-name="T1">5 miles <text:s/></text:span></text:p>
      <text:p text:style-name="P47">I ran with 11 other runners on the high school track.</text:p>
      <text:p text:style-name="P47"><text:span text:style-name="T1">warm up:</text:span> 1 mile in 9:37, rest 45s, 1 mile in 10:02, rest about 4 minutes</text:p>
      <text:p text:style-name="P47"><text:span text:style-name="T1">Run:</text:span> <text:s/>1 x 200m, 1 x 400m, 1 x 800m, 1 x 1200m, 1 x 200m,</text:p>
      <text:p text:style-name="P47">Times: 55s, 1:52, 3:57, 6:00 </text:p>
      <text:p text:style-name="P47">We jogged 200m after the first and last runs and 400m after all the others.</text:p>
      <text:p text:style-name="P52">Warm down: <text:span text:style-name="T2">400m jog.</text:span></text:p>
      <text:p text:style-name="P47"/>
      <text:p text:style-name="P52"><text:span text:style-name="T2">Tues July 9, 2019 </text:span>5 miles<text:span text:style-name="T2"> <text:s/></text:span></text:p>
      <text:p text:style-name="P47">I walked and ran 5 miles on slightly hilly roads and averaged 11:53/mile. </text:p>
      <text:p text:style-name="P47">I walked about a minute at the beginning of each ½ mile.</text:p>
      <text:p text:style-name="P47"/>
      <text:p text:style-name="P47">Wed July 10, 2019 <text:span text:style-name="T1">7.25 miles</text:span></text:p>
      <text:p text:style-name="P47"><text:span text:style-name="T1">In the morning </text:span>I walked and ran 4 miles on the high school track. I walked about 110 yards at the beginning of each half mile and averaged 10:57/mile.</text:p>
      <text:p text:style-name="P47">Walking pace: about 15:00/mile, Running pace about 10:20/mile</text:p>
      <text:p text:style-name="P47"><text:span text:style-name="T1">In the afternoon</text:span> I ran 3.25 miles with our running group on the high school track in near 90 degree temperatures. <text:s/>This run included 1 x 200m and 4 x 400m. <text:s/></text:p>
      <text:p text:style-name="P38"><text:span text:style-name="T7">Times: 58s for the 200m and about 2:00 for the 400's.</text:span> </text:p>
      <text:p text:style-name="P38"/>
      <text:p text:style-name="P47">Thur July 11, 2019 <text:s/><text:span text:style-name="T1">3 miles </text:span></text:p>
      <text:p text:style-name="P47">I ran and walked 3 miles on a treadmill. <text:s/>I walked 0.1 miles at the end of each half mile and averaged 10:57/mile. Running pace: 10:00/mi, Walking pace: 15:00/mi </text:p>
      <text:p text:style-name="P47"/>
      <text:p text:style-name="P47">Fri July 12, 2019 <text:span text:style-name="T1">4.5 miles</text:span> </text:p>
      <text:p text:style-name="P47">I ran 4 miles on hilly roads averaging 9:50/mile then I jogged 0.4 miles</text:p>
      <text:p text:style-name="P47"><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6"><text:soft-page-break/>Sat July 27, 2019 <text:span text:style-name="T1">5 miles</text:span> <text:s/></text:p>
      <text:p text:style-name="P56">I ran and walked 5 miles on hilly roads and averaged about 11:30/mile.</text:p>
      <text:p text:style-name="P56"/>
      <text:p text:style-name="P56">Sun July 28, 2019 <text:span text:style-name="T1">no running</text:span> </text:p>
      <text:p text:style-name="P56"/>
      <text:p text:style-name="P124">Mon July 29, 2019 <text:span text:style-name="T1">4.3 miles</text:span></text:p>
      <text:p text:style-name="P124">I ran with our running group on the Greendale Cemetery 510 meter loop.</text:p>
      <text:p text:style-name="P125">warm up: <text:span text:style-name="T2">1.3 miles</text:span></text:p>
      <text:p text:style-name="P125">Run: <text:span text:style-name="T2">1 x 200m (54s mainly downhill) and jog 300m</text:span></text:p>
      <text:p text:style-name="P126">5 x 510m with about a 300m jog between the runs</text:p>
      <text:p text:style-name="P126">My times: 2:34, 2:34, 2:29, 2:30, 2:21</text:p>
      <text:p text:style-name="P125">Warm down:<text:span text:style-name="T2"> 510m jog</text:span></text:p>
      <text:p text:style-name="P126"/>
      <text:p text:style-name="P125"><text:span text:style-name="T2">Tues July 30, 2019 </text:span>no running</text:p>
      <text:p text:style-name="P126"/>
      <text:p text:style-name="P124">Wed July 31, 2019 <text:span text:style-name="T1">5 miles</text:span></text:p>
      <text:p text:style-name="P124">I ran with our running group on the Greendale Cemetery 510 meter loop.</text:p>
      <text:p text:style-name="P125">warm up: <text:span text:style-name="T2">1 mile in 9:50, rest 2 minutes, 1 mile in 10:45, rest 7 minutes </text:span></text:p>
      <text:p text:style-name="P125">Run: <text:span text:style-name="T2">1 x 200m (54s mainly downhill) and jog 300m</text:span></text:p>
      <text:p text:style-name="P126">5 x 510m with about a 300m jog between the runs</text:p>
      <text:p text:style-name="P126">My times: 2:37, 2:29, 2:22, 2:24, 2:21</text:p>
      <text:p text:style-name="P125">Warm down:<text:span text:style-name="T2"> 510m jog</text:span></text:p>
      <text:p text:style-name="P126"/>
      <text:p text:style-name="P56">Thur Aug 1, 2019 <text:span text:style-name="T1">5 miles</text:span> <text:s/></text:p>
      <text:p text:style-name="P56">I walked and ran 5 miles on slightly hilly roads and averaged 11:20/mile. <text:s/>I walked about 6 minutes total during 4 walks. </text:p>
      <text:p text:style-name="P56"/>
      <text:p text:style-name="P56">Fri Aug 2, 2019 <text:span text:style-name="T1">6 miles</text:span> <text:s/></text:p>
      <text:p text:style-name="P56">I ran 4 miles on hilly roads and averaged 10:04/mile.</text:p>
      <text:p text:style-name="P56">After about 2 hours I walked and ran 2 miles on hilly roads.</text:p>
      <text:p text:style-name="P56"/>
      <text:p text:style-name="P57">In the last week: 25.3 miles</text:p>
      <text:p text:style-name="P57"/>
      <text:p text:style-name="P57"/>
      <text:p text:style-name="P57"/>
      <text:p text:style-name="P58"><text:soft-page-break/>Sat Aug 3, 2019 <text:span text:style-name="T1">5.8 miles</text:span></text:p>
      <text:p text:style-name="P58">I ran with our running group in Greendale Cemetery. <text:s/></text:p>
      <text:p text:style-name="P60">warm up: <text:s/><text:span text:style-name="T2">1.3 miles</text:span></text:p>
      <text:p text:style-name="P60">Run:<text:span text:style-name="T2"> 3 x 1.5 miles: The 1.5 mile course went up, down, up and down on the cemetery main road. <text:s/>There was a total ascent of 176 feet over the 1.5 miles. <text:s/>We rested about 4 minutes after the first and second runs.</text:span></text:p>
      <text:p text:style-name="P58">Times and paces for the runs: 15:11 (10:07/mile), 13:50 (9:13/mile), 13:04 (8:43/mi)</text:p>
      <text:p text:style-name="P58"/>
      <text:p text:style-name="P60"><text:span text:style-name="T2">Sun Aug 4, 2019 </text:span>no running<text:span text:style-name="T2"> <text:s/></text:span></text:p>
      <text:p text:style-name="P58"/>
      <text:p text:style-name="P58">Mon Aug 5, 2019 <text:s/><text:span text:style-name="T1">6.9 miles</text:span></text:p>
      <text:p text:style-name="P58">In the morning I ran 1 mile on a hill with a 250 foot ascent and no descent.</text:p>
      <text:p text:style-name="P58">In the afternoon I ran with our running group on the Greendale Cemetery loop.</text:p>
      <text:p text:style-name="P58"><text:span text:style-name="T1">warm up:</text:span> <text:s/>2.25 miles and rest about 8 minutes</text:p>
      <text:p text:style-name="P58"><text:span text:style-name="T1">Runs and my times:</text:span> </text:p>
      <text:p text:style-name="P58">1x255 m (½ loop = 255 m), 74s </text:p>
      <text:p text:style-name="P58">1x510 m (1 loop = 510 m), <text:s/>2:34 </text:p>
      <text:p text:style-name="P58">1x765 m (1.5 loops =765 m), 4:00</text:p>
      <text:p text:style-name="P58">1x765 m, 3:41 </text:p>
      <text:p text:style-name="P58">1x510 m, 2:21 </text:p>
      <text:p text:style-name="P58">1x255 m, 62s</text:p>
      <text:p text:style-name="P58">We jogged about 255m between the runs.</text:p>
      <text:p text:style-name="P58"><text:span text:style-name="T1">Warm down: </text:span>700m</text:p>
      <text:p text:style-name="P58"/>
      <text:p text:style-name="P58">Tues Aug 6, 2019 <text:span text:style-name="T1">4 miles</text:span></text:p>
      <text:p text:style-name="P58">I ran 4 miles on hilly roads and averaged 9:40/mi.</text:p>
      <text:p text:style-name="P58"/>
      <text:p text:style-name="P58">Wed Aug 7, 2019 <text:s/><text:span text:style-name="T1">5 miles</text:span></text:p>
      <text:p text:style-name="P58">I ran with our running group on the Greendale Cemetery loop.</text:p>
      <text:p text:style-name="P58"><text:span text:style-name="T1">warm up:</text:span> <text:s/>2.5 miles including 200m in 55s</text:p>
      <text:p text:style-name="P58"><text:span text:style-name="T1">Runs and my times:</text:span> </text:p>
      <text:p text:style-name="P58">1x255 m (½ loop = 255 m), 67s </text:p>
      <text:p text:style-name="P58">1x510 m (1 loop = 510 m), <text:s/>2:26 </text:p>
      <text:p text:style-name="P58">1x765 m (1.5 loops =765 m), 3:50</text:p>
      <text:p text:style-name="P58">We jogged about 255m after each run.</text:p>
      <text:p text:style-name="P58"><text:span text:style-name="T1">Warm down: </text:span>1.25 miles</text:p>
      <text:p text:style-name="P58"/>
      <text:p text:style-name="P58">Thur Aug 8, 2019 <text:span text:style-name="T1">no running</text:span></text:p>
      <text:p text:style-name="P47"><text:span text:style-name="T8">Fri Aug 9, 2019 </text:span><text:span text:style-name="T9">no running</text:span></text:p>
      <text:p text:style-name="P60">In the past week: 21.7 miles</text:p>
      <text:p text:style-name="P60"><text:soft-page-break/></text:p>
      <text:p text:style-name="P38">Sat Aug 10, 2019 <text:span text:style-name="T1">10.6 miles</text:span> </text:p>
      <text:p text:style-name="P38">I ran 10 miles around Tamarack Lake with Tim Dunn.</text:p>
      <text:p text:style-name="P38">The first 1.5 miles goes up 324 feet. The course has a total ascent of about 525 feet. Our time was 1:35:10 and we averaged about 9:30/mile. After the first 1.5 miles uphill we averaged about 9:06/mile.</text:p>
      <text:p text:style-name="P38"><text:span text:style-name="T1">Warm down:</text:span> <text:s/>After 20 minutes I jogged 0.6 miles.</text:p>
      <text:p text:style-name="P38"/>
      <text:p text:style-name="P38">Sun Aug 11, 2019 <text:span text:style-name="T1">no running</text:span> </text:p>
      <text:p text:style-name="P38"/>
      <text:p text:style-name="P38">Mon Aug 12, 2019 <text:span text:style-name="T1">7 miles</text:span></text:p>
      <text:p text:style-name="P38">I ran with our running group on the Greendale Cemetery 510 meter loop.</text:p>
      <text:p text:style-name="P38"><text:span text:style-name="T1">warm up:</text:span> 3 miles at about 10:30/mile and rest 2 minutes.</text:p>
      <text:p text:style-name="P43">Run: <text:span text:style-name="T2">1 x 200 meters and 7 x 510 meters with a 300 meter jog between the runs.</text:span></text:p>
      <text:p text:style-name="P38">Times for runs: 55s, 2:41, 2:35, 2:31, 2:24, 2:22, 2:11.2(6:54/mile pace), 2:31 </text:p>
      <text:p text:style-name="P38">The times between the runs averaged about 3:40.</text:p>
      <text:p text:style-name="P43">Warm down: <text:span text:style-name="T2">510 meters</text:span></text:p>
      <text:p text:style-name="P38"/>
      <text:p text:style-name="P43"><text:span text:style-name="T2">Tues Aug 13, 2019 </text:span>no running</text:p>
      <text:p text:style-name="P43"/>
      <text:p text:style-name="P38">Wed <text:s/>Aug 14, 2019 <text:span text:style-name="T1">6 miles</text:span></text:p>
      <text:p text:style-name="P38">I ran with our running group on the Greendale Cemetery 510 meter loop.</text:p>
      <text:p text:style-name="P38"><text:span text:style-name="T1">warm up:</text:span> 2 miles at about 11:00/mile and rest a few minutes.</text:p>
      <text:p text:style-name="P43">Run: <text:span text:style-name="T2">1 x 200 meters and 7 x 510 meters with a 300 meter jog between the runs.</text:span></text:p>
      <text:p text:style-name="P38">Times for runs: 52s, 2:35, 2:33, 2:32, 2:29, 2:27, 2:25, 2:15 </text:p>
      <text:p text:style-name="P38">The times between the runs averaged about 3:40.</text:p>
      <text:p text:style-name="P43">Warm down: <text:span text:style-name="T2">510 meters</text:span></text:p>
      <text:p text:style-name="P38"/>
      <text:p text:style-name="P43"><text:span text:style-name="T2">Thur Aug 15, 2019 </text:span>4.2 miles<text:span text:style-name="T2"> <text:s/></text:span></text:p>
      <text:p text:style-name="P38">I ran 4 miles and averaged 9:50/mile. <text:s/>The run included 2.2 miles on hilly roads and 2 miles on the college track. </text:p>
      <text:p text:style-name="P38"/>
      <text:p text:style-name="P38">Fri Aug 16, 2019 <text:span text:style-name="T1">3 miles</text:span> </text:p>
      <text:p text:style-name="P38">I ran 3 miles on hilly roads and averaged 9:15/mile.</text:p>
      <text:p text:style-name="P38"/>
      <text:p text:style-name="P43">In the past week: 30.6 miles </text:p>
      <text:p text:style-name="P43"/>
      <text:p text:style-name="P43"/>
      <text:p text:style-name="P43"><text:soft-page-break/></text:p>
      <text:p text:style-name="P38">Sat Aug 17, 2019 <text:span text:style-name="T1">3 miles</text:span></text:p>
      <text:p text:style-name="P38">I ran 3 miles on hilly roads and averaged 8:56/mile.</text:p>
      <text:p text:style-name="P38"/>
      <text:p text:style-name="P38">Sun Aug 18, 2019 <text:span text:style-name="T1">no running </text:span></text:p>
      <text:p text:style-name="P43"/>
      <text:p text:style-name="P38">Mon Aug 19, 2019 <text:span text:style-name="T1">4 miles</text:span> <text:s/></text:p>
      <text:p text:style-name="P38">I walked 0.1 miles at the beginning of each ½ mile and averaged 12:00/mile for 4 miles.</text:p>
      <text:p text:style-name="P38"/>
      <text:p text:style-name="P38">Tues Aug 20, 2019 <text:span text:style-name="T1">5 miles</text:span> <text:s/></text:p>
      <text:p text:style-name="P38">I ran 5 miles and averaged 9:46/mile. <text:s/>The middle mile was in 9:30 on the Allegheny track. <text:s/>The other 4 miles were on hilly roads.</text:p>
      <text:p text:style-name="P38"/>
      <text:p text:style-name="P38">Wed Aug 21, 2019 <text:s/><text:span text:style-name="T1">6 miles</text:span></text:p>
      <text:p text:style-name="P38">I ran with 4 other runners on the 510 meter loop in Greendale Cemetery.</text:p>
      <text:p text:style-name="P43">warm up: <text:s/><text:span text:style-name="T2">2 miles at about 11:00/mile and rest a few minutes</text:span></text:p>
      <text:p text:style-name="P43">Run:<text:span text:style-name="T2"> </text:span></text:p>
      <text:p text:style-name="P38">1 x 200m in 55s with a 200m jog after</text:p>
      <text:p text:style-name="P38">2 x 510m in 2:34 and 2:35 with a 300m jog after each</text:p>
      <text:p text:style-name="P38">2 x 1020m in 5:11 and 5:17 with a 510m jog after each</text:p>
      <text:p text:style-name="P38">1 x 510m in 2:25 with a 510 m jog after</text:p>
      <text:p text:style-name="P38"/>
      <text:p text:style-name="P38">Thur Aug 22, 2019 <text:span text:style-name="T1">5 miles</text:span> <text:s text:c="3"/></text:p>
      <text:p text:style-name="P38">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8">Tuesday's splits: <text:s/>10:17, 9:36, 9:30, 10:00, 9:29<text:tab/></text:p>
      <text:p text:style-name="P38">Today's splits: <text:s text:c="5"/>11:06, 9:46, 9:34, <text:s/>9:29, 8:54</text:p>
      <text:p text:style-name="P38"/>
      <text:p text:style-name="P38">Fri Aug 23, 2019 <text:span text:style-name="T1">4 miles</text:span> <text:s text:c="2"/></text:p>
      <text:p text:style-name="P38">I ran 4 miles on roads that were slightly hillier than the 4 miles of roads that I ran yesterday and on Tuesday. <text:s/>I averaged 9:37/mile which was faster today. <text:s text:c="2"/></text:p>
      <text:p text:style-name="P38"/>
      <text:p text:style-name="P43">In the past week: 27 miles</text:p>
      <text:p text:style-name="P38"/>
      <text:p text:style-name="P38"/>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8"><text:soft-page-break/>Sat Aug 31, 2019 <text:span text:style-name="T1">8 miles </text:span></text:p>
      <text:p text:style-name="P58">I ran the<text:span text:style-name="T1"> </text:span>Stop, Drop and Run 10K Run that started and finished at the Barnegat Municipal Dock in Barnegat, NJ</text:p>
      <text:p text:style-name="P60">warm up: <text:span text:style-name="T2">2 miles at various paces</text:span></text:p>
      <text:p text:style-name="P60">Run:<text:span text:style-name="T2"> After the halfway point I passed about 5 runners and came in 14</text:span><text:span text:style-name="T6">th</text:span><text:span text:style-name="T2"> out of 41 runners. <text:s/>Final time and average pace: 53:58 (8:41/mile)</text:span></text:p>
      <text:p text:style-name="P58">Mile splits: 8:58, 8:49, 8:43, 8:31, 8:40, 8:30</text:p>
      <text:p text:style-name="P58"/>
      <text:p text:style-name="P60"><text:span text:style-name="T2">Sun Sept 1, 2019 <text:s/></text:span>no running </text:p>
      <text:p text:style-name="P58">We drove home 460 miles.</text:p>
      <text:p text:style-name="P58"/>
      <text:p text:style-name="P58">Mon Sept 2, 2019 <text:span text:style-name="T1">5 miles</text:span> <text:s/></text:p>
      <text:p text:style-name="P58">I ran 5 miles out and back on hilly roads and averaged 10:35/mile. The sum of all the ascents along the course is about 380 feet.</text:p>
      <text:p text:style-name="P58"/>
      <text:p text:style-name="P58">Tues Sept 3, 2019 <text:span text:style-name="T1">1 mile</text:span> </text:p>
      <text:p text:style-name="P58">I jogged ½ mile to the Wise Center. <text:s/>At center I used weight machines for a full body workout. Then I jogged ½ mile home.</text:p>
      <text:p text:style-name="P58"/>
      <text:p text:style-name="P58">Wed Sept 4, 2019 <text:span text:style-name="T1">6.5 miles</text:span></text:p>
      <text:p text:style-name="P58">I ran on the Greendale Cemetery loop with 4 other runners.</text:p>
      <text:p text:style-name="P60">warm up: <text:s text:c="2"/><text:span text:style-name="T2">0.3 mile jog to the cemetery</text:span></text:p>
      <text:p text:style-name="P58">2 miles on the 510 meter loop averaging about 10:25/mile</text:p>
      <text:p text:style-name="P58">a few minute rest and then a 510 meter jog followed by a few minute rest</text:p>
      <text:p text:style-name="P60">Run:<text:span text:style-name="T2"> <text:s/>1 x 200m, Time: 57s, <text:s/>jog 200m </text:span></text:p>
      <text:p text:style-name="P58">2 x 510m, Times: 2:43, 2:38, jog 300m after each</text:p>
      <text:p text:style-name="P58">2 x 1020m, Times: (2:40+2:34) = 5:14, (2:31+2:26) = 4:57, jog 510m after each</text:p>
      <text:p text:style-name="P58">1 x 510m, Time: 2:15.8, jog 510m</text:p>
      <text:p text:style-name="P58">Running got easier for me as I ran. That's why my times got faster as I ran. <text:s/>That's also why I need to take a long warm up before racing and running intervals.</text:p>
      <text:p text:style-name="P58">Note: 1020m in 4:57 is 7:49/mile, <text:s/>510m in 2:15.8 is 7:07/mile <text:s/></text:p>
      <text:p text:style-name="P58"/>
      <text:p text:style-name="P58">Thurs <text:s/>Sept 5, 2019 <text:span text:style-name="T1">1 mile</text:span> </text:p>
      <text:p text:style-name="P58">I jogged ½ mile to the Wise Center. <text:s/>At the center I used weight machines for about 20 minutes for a full body workout. Then I jogged ½ mile home. <text:s/></text:p>
      <text:p text:style-name="P58"/>
      <text:p text:style-name="P58">Fri Sept 6, 2019 <text:span text:style-name="T1">4.5 miles</text:span></text:p>
      <text:p text:style-name="P58">I ran 4.5 miles on hilly roads and averaged 9:02/mile. The last ½ mile was in 4:00.</text:p>
      <text:p text:style-name="P58"/>
      <text:p text:style-name="P60">In the past week: 26 miles <text:s/></text:p>
      <text:p text:style-name="P38"><text:soft-page-break/>Sat Sept 7, 2019 <text:span text:style-name="T1">5 miles</text:span> <text:s/></text:p>
      <text:p text:style-name="P38">I ran 6 x ½ mile with a ¼ mile jog before each ½ mile run and a ½ mile jog after the last ½ mile run. <text:s/>The jogs were at about 12:30/mile pace.</text:p>
      <text:p text:style-name="P43">½ mile times: <text:span text:style-name="T2">The first 3 averaged 4:20 and the second 3 averaged 3:57.</text:span></text:p>
      <text:p text:style-name="P38"/>
      <text:p text:style-name="P38">Sun Sept 8, 2019 <text:span text:style-name="T1">1 mile</text:span> </text:p>
      <text:p text:style-name="P38">I ran ½ mile down to the Wise Center in 4:44. <text:s/>At the center I used weight machines for about 22 minutes for a full body workout. Then I ran uphill ½ mile home in 6:25. </text:p>
      <text:p text:style-name="P38"/>
      <text:p text:style-name="P38">Mon Sept 9, 2019 <text:span text:style-name="T1">3.75 miles</text:span> </text:p>
      <text:p text:style-name="P38">I ran with 6 other runners on the high school track.</text:p>
      <text:p text:style-name="P38"><text:span text:style-name="T1">warm up:</text:span> 1.75 miles at various paces</text:p>
      <text:p text:style-name="P38"><text:span text:style-name="T1">Run:</text:span> 1 x 200m in 57s followed by a 200m jog</text:p>
      <text:p text:style-name="P38">4 x 400m run with a 200m jog between the runs</text:p>
      <text:p text:style-name="P38">Times: 1:58, 1:57, 2:01, 1:52</text:p>
      <text:p text:style-name="P38">The jogs were at about 12:00/mile.</text:p>
      <text:p text:style-name="P38"><text:span text:style-name="T1">Warm down: </text:span><text:s/>400m jog</text:p>
      <text:p text:style-name="P38"/>
      <text:p text:style-name="P38">Tues Sept 10, 2019 <text:span text:style-name="T1">no running</text:span></text:p>
      <text:p text:style-name="P38"/>
      <text:p text:style-name="P38">Wed <text:s/>Sept 11, 2019 <text:span text:style-name="T1">5 miles</text:span></text:p>
      <text:p text:style-name="P38">I ran with 5 other runners on the high school track.</text:p>
      <text:p text:style-name="P38"><text:span text:style-name="T1">warm up:</text:span> <text:s/>3 miles at various paces including 2 x 200m in 57s and 62s</text:p>
      <text:p text:style-name="P38"><text:span text:style-name="T1">Run:</text:span> 3200m in (8:00 + 8:05) = 16:05 </text:p>
      <text:p text:style-name="P38"/>
      <text:p text:style-name="P38">Thur Sept 12, 2019 <text:span text:style-name="T1">no running</text:span></text:p>
      <text:p text:style-name="P38">We flew to San Diego California for a wedding.</text:p>
      <text:p text:style-name="P38"/>
      <text:p text:style-name="P38">Fri Sept 13, 2019 <text:span text:style-name="T1">3 miles</text:span></text:p>
      <text:p text:style-name="P38">I ran 3 miles on a sidewalk that went along the Pacific Ocean shoreline in </text:p>
      <text:p text:style-name="P38">La Jolla Ca.</text:p>
      <text:p text:style-name="P38"/>
      <text:p text:style-name="P43">In the past week: 17.8 miles</text:p>
      <text:p text:style-name="P38"/>
      <text:p text:style-name="P38"/>
      <text:p text:style-name="P38"/>
      <text:p text:style-name="P38"/>
      <text:p text:style-name="P62"><text:soft-page-break/>Sat Sept 14, 2019 <text:span text:style-name="T1">3 miles</text:span> <text:s/></text:p>
      <text:p text:style-name="P62">I ran 3 miles on a sidewalk that went along the Pacific Ocean shoreline in </text:p>
      <text:p text:style-name="P62">La Jolla Ca.</text:p>
      <text:p text:style-name="P62"/>
      <text:p text:style-name="P62">Sun Sept 15, 2019 <text:span text:style-name="T1">no running</text:span></text:p>
      <text:p text:style-name="P63"/>
      <text:p text:style-name="P63"><text:span text:style-name="T2">Mon Sept 16, 2019 </text:span>no running </text:p>
      <text:p text:style-name="P62">We flew home.</text:p>
      <text:p text:style-name="P62"/>
      <text:p text:style-name="P62">Tues Sept 17, 2019 <text:span text:style-name="T1">4 miles</text:span></text:p>
      <text:p text:style-name="P62">I walked 4 x ¼ mile during the 4 miles and averaged 12:15/mile. <text:s/>The ratio of walking to running distances was 1/3. </text:p>
      <text:p text:style-name="P62"/>
      <text:p text:style-name="P62">Wed Sept 18, 2019 <text:span text:style-name="T1">5 miles </text:span></text:p>
      <text:p text:style-name="P62">I walked and ran 5 miles on hilly roads and grass and averaged 13:30/mile.</text:p>
      <text:p text:style-name="P62"/>
      <text:p text:style-name="P63">I am thinking about walk/run routines I could use in a long run.</text:p>
      <text:p text:style-name="P63"/>
      <text:p text:style-name="P62">Thurs <text:s/>Sept 19, 2019 <text:span text:style-name="T1">5 miles </text:span></text:p>
      <text:p text:style-name="P62">I walked and ran 5 miles on hilly roads and averaged 13:00/mile.</text:p>
      <text:p text:style-name="P62"/>
      <text:p text:style-name="P62">Fri <text:s/>Sept 20, 2019 <text:span text:style-name="T1">5 miles </text:span></text:p>
      <text:p text:style-name="P62">I walked and ran 5 miles on hilly roads and averaged 13:15/mile.</text:p>
      <text:p text:style-name="P62"/>
      <text:p text:style-name="P62"/>
      <text:p text:style-name="P62"/>
      <text:p text:style-name="P63">In the past week: 22 miles</text:p>
      <text:p text:style-name="P63"/>
      <text:p text:style-name="P38"><text:soft-page-break/>Sat Sept 21, 2019 <text:span text:style-name="T1">6 miles </text:span></text:p>
      <text:p text:style-name="P38">I walked and ran 5 miles on hilly roads and averaged 13:15/mile.</text:p>
      <text:p text:style-name="P38"/>
      <text:p text:style-name="P38">Sun Sept 22, 2019 <text:span text:style-name="T1">1 mile</text:span> <text:s text:c="2"/></text:p>
      <text:p text:style-name="P38">Half mile run down to the Wise Center.</text:p>
      <text:p text:style-name="P38">I used 15 weight machines and did crunches and push ups for a full body workout in 19 minutes.</text:p>
      <text:p text:style-name="P38">Rest 1:15 and a half mile run uphill in 6:18</text:p>
      <text:p text:style-name="P38"/>
      <text:p text:style-name="P38">Mon Sept 23, 2019 <text:span text:style-name="T1">9.35 miles <text:s/></text:span></text:p>
      <text:p text:style-name="P38">In the morning I walked and ran 7.35 miles on hilly roads and averaged 13:12/mile. In the afternoon I ran 2 miles on the high school track at various paces with some of the run at about 9:00/mile. </text:p>
      <text:p text:style-name="P38"/>
      <text:p text:style-name="P38">Tues Sept 24, 2019 <text:span text:style-name="T1">1 mile</text:span> <text:s/></text:p>
      <text:p text:style-name="P38">Half mile run down to the Wise Center.</text:p>
      <text:p text:style-name="P38">I used 15 weight machines and did crunches and push ups for a full body workout in 17 minutes.</text:p>
      <text:p text:style-name="P38">for Rest about 1 minute and a half mile run uphill in 5:48</text:p>
      <text:p text:style-name="P38"/>
      <text:p text:style-name="P38">Wed Sept 25, 2019 <text:span text:style-name="T1">9.1 miles</text:span></text:p>
      <text:p text:style-name="P38">In the morning I walked about 0.1 mile during each mile and averaged 12:18/mile 6 miles on hilly roads.</text:p>
      <text:p text:style-name="P38">In the afternoon I ran with 5 other runners on the high school track.</text:p>
      <text:list xml:id="list6707895169327964151" text:style-name="L2">
        <text:list-item>
          <text:list>
            <text:list-header>
              <text:p text:style-name="P159">1.75 mile warm up at about 10:00/mile and rest a few minutes</text:p>
              <text:p text:style-name="P159">1 x 200, 4 x 400, 1 x 200 with about a 350m jog after each run. <text:s/></text:p>
              <text:p text:style-name="P159">Times: 57s, 2:00, 1:58, 2:01, 1:59, 57s</text:p>
            </text:list-header>
          </text:list>
        </text:list-item>
      </text:list>
      <text:p text:style-name="P38"/>
      <text:p text:style-name="P38">Thur Sept 26, 2019 <text:span text:style-name="T1">5 miles</text:span></text:p>
      <text:p text:style-name="P40">I walked and ran 5 miles on hilly roads and averaged 13:08/mile.</text:p>
      <text:p text:style-name="P38"/>
      <text:p text:style-name="P38">Fri Sept 27, 2019 <text:span text:style-name="T1">5 miles</text:span> <text:s/></text:p>
      <text:p text:style-name="P39"><text:span text:style-name="T1">warm up:</text:span> 1 mile to the Allegheny College track in 9:40 and rested 4 minutes.</text:p>
      <text:p text:style-name="P39"><text:span text:style-name="T1">Run:</text:span> 3 miles on the track in 26:11. I ran slightly wide on the turns so each lap was ¼ mile. Splits: 8:55, 8:53, 8:23</text:p>
      <text:p text:style-name="P39">The ¼ mile splits for the last mile: 2:11, 2:09, 2:06, 1:57</text:p>
      <text:p text:style-name="P44">Warm down: <text:span text:style-name="T2">rest a few minutes and jog 1 mile home</text:span></text:p>
      <text:p text:style-name="P44">In the past week:<text:span text:style-name="T2"> </text:span>36.5 miles</text:p>
      <text:p text:style-name="P39"><text:soft-page-break/>Sat Sept 28, 2019 <text:span text:style-name="T1">6.25 miles</text:span> <text:s/></text:p>
      <text:p text:style-name="P39"><text:span text:style-name="T1">Run: </text:span>I ran 5.75 miles with Jim Fitch and averaged 10:45 including the uphill first mile in 12:02 and downhill last ½ mile in 4:45.</text:p>
      <text:p text:style-name="P44">Warm down: <text:span text:style-name="T2">After talking for a while I jogged ½ mile home.</text:span></text:p>
      <text:p text:style-name="P39"/>
      <text:p text:style-name="P44"><text:span text:style-name="T2">Sun Sept 29, 2019 </text:span>6 miles<text:span text:style-name="T2"> <text:s/></text:span></text:p>
      <text:p text:style-name="P39">I ran 6 miles out and back on a course with a total ascent of 443 feet.</text:p>
      <text:p text:style-name="P39">Splits: 10:01, 10:00, 9:57, 10:00, 9:51, 7:57 <text:s/>Average pace: 9:38</text:p>
      <text:p text:style-name="P39">I tried to run about 10:00 for each of the first 5 miles.</text:p>
      <text:p text:style-name="P39"/>
      <text:p text:style-name="P39">Mon Sept 30, 2019 <text:span text:style-name="T1">5 miles</text:span> </text:p>
      <text:p text:style-name="P39">I ran with 4 other runners on the high school track</text:p>
      <text:p text:style-name="P39"><text:span text:style-name="T1">warm up:</text:span> 2 miles in 10:15 + 9:34 = 19:49 and rest a few minutes</text:p>
      <text:p text:style-name="P44">Run: <text:s/><text:span text:style-name="T2">2 x 200m, 6 x 400m with a 200m jog after each. <text:s/></text:span></text:p>
      <text:p text:style-name="P39">Times: 58s, 1:02, 2:02, 2:00, 2:02, 1:54, 2:02, 1:59</text:p>
      <text:p text:style-name="P44">Warm down: <text:span text:style-name="T2">jog</text:span> <text:span text:style-name="T2">600m </text:span></text:p>
      <text:p text:style-name="P39"/>
      <text:p text:style-name="P44"><text:span text:style-name="T2">Tues Oct 1, 2019 </text:span>5 miles<text:span text:style-name="T2"> </text:span></text:p>
      <text:p text:style-name="P39">I walked and ran 5 miles on hilly roads and averaged 13:00/mile.</text:p>
      <text:p text:style-name="P39"/>
      <text:p text:style-name="P44"><text:span text:style-name="T2">Wed Oct 2, 2019 </text:span>4.75 miles<text:span text:style-name="T2"> <text:s text:c="2"/></text:span></text:p>
      <text:p text:style-name="P39">I ran on the high school track with 6 other runners.</text:p>
      <text:p text:style-name="P44">warm up: <text:s/><text:span text:style-name="T2">2.25 miles at about 10:20/mile, 1 x 200 in 64s, and jog 200m</text:span></text:p>
      <text:p text:style-name="P44">Run: <text:span text:style-name="T2">2 miles in 16:11, Splits: 8:12, 7:59</text:span></text:p>
      <text:p text:style-name="P44">warm down: <text:span text:style-name="T2">400m jog</text:span></text:p>
      <text:p text:style-name="P39"/>
      <text:p text:style-name="P44"><text:span text:style-name="T2">Thur Oct 3, 2019 </text:span>7.35 miles<text:span text:style-name="T2"> <text:s/></text:span></text:p>
      <text:p text:style-name="P39">I ran and walked 7.35 miles on hilly roads and averaged 12:30/mile.</text:p>
      <text:p text:style-name="P39"/>
      <text:p text:style-name="P39">Fri Oct 4, 2019 <text:span text:style-name="T1">6 miles</text:span> <text:s/></text:p>
      <text:p text:style-name="P39">I ran 6 miles on a hilly course and averaged 11:23/mile.</text:p>
      <text:p text:style-name="P39"/>
      <text:p text:style-name="P39"/>
      <text:p text:style-name="P39"/>
      <text:p text:style-name="P44">In the past week: 40.35 miles</text:p>
      <text:p text:style-name="P44"/>
      <text:p text:style-name="P44"/>
      <text:p text:style-name="P44"/>
      <text:p text:style-name="P44"><text:soft-page-break/><text:span text:style-name="T2">Sat Oct 5, 2019</text:span> 16 miles <text:s text:c="2"/></text:p>
      <text:p text:style-name="P39">I ran and walked 16 miles with Jim Fitch on somewhat hilly roads. <text:s/></text:p>
      <text:p text:style-name="P39">5 miles averaging 13:17/mile and rest about 4 minutes</text:p>
      <text:p text:style-name="P39">5 miles averaging 12:58/mile and rest about 4 minutes</text:p>
      <text:list xml:id="list5756748256555442482" text:style-name="L3">
        <text:list-item>
          <text:list>
            <text:list-header>
              <text:p text:style-name="P160">5.5 miles averaging 12:27/mile</text:p>
              <text:p text:style-name="P160">After resting a few minutes I jogged ½ mile home.</text:p>
            </text:list-header>
          </text:list>
        </text:list-item>
      </text:list>
      <text:p text:style-name="P39"/>
      <text:p text:style-name="P39">Sun Oct 6, 2019 <text:span text:style-name="T1">no running</text:span> <text:s/></text:p>
      <text:p text:style-name="P39"/>
      <text:p text:style-name="P39">Mon Oct 7, 2019 <text:span text:style-name="T1">9.6 miles</text:span></text:p>
      <text:p text:style-name="P39"><text:span text:style-name="T1">In the morning I ran and walked 7 miles on hilly roads. </text:span><text:s/></text:p>
      <text:p text:style-name="P39">I ran the first 2 miles without walking and averaged 10:30/mile. <text:s/>For the last 5 miles I walked 0.2 miles at the beginning of each ½ mile and ran the rest. The average pace while I was walking and running was about 13:00/mile.</text:p>
      <text:p text:style-name="P44">In the afternoon I ran and jogged 3.6 miles on the high school track.</text:p>
      <text:p text:style-name="P39">The workout included a 1.5 mile warm up and: 1 x 200m (66s), 1 x 400m (2:27), 1 x 800m (4:56), 1 x 400m (2:30), 1 x 200m (60s). </text:p>
      <text:p text:style-name="P39">I jogged 200m or 400m after each run, and warmed down with a 400m jog. </text:p>
      <text:p text:style-name="P39"/>
      <text:p text:style-name="P39">Tues Oct 8, 2019 <text:s/><text:span text:style-name="T1">no running</text:span></text:p>
      <text:p text:style-name="P44"/>
      <text:p text:style-name="P39">Wed Oct 9, 2019 <text:span text:style-name="T1">7.75 miles</text:span></text:p>
      <text:p text:style-name="P39"><text:span text:style-name="T1">In the early afternoon I ran and walked 4 miles on hilly roads. </text:span><text:s/></text:p>
      <text:p text:style-name="P39">The first 2 miles I ran without walking and averaged 9:41/mile.</text:p>
      <text:p text:style-name="P39">The next 2 miles I walked 0.2 miles at the beginning of each ½ mile and averaged: 13:03/mile</text:p>
      <text:p text:style-name="P44">In late afternoon I ran with 6 other runners on the high school track.</text:p>
      <text:p text:style-name="P39"><text:span text:style-name="T1">warm up:</text:span> 1.5 miles at <text:s/>about 10:00/mile and rest a few minutes</text:p>
      <text:p text:style-name="P39"><text:span text:style-name="T1">Run:</text:span> 2 x 200m in 58s and 59s and 4 x 400 in 2:03, 2:00, 1:58, 1:59</text:p>
      <text:p text:style-name="P39">We jogged 200m after each run and another 400m at the end to warm down.</text:p>
      <text:p text:style-name="P39"/>
      <text:p text:style-name="P39">Thurs Oct 10, 2019 <text:span text:style-name="T1">no running</text:span> <text:s text:c="2"/></text:p>
      <text:p text:style-name="P39"/>
      <text:p text:style-name="P39">Fri Oct 11, 2019 7 miles</text:p>
      <text:p text:style-name="P39">I ran 7 miles on hilly roads and averaged 11:03/mile</text:p>
      <text:p text:style-name="P39"/>
      <text:p text:style-name="P39"><text:span text:style-name="T1">In the past week: 40.4 miles</text:span> </text:p>
      <text:p text:style-name="P39"/>
      <text:p text:style-name="P64"><text:soft-page-break/>I signed up for the Erie Endurance Run next Saturday October 19. <text:s/>I am not going to run too much leading up to that event.</text:p>
      <text:p text:style-name="P64"/>
      <text:p text:style-name="P65">Sat Oct 12, 2019 <text:span text:style-name="T1">no running</text:span></text:p>
      <text:p text:style-name="P65"/>
      <text:p text:style-name="P65">Sun Oct 13, 2019 <text:span text:style-name="T1">3</text:span> <text:span text:style-name="T1">miles</text:span> <text:s text:c="2"/></text:p>
      <text:p text:style-name="P65">I ran 3 miles on hilly roads and averaged 11:04/mile.</text:p>
      <text:p text:style-name="P65"/>
      <text:p text:style-name="P65">Mon Oct 14, 2019 <text:span text:style-name="T1">2.5 miles</text:span> <text:s/></text:p>
      <text:p text:style-name="P65">I ran and jogged 2.5 miles</text:p>
      <text:p text:style-name="P65"/>
      <text:p text:style-name="P65">Tues Oct 15, 2019 <text:span text:style-name="T1">no running</text:span> <text:s text:c="2"/></text:p>
      <text:p text:style-name="P65"/>
      <text:p text:style-name="P65">Wed Oct 16, 2019 <text:span text:style-name="T1">2 miles </text:span></text:p>
      <text:p text:style-name="P65">I ran and jogged 2 miles</text:p>
      <text:p text:style-name="P65"/>
      <text:p text:style-name="P65">Thur Oct 17, 2019 <text:span text:style-name="T1">2.5 miles</text:span></text:p>
      <text:p text:style-name="P65">I ran 2.5 miles on the Wise Center indoor track.</text:p>
      <text:p text:style-name="P65">Splits: 10:20, 10:47, 5:29</text:p>
      <text:p text:style-name="P65"/>
      <text:p text:style-name="P65">Fri Oct 18, 2019 <text:span text:style-name="T1">2.5 miles</text:span> </text:p>
      <text:p text:style-name="P65">I ran 2.5 miles on a treadmill at the Wise Center.</text:p>
      <text:p text:style-name="P65"/>
      <text:p text:style-name="P65"/>
      <text:p text:style-name="P64">In the past week: 12.5 miles</text:p>
      <text:p text:style-name="P64"/>
      <text:p text:style-name="P48">Sat Oct 19, 2019 <text:s/><text:span text:style-name="T1">23.1 miles</text:span> </text:p>
      <text:p text:style-name="P48">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6"><text:soft-page-break/><text:span text:style-name="T2">Sat Nov 16, 2019 </text:span>5.5 miles <text:s/></text:p>
      <text:p text:style-name="P69">I ran on a Wise Center treadmill.</text:p>
      <text:p text:style-name="P66">warm up: <text:s/><text:span text:style-name="T2">1 mile in 9:11 at various paces some as fast as 8:35/mile</text:span></text:p>
      <text:p text:style-name="P66">Run:<text:span text:style-name="T2"> 1 x ½ mile, 4 x ¼ mile, 1 x ½ mile. <text:s/>I jogged ¼ mile before each run. The jogging pace was about 12:00/mile.</text:span></text:p>
      <text:p text:style-name="P69">Times for runs: 4:00, 2:00, 2:00 (147bpm), 2:00, 2:00 (148bpm), 4:00 (153bpm)</text:p>
      <text:p text:style-name="P69">The 3 pulse rates given are the pulses at the end of a run.</text:p>
      <text:p text:style-name="P66">Warm down:<text:span text:style-name="T2"> ½ mile in in 6:00. <text:s text:c="2"/></text:span></text:p>
      <text:p text:style-name="P69"/>
      <text:p text:style-name="P66"><text:span text:style-name="T2">Sun Nov 17, 2019 </text:span>no running<text:span text:style-name="T2"> <text:s/></text:span></text:p>
      <text:p text:style-name="P69"/>
      <text:p text:style-name="P66"><text:span text:style-name="T2">Mon Nov 18, 2019 </text:span>6 miles <text:span text:style-name="T2"><text:s/></text:span></text:p>
      <text:p text:style-name="P66">warm up:<text:span text:style-name="T2"> ½ mile run down to the Wise Center, and a few minute rest </text:span></text:p>
      <text:p text:style-name="P66">Run:<text:span text:style-name="T2"> <text:s/>5 miles in 44:35 or 8:55/mile</text:span></text:p>
      <text:p text:style-name="P69">Mile splits and pulses at the end of each mile:</text:p>
      <text:p text:style-name="P69">9:19 (143 bpm), 9:04 (144 bpm), 8:57 (1:50 bpm), 8:50 (155 bpm), 8:25 (163 bpm)</text:p>
      <text:p text:style-name="P69">The last ¼ mile was in 2:01.</text:p>
      <text:p text:style-name="P66">Warm down:<text:span text:style-name="T2"> ½ mile in about 6:00</text:span></text:p>
      <text:p text:style-name="P69"/>
      <text:p text:style-name="P66"><text:span text:style-name="T2">Tues Nov 19, 2019 </text:span>6.9 miles<text:span text:style-name="T2"> <text:s/></text:span></text:p>
      <text:p text:style-name="P69"><text:span text:style-name="T1">warm up: </text:span>0.6 miles down to the Wise Center<text:span text:style-name="T1"> </text:span>and 0.05 mile lead into a 6 mile run on a Wise Center treadmill. <text:s text:c="2"/></text:p>
      <text:p text:style-name="P70"><text:span text:style-name="T1">Run:</text:span> 6 miles in 56:50 or 9:28/mile</text:p>
      <text:p text:style-name="P70">Splits and pulses at the end of each mile:</text:p>
      <text:p text:style-name="P69">9:30 (133bpm), 9:22 (137bpm), 9:36 (140bpm), 9:30 (142bpm), 9:23 (144bpm)</text:p>
      <text:p text:style-name="P69">9:29 (145bpm)</text:p>
      <text:p text:style-name="P69"><text:span text:style-name="T1">Warm down:</text:span> <text:s/>1/4 mile in about 2:40</text:p>
      <text:p text:style-name="P69"/>
      <text:p text:style-name="P69">Wed Nov 20, 2019 <text:s/><text:span text:style-name="T1">no running</text:span> <text:s/></text:p>
      <text:p text:style-name="P69"/>
      <text:p text:style-name="P69">Thur Nov 21, 2019 <text:span text:style-name="T1">2.85 miles</text:span></text:p>
      <text:p text:style-name="P69">I ran on a Wise Center treadmill. </text:p>
      <text:p text:style-name="P69"><text:span text:style-name="T1">warm up:</text:span> <text:s/>0.1 mile lead into 2 miles, 2 miles in 9:48 and 9:31 and a 4 minutes rest</text:p>
      <text:p text:style-name="P69"><text:span text:style-name="T1">Run: </text:span><text:s/>0.25 miles in about 2:30 and 0.7 miles at 8:00/mile pace.</text:p>
      <text:p text:style-name="P69"><text:span text:style-name="T1">Warm down:</text:span> ½ mile in 6:00</text:p>
      <text:p text:style-name="P69"/>
      <text:p text:style-name="P69">Fri Nov 22, 2019 <text:span text:style-name="T1">5.3 miles</text:span></text:p>
      <text:p text:style-name="P69">I ran on a Wise Center treadmill <text:s/></text:p>
      <text:p text:style-name="P69"><text:span text:style-name="T1">warm up: </text:span><text:s/>0.05 mile lead into 2 miles, 2 miles in 9:31 and 9:01 and a 4 minutes rest</text:p>
      <text:p text:style-name="P69"><text:span text:style-name="T1">Run:</text:span> <text:s/>6 x ¼ mile in 2:00 with a ¼ mile jog before each run in about 3:00.</text:p>
      <text:p text:style-name="P69">Pulses at the end of each run: ?, 150, 151, 152, 150, 153</text:p>
      <text:p text:style-name="P69"><text:span text:style-name="T1">Warm down: </text:span><text:s/>¼ mile in about 2:30</text:p>
      <text:p text:style-name="P69"><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6">In the last week: 21 miles</text:p>
      <text:p text:style-name="P66"/>
      <text:p text:style-name="P6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9"><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9"><text:soft-page-break/>Sat Dec 7, 2019<text:span text:style-name="T1"> 4.5 miles </text:span></text:p>
      <text:p text:style-name="P49">I ran on a course that had rolling hills but it wasn't the same one as yesterday.</text:p>
      <text:p text:style-name="P49"><text:span text:style-name="T1">warm up:</text:span> <text:s/>¼ mile jog</text:p>
      <text:p text:style-name="P53">Run: <text:span text:style-name="T2">4 miles in 39:01 or 9:45/mile</text:span></text:p>
      <text:p text:style-name="P49">Splits: 10:11, 9:45, 9:55, 9:10</text:p>
      <text:p text:style-name="P49"><text:span text:style-name="T1">Warm down:</text:span> <text:s/>¼ mile jog</text:p>
      <text:p text:style-name="P49"/>
      <text:p text:style-name="P49">Sun Dec 8, 2019 <text:span text:style-name="T1">no running</text:span> <text:s text:c="2"/></text:p>
      <text:p text:style-name="P49"/>
      <text:p text:style-name="P49">Mon Dec 9, 2019 <text:span text:style-name="T1">3.6 miles</text:span> <text:s/></text:p>
      <text:p text:style-name="P49">I ran on a treadmill in the Country Inn in California MD.</text:p>
      <text:p text:style-name="P49"><text:span text:style-name="T1">Run:</text:span> 3.6 miles</text:p>
      <text:p text:style-name="P49">Approximate splits and pulses: </text:p>
      <text:p text:style-name="P49">9:45 (?), 9:30 (143 bpm), 9:00 (156 bpm)</text:p>
      <text:p text:style-name="P53">Warm down: <text:s/><text:span text:style-name="T2">0.6 miles at about 9:55/mile pace</text:span></text:p>
      <text:p text:style-name="P49"/>
      <text:p text:style-name="P53"><text:span text:style-name="T2">Tues Dec 10, 2019</text:span> 4.9 miles </text:p>
      <text:p text:style-name="P49">I ran the same course as thee days ago with rolling hills. </text:p>
      <text:p text:style-name="P49"><text:span text:style-name="T1">warm up:</text:span> <text:s/>¼ mile jog</text:p>
      <text:p text:style-name="P53">Run: <text:span text:style-name="T2">4 miles in 37:18 or 9:20/mile</text:span></text:p>
      <text:p text:style-name="P49">Splits and pulses: 9:42(?), 9:30 (106 bpm), 9:30 (143 bpm), 8:37 (165 bpm)</text:p>
      <text:p text:style-name="P49"><text:span text:style-name="T1">Warm down:</text:span> <text:s/>0.65 mile jog</text:p>
      <text:p text:style-name="P49"/>
      <text:p text:style-name="P49">Wed Dec 11, 2019 <text:span text:style-name="T1">3.25 miles</text:span> <text:s/></text:p>
      <text:p text:style-name="P49"><text:span text:style-name="T1">Run: </text:span><text:s/>I ran 3 miles on slightly rolling sidewalks and roads in California MD.</text:p>
      <text:p text:style-name="P49">Time: 31:45, or 10:35/mile Splits: 11:19, 10:40, 9:46</text:p>
      <text:p text:style-name="P49"><text:span text:style-name="T1">Warm down:</text:span> ¼ mile in about 3:00</text:p>
      <text:p text:style-name="P49"/>
      <text:p text:style-name="P49">Thur Dec 12, 2019 <text:span text:style-name="T1">no running</text:span>, We drove 400 miles home.</text:p>
      <text:p text:style-name="P49"/>
      <text:p text:style-name="P49">Fri Dec 13, 2019 <text:span text:style-name="T1">4.85 miles</text:span> <text:s text:c="2"/></text:p>
      <text:p text:style-name="P49">I ran in the Wise Center.</text:p>
      <text:p text:style-name="P49"><text:span text:style-name="T1">Run:</text:span> <text:s/>On the indoor track: I ran 1 mile in 8:45. Final pulse: 151 bpm, rest 8:00</text:p>
      <text:p text:style-name="P49">On a treadmill: 4 x ¼ mile and 1 x 0.6 miles. The pace for all the runs was 8:00/mile. <text:s/>I jogged ¼ mile before each run in about 3:00.</text:p>
      <text:p text:style-name="P49"><text:span text:style-name="T1">Warm down:</text:span> <text:s/>¼ in 3:00</text:p>
      <text:p text:style-name="P5"/>
      <text:p text:style-name="P5">In the last week: 21.1 miles</text:p>
      <text:p text:style-name="P2"><text:tab/><text:tab/><text:tab/><text:tab/><text:tab/></text:p>
      <text:p text:style-name="P69"><text:soft-page-break/><text:span text:style-name="T12">Sat Dec 14, 2019 </text:span><text:span text:style-name="T13">no running</text:span></text:p>
      <text:p text:style-name="P2"/>
      <text:p text:style-name="P69"><text:span text:style-name="T12">Sun Dec 15, 2019 </text:span><text:span text:style-name="T13">no running</text:span><text:span text:style-name="T12"> <text:s text:c="2"/></text:span></text:p>
      <text:p text:style-name="P2"/>
      <text:p text:style-name="P69"><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9"><text:span text:style-name="T12">Tues Dec 17, 2019 </text:span><text:span text:style-name="T13">6.35 miles</text:span><text:span text:style-name="T12"> <text:s/></text:span></text:p>
      <text:p text:style-name="P2">I ran on a Wise Center treadmill.</text:p>
      <text:p text:style-name="P69"><text:span text:style-name="T13">warm up:</text:span><text:span text:style-name="T12"> 1 mile in about 9:35 and rest 5 minutes</text:span></text:p>
      <text:p text:style-name="P69"><text:span text:style-name="T13">Run:</text:span><text:span text:style-name="T12"> 0.1 mile lead into a 5 mile run in 47:56 or 9:35/mile</text:span></text:p>
      <text:p text:style-name="P2">Mile splits and pulses at the end of each mile:</text:p>
      <text:p text:style-name="P49">9:13 (143 bpm), 9:24 (143 bpm), 9:35 (143 bpm), 9:45 (143 bpm), 9:58 (143 bpm)</text:p>
      <text:p text:style-name="P49"/>
      <text:p text:style-name="P49">Wed Dec 18, 2019 <text:span text:style-name="T1">no running</text:span> </text:p>
      <text:p text:style-name="P49"/>
      <text:p text:style-name="P49">Thur Dec 19, 2019 <text:span text:style-name="T1">4 miles</text:span> <text:s/></text:p>
      <text:p text:style-name="P49">I ran on a Wise Center treadmill</text:p>
      <text:p text:style-name="P49"><text:span text:style-name="T1">warm up:</text:span> <text:s/>2 miles in 9:45 + 9:15 = 19:00, final pulse: 145 bpm, rest 4:00</text:p>
      <text:p text:style-name="P53">Run: <text:s/><text:span text:style-name="T2">0.25 mile lead into a 1.25 mile run at 8:00/mile pace</text:span></text:p>
      <text:p text:style-name="P50">Final pulse: 164 bpm </text:p>
      <text:p text:style-name="P53">Warm down:<text:span text:style-name="T2"> ½ mile in 5:30</text:span></text:p>
      <text:p text:style-name="P49">On Nov 21, 2019 I had a similar workout but stopped after 0.7 miles at 8:00/mile pace because I was pushing too hard. <text:s/>Today I could have kept running beyond 1.25 miles at that same pace.</text:p>
      <text:p text:style-name="P49"/>
      <text:p text:style-name="P49">Fri Dec 20, 2019 <text:span text:style-name="T1">4 miles</text:span> <text:s/></text:p>
      <text:p text:style-name="P49">I ran on a Wise Center treadmill</text:p>
      <text:p text:style-name="P49"><text:span text:style-name="T1">warm up:</text:span> <text:s/>2.25 miles. The warm up included 2.15 miles at an average pulse of 9:30/mile. Final pace: 8:57/mile, final pulse: 145 bpm, rest 4:00</text:p>
      <text:p text:style-name="P53">Run: <text:s/><text:span text:style-name="T2">0.25 mile lead into a 1 mile run at 8:00/mile pace</text:span></text:p>
      <text:p text:style-name="P50">Final pulse: 160 bpm </text:p>
      <text:p text:style-name="P53">Warm down:<text:span text:style-name="T2"> ½ mile in about 5:30</text:span></text:p>
      <text:p text:style-name="P53"><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3"><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3"><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3"><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3"><text:span text:style-name="T14">Wed Dec 25, 2019 </text:span><text:span text:style-name="T12">no running</text:span><text:span text:style-name="T14"> <text:s/></text:span></text:p>
      <text:p text:style-name="P2"/>
      <text:p text:style-name="P53"><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3"><text:span text:style-name="T12">warm up:</text:span><text:span text:style-name="T14"> 1 mile in 9:25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3"><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3"><text:span text:style-name="T12">warm up:</text:span><text:span text:style-name="T14"> 1 mile in 9:20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5"><text:span text:style-name="T2">Sat Jan 4, 2020 <text:s/></text:span>2.25 miles<text:span text:style-name="T2"><text:tab/></text:span></text:p>
      <text:p text:style-name="P45">Run:<text:span text:style-name="T2"> I ran 1 mile out and 1 mile back on hilly Limber Rd. <text:s/>After the first mile I rested about 2:00. Times: 10:21 and 8:28</text:span></text:p>
      <text:p text:style-name="P45">Warm down:<text:span text:style-name="T2"><text:tab/>¼ mile jog</text:span></text:p>
      <text:p text:style-name="P41"/>
      <text:p text:style-name="P45"><text:span text:style-name="T2">Sun Jan 5, 2020 </text:span>no running,<text:span text:style-name="T2"> I am experiencing a reaction to a shingle shot.</text:span></text:p>
      <text:p text:style-name="P41"/>
      <text:p text:style-name="P45"><text:span text:style-name="T2">Mon Jan 6, 2020 </text:span>4 miles<text:span text:style-name="T2"> <text:s/></text:span></text:p>
      <text:p text:style-name="P41">I ran 4 miles on a Wise Center treadmill.</text:p>
      <text:p text:style-name="P41">Splits and pulses at the end of each mile:</text:p>
      <text:p text:style-name="P41">10:00 (124 bpm), 9:30 (139), 9:01 (152), 10:00 (146)</text:p>
      <text:p text:style-name="P41"/>
      <text:p text:style-name="P41">Tues Jan 7, 2020 <text:span text:style-name="T1">4.25 miles</text:span> </text:p>
      <text:p text:style-name="P41">I ran on a Wise Center treadmill.</text:p>
      <text:p text:style-name="P41"><text:span text:style-name="T1">warm up:</text:span> <text:s/>1 mile in 9:22 and rest about 4:00</text:p>
      <text:p text:style-name="P41"><text:span text:style-name="T1">Run:</text:span> <text:s/>3 x ¼ mile and 1 x ½ mile, all at 8:00/mile pace, before each run I jogged ¼ mile</text:p>
      <text:p text:style-name="P41"><text:span text:style-name="T1">Warm down:</text:span> rest 10 minutes and 1 mile on the indoor track in 9:45</text:p>
      <text:p text:style-name="P41"/>
      <text:p text:style-name="P41">Wed Jan 8, 2020 <text:span text:style-name="T1">no running</text:span> <text:s/></text:p>
      <text:p text:style-name="P41"/>
      <text:p text:style-name="P41">Thur Jan 9, 2020 <text:span text:style-name="T1">4 miles</text:span> </text:p>
      <text:p text:style-name="P41">I ran on the Wise Center indoor track.</text:p>
      <text:p text:style-name="P45">warm up:<text:span text:style-name="T2"> 1 mile in 9:26, final pulse: 147</text:span></text:p>
      <text:p text:style-name="P45">Run:<text:span text:style-name="T2"> 6 x ¼ mile with a ¼ mile jog after each run.</text:span></text:p>
      <text:p text:style-name="P41">Times and pulses at the end of each run:</text:p>
      <text:p text:style-name="P41">2:00 (153 bpm), 1:58 (155), 2:00 (158), 1:59 (1:60), 1:58 <text:s/>(161), 1:52.1 (163)</text:p>
      <text:p text:style-name="P41">The jogs were all about 3:00</text:p>
      <text:p text:style-name="P41"/>
      <text:p text:style-name="P41">Fri Jan 10, 2020 <text:span text:style-name="T1">no running </text:span>We<text:span text:style-name="T1"> </text:span>drove to Pittsburgh and then later to New Alexandria PA.</text:p>
      <text:p text:style-name="P41"/>
      <text:p text:style-name="P45">In the past week: 14.5 miles</text:p>
      <text:p text:style-name="P9"/>
      <text:p text:style-name="P22"/>
      <text:p text:style-name="P75"/>
      <text:p text:style-name="P100"><text:soft-page-break/><text:span text:style-name="T2">Sat</text:span> <text:span text:style-name="T2">Jan 11, 2020 </text:span>3.5 miles<text:span text:style-name="T2"> </text:span></text:p>
      <text:p text:style-name="P102">I ran on a 1 mile loop down and up hill in New Alexandria PA.</text:p>
      <text:p text:style-name="P100">Run: <text:span text:style-name="T2">3 x 1 mile with a 4:00 rest between the runs</text:span></text:p>
      <text:p text:style-name="P102">Times: 9:48, 8:52, 8:29</text:p>
      <text:p text:style-name="P100">Warm down:<text:span text:style-name="T2"> ½ mile jog</text:span></text:p>
      <text:p text:style-name="P102"/>
      <text:p text:style-name="P100"><text:span text:style-name="T2">Sun Jan 12, 2020 </text:span>no running<text:span text:style-name="T2"> <text:s text:c="2"/></text:span></text:p>
      <text:p text:style-name="P102"/>
      <text:p text:style-name="P100"><text:span text:style-name="T2">Mon Jan 13, 2020 <text:s/></text:span>5.5 miles <text:span text:style-name="T2">I ran on a Wise Center treadmill.</text:span></text:p>
      <text:p text:style-name="P100">warm up: <text:span text:style-name="T2">½ mile down to the Wise Center</text:span></text:p>
      <text:p text:style-name="P100">Run:<text:span text:style-name="T2"> 1.5 miles going faster as I ran. <text:s/>I ended at 8:00/mile pace and averaged 9:02/mile.</text:span></text:p>
      <text:p text:style-name="P102">After resting 4 minutes I ran 6 x ¼ mile with a ¼ mile jog before each run. <text:s/></text:p>
      <text:p text:style-name="P102">Times were all 2:00 for the runs.</text:p>
      <text:p text:style-name="P102">Pulse at the end of each run: 149 bpm, 151, 152, 153, 154, 154</text:p>
      <text:p text:style-name="P102">Pulses at the beginning of each run about: 110 bpm, 115, 116, 122, 124, 121</text:p>
      <text:p text:style-name="P102">The jogs took about 3:00. </text:p>
      <text:p text:style-name="P100">Warm down: <text:span text:style-name="T2">½ mile in about</text:span> <text:span text:style-name="T2">6:00</text:span></text:p>
      <text:p text:style-name="P100"/>
      <text:p text:style-name="P102">Tues Jan 14, 2020 <text:span text:style-name="T1">6.8 miles</text:span> <text:s/>I ran on a Wise Center treadmill.</text:p>
      <text:p text:style-name="P100">warm up: <text:span text:style-name="T2">½ mile down to the Wise Center</text:span></text:p>
      <text:p text:style-name="P100">Run:<text:span text:style-name="T2"> 6.31 miles in 1 hour or 9:30.5/mile</text:span></text:p>
      <text:p text:style-name="P102">Spits and pulses at the end of each mile:</text:p>
      <text:p text:style-name="P102">9:59 (125bpm), 9:31 (138), 9:00 (148), 8:30 (154), 9:13 (150), 10:48 (143), </text:p>
      <text:p text:style-name="P103">and 0.31 miles in 2:59 </text:p>
      <text:p text:style-name="P103"/>
      <text:p text:style-name="P103">Wed Jan 15, 2020 <text:span text:style-name="T1">2 miles</text:span></text:p>
      <text:p text:style-name="P103">I road a 160 calorie ride on a stationary bike and take this to be roughly equivalent to a 1.5 mile run. <text:s/>Then I walked ½ mile on the indoor track.</text:p>
      <text:p text:style-name="P103"/>
      <text:p text:style-name="P100"><text:span text:style-name="T2">Thur Jan 16, 2020 <text:s/></text:span>6.25 miles <text:s/><text:span text:style-name="T2">I ran on a Wise Center treadmill.</text:span></text:p>
      <text:p text:style-name="P100">warm up: <text:span text:style-name="T2">½ mile down to the Wise Center</text:span></text:p>
      <text:p text:style-name="P100">Run:<text:span text:style-name="T2"> 1.5 miles going faster as I ran and averaged 9:06/mile.</text:span></text:p>
      <text:p text:style-name="P102">After resting 5 minutes I ran 6 x ¼ mile with a ¼ mile jog before each run. <text:s/></text:p>
      <text:p text:style-name="P102">Times were all 2:00 for the runs.</text:p>
      <text:p text:style-name="P102">Pulse at the end of each run: 146 bpm, 148, 149, 150, 151, 150</text:p>
      <text:p text:style-name="P102">The jogs took about 3:00. </text:p>
      <text:p text:style-name="P100">Warm down: <text:span text:style-name="T2">½ mile in about</text:span> <text:span text:style-name="T2">5:30</text:span></text:p>
      <text:p text:style-name="P102">rested a few minutes, ¾ mile walk on the indoor track <text:s/>with first ½ mile in 7:17</text:p>
      <text:p text:style-name="P103"/>
      <text:p text:style-name="P102">Fri Jan 17, 2020 <text:span text:style-name="T1">7.75 miles</text:span> <text:s/>I ran on a Wise Center treadmill.</text:p>
      <text:p text:style-name="P100">warm up: <text:span text:style-name="T2">½ mile down to the Wise Center</text:span></text:p>
      <text:p text:style-name="P100">Run:<text:span text:style-name="T2"> 6.50 miles in 1 hour or 9:13.9/mile</text:span></text:p>
      <text:p text:style-name="P102">Spits and pulses at the end of each mile:</text:p>
      <text:p text:style-name="P102">9:38 (125bpm), 9:29 (138), 9:24 (148), 9:16 (154), 9:09 (150), 8:58 (143), </text:p>
      <text:p text:style-name="P103">and 0.50 miles in <text:s/>(2:06 + 2:00) = 4:00 <text:s text:c="4"/><text:span text:style-name="T1"><text:s/>Warm down: </text:span>½ mile 2:45 and <text:s/>½ mile jog home</text:p>
      <text:p text:style-name="P103"/>
      <text:p text:style-name="P101">In past week: 31.8 miles</text:p>
      <text:p text:style-name="P76"><text:soft-page-break/>Sat Jan 18, 2020 <text:span text:style-name="T1">no running</text:span> </text:p>
      <text:p text:style-name="P76"/>
      <text:p text:style-name="P76">Sun Jan 19, 2020 <text:span text:style-name="T1">4.75 miles</text:span></text:p>
      <text:p text:style-name="P76">I ran on a Wise Center treadmill </text:p>
      <text:p text:style-name="P90">warm up: <text:span text:style-name="T2">1.5 miles averaging 9:10/mile and going faster as I ran and rest about 4 minutes <text:s/></text:span></text:p>
      <text:p text:style-name="P90">Run: <text:span text:style-name="T2"><text:s/>6 x 0.2 miles with a 0.3 mile jog before each run</text:span></text:p>
      <text:p text:style-name="P76">The first 4 runs were at 8:00/mile pace and the last 2 runs were in 7:30/mile pace.</text:p>
      <text:p text:style-name="P76">The jogs were all about 12:00/mile pace.</text:p>
      <text:p text:style-name="P76">Pulses at the end of the runs: 148 bpm, 151, 153, 155, 153, 155</text:p>
      <text:p text:style-name="P90">Warm down: <text:span text:style-name="T2">¼ mile in about 3:00</text:span></text:p>
      <text:p text:style-name="P76"/>
      <text:p text:style-name="P90"><text:span text:style-name="T2">Mon Jan 20, 2020 </text:span>8 miles<text:span text:style-name="T2"> </text:span></text:p>
      <text:p text:style-name="P76">I ran on a Wise Center treadmill.</text:p>
      <text:p text:style-name="P90">warm up: <text:span text:style-name="T2"><text:s/>1 mile in 9:23 at various paces and rest about 6:00</text:span></text:p>
      <text:p text:style-name="P90">Run: <text:span text:style-name="T2">6.75 miles in 60:12 or 8:55/mile</text:span></text:p>
      <text:p text:style-name="P76">Splits and pulses at the end of each mile:</text:p>
      <text:p text:style-name="P76">9:08 (139 bpm), 8:59 (143), 8:57.3 (147), 8:57.3 (149), 8:57.3 (149), 8:57.3 (150)</text:p>
      <text:p text:style-name="P76">I ran the last 0.75 miles in 6:16 (158) or at a pace of 8:22/mile with the last ¼ mile at 8:00/mile. </text:p>
      <text:p text:style-name="P90">Warm down: <text:span text:style-name="T2">¼ mile in about 3:00</text:span></text:p>
      <text:p text:style-name="P76">Faster workouts are starting to get me in better shape.</text:p>
      <text:p text:style-name="P76"/>
      <text:p text:style-name="P76">Tues Jan 21, 2020 <text:span text:style-name="T1">2 miles</text:span></text:p>
      <text:p text:style-name="P76"/>
      <text:p text:style-name="P76"/>
      <text:p text:style-name="P76">Wed Jan 22, 2020 <text:span text:style-name="T1">5.5 miles</text:span></text:p>
      <text:p text:style-name="P76">I ran on a Wise Center treadmill. <text:s/></text:p>
      <text:p text:style-name="P76"><text:span text:style-name="T1">warm up:</text:span> <text:s/>3 miles with incline at 0.5%, Splits: 9:59, 9:31, 9:01, Final pulse:146 bpm, rest 4:00</text:p>
      <text:p text:style-name="P76"><text:span text:style-name="T1">Run:</text:span> Incline at 0%, 1.5 miles at 8:00/mile pace, Final pulse: 163 bpm</text:p>
      <text:p text:style-name="P76"><text:span text:style-name="T1">Warm down:</text:span> ½ mile in about 6:00 and ½ mile jog home</text:p>
      <text:p text:style-name="P76"/>
      <text:p text:style-name="P76">Thur Jan 23, 2020 <text:span text:style-name="T1">no running</text:span></text:p>
      <text:p text:style-name="P76"/>
      <text:p text:style-name="P76">Fri Jan 24, 2020 <text:span text:style-name="T1">6.5 miles</text:span> <text:s/></text:p>
      <text:p text:style-name="P76">I ran on a Wise Center treadmill. <text:s/></text:p>
      <text:p text:style-name="P76"><text:span text:style-name="T1">warm up:</text:span> <text:s/>3 mile, Approximate splits and pulses at the end of each split: </text:p>
      <text:p text:style-name="P76">10:00 (125 bpm), 9:30 (135), 9:00 (142), rest 4:00</text:p>
      <text:p text:style-name="P76"><text:span text:style-name="T1">Run:</text:span> 3 x ½ <text:s/>mile with ¼ mile jog before each run</text:p>
      <text:p text:style-name="P76">Times and pulses at the end of each run: 3:56.8 (152 bpm), 3:53.8 (156), 3:47.9 (158)</text:p>
      <text:p text:style-name="P76"><text:span text:style-name="T1">Warm down:</text:span> 3/4 miles at about 11:00/mile and ½ mile jog home</text:p>
      <text:p text:style-name="P76"/>
      <text:p text:style-name="P76"><text:span text:style-name="T1">In the past week: </text:span>26.75 miles</text:p>
      <text:p text:style-name="P76"/>
      <text:p text:style-name="P76"/>
      <text:p text:style-name="P76"/>
      <text:p text:style-name="P76"/>
      <text:p text:style-name="P106"><text:soft-page-break/>Sat Jan 25, 2020 <text:s/><text:span text:style-name="T1">5 miles, <text:s text:c="3"/></text:span>I ran on a Wise Center treadmill and did a 142 bpm test.</text:p>
      <text:p text:style-name="P106"><text:span text:style-name="T1">Run:</text:span> <text:s/>I ran 5 miles. Splits and pulses at the end of each mile:</text:p>
      <text:p text:style-name="P106">9:34 (133 bpm), 9:03 (142), 9:08 (142), 9:27 (142), 9:37 (142)</text:p>
      <text:p text:style-name="P106">I have done similar tests for years. The following are the rules I will be using for a while for the test. <text:s/></text:p>
      <text:list xml:id="list2749499911555927399" text:style-name="L4">
        <text:list-item>
          <text:p text:style-name="P16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1">Continue adjusting the speed so HR stays near 142. <text:s/>Also continue taking splits for each mile and remembering HR at the end of each mile. <text:s/>Stop running after a mile split goes above 9:30. <text:s/></text:p>
        </text:list-item>
        <text:list-item>
          <text:p text:style-name="P16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6"/>
      <text:p text:style-name="P106">Sun Jan 26, 2020 <text:span text:style-name="T1">6.5 miles</text:span> I ran on a Wise Center treadmill. </text:p>
      <text:p text:style-name="P106"><text:span text:style-name="T1">warm up:</text:span> <text:s/>2 miles, Splits and pulses at the end of each mile: 9:29 (129 bpm), 9:00 (139)</text:p>
      <text:p text:style-name="P106"><text:span text:style-name="T1">Run: </text:span><text:s/>8 x ¼ mile with ¼ mile jog before each run. </text:p>
      <text:p text:style-name="P106">Times for runs and pulses at the end of each:</text:p>
      <text:p text:style-name="P106">1:58.4 (145 bpm), 1:58.4 (149), 1:58.4 (150), 1:58.4 (151), 1:56.9 (153), 1:56.9 (153),</text:p>
      <text:p text:style-name="P106">1:56.9 (153), 1:52.5 (155), The jogs were all about 3:00.</text:p>
      <text:p text:style-name="P107">Warm down: <text:span text:style-name="T2">½ mile in about 5:30</text:span></text:p>
      <text:p text:style-name="P106"/>
      <text:p text:style-name="P107"><text:span text:style-name="T2">Mon Jan 27, 2020 </text:span>no running<text:span text:style-name="T2"> <text:s/></text:span></text:p>
      <text:p text:style-name="P106"/>
      <text:p text:style-name="P107"><text:span text:style-name="T2">Tues Jan 28, 2020 </text:span>5.5 miles, I ran on a treadmill and did142 bpm test like I did 3 days ago. </text:p>
      <text:p text:style-name="P106"><text:span text:style-name="T1">Run:</text:span> <text:s/>I ran 5 miles. Splits and pulses at the end of each mile:</text:p>
      <text:p text:style-name="P106">9:29 (135 bpm), 9:59 (143), 9:10 (142), 9:22 (142), 9:37 (142)</text:p>
      <text:p text:style-name="P106">The result was about the same as 3 days ago.</text:p>
      <text:p text:style-name="P107">Warm down:<text:span text:style-name="T2"> ½ mile in about 5:30 </text:span></text:p>
      <text:p text:style-name="P106"/>
      <text:p text:style-name="P107"><text:span text:style-name="T2">Wed Jan 29, 2020 </text:span>5.5 miles<text:span text:style-name="T2"> <text:s/>I ran on a Wise Center treadmill. <text:s/></text:span></text:p>
      <text:p text:style-name="P106"><text:span text:style-name="T1">warm up:</text:span> 3 miles with incline at 0.5%, Approximate Splits: 10:00, 9:30, 9:00, </text:p>
      <text:p text:style-name="P106">Final pulse:139 bpm, rest 4:00</text:p>
      <text:p text:style-name="P106"><text:span text:style-name="T1">Run:</text:span>Incline at 0%, 2 miles at 8:00/mile pace, </text:p>
      <text:p text:style-name="P106">Pulse at the end of each ½ mile: 151 bpm, 155, 158, 156</text:p>
      <text:p text:style-name="P106"><text:span text:style-name="T1">Warm down:</text:span> ½ mile in about 5:30</text:p>
      <text:p text:style-name="P106">I ran better today than one week ago , Jan 22, 2020no</text:p>
      <text:p text:style-name="P106"/>
      <text:p text:style-name="P106">Thur Jan 30, 2020 <text:span text:style-name="T1">no running </text:span></text:p>
      <text:p text:style-name="P106"/>
      <text:p text:style-name="P106">Fri Jan 31, 2020 <text:span text:style-name="T1">4.5 miles</text:span> <text:s/>I ran on a Wise Center Treadmill.</text:p>
      <text:p text:style-name="P107">Run: <text:span text:style-name="T2">4 miles in 36:08 or 9:02/mile, </text:span></text:p>
      <text:p text:style-name="P106">Splits and pulses at the end of each mile: 9:17 (135 bpm), 8:57 (139), 8:57 (142), 8:57 (147)</text:p>
      <text:p text:style-name="P107">Warm down:<text:span text:style-name="T2"> <text:s/>½ mile in about 5:30</text:span></text:p>
      <text:p text:style-name="P106"/>
      <text:p text:style-name="P106"><text:span text:style-name="T15">In the past week: </text:span><text:span text:style-name="T1">27 miles</text:span></text:p>
      <text:p text:style-name="P107"><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1">In the past week: <text:span text:style-name="T1">16 miles</text:span></text:p>
      <text:p text:style-name="P41">----------------------------------------------------------------------------------------------</text:p>
      <text:p text:style-name="P41">Sat Feb 22, 2020 <text:span text:style-name="T1">1.5 miles</text:span> on a Wise Center treadmill</text:p>
      <text:p text:style-name="P41"/>
      <text:p text:style-name="P41">Sun Feb 23, 2020 <text:span text:style-name="T1">no running </text:span></text:p>
      <text:p text:style-name="P45"/>
      <text:p text:style-name="P41">Mon Feb 24, 2020 <text:span text:style-name="T1">5 miles </text:span>on the<text:span text:style-name="T1"> </text:span>Wise Center indoor track.</text:p>
      <text:p text:style-name="P41"><text:span text:style-name="T1">Run:</text:span> 3 individual miles with a ½ mile jog between them. <text:s/>The jogs about 6:25.</text:p>
      <text:p text:style-name="P41">Times for miles: 9:45, 9:19, 4:23 + 4:19 = 8:41, <text:s/><text:span text:style-name="T1">Warm down:</text:span> 1 mile jog 12:33</text:p>
      <text:p text:style-name="P41"/>
      <text:p text:style-name="P41">continued</text:p>
      <text:p text:style-name="P41"/>
      <text:p text:style-name="P41"/>
      <text:p text:style-name="P41"/>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2"><text:soft-page-break/></text:p>
      <text:p text:style-name="P42">Sun March 15, 2020 <text:span text:style-name="T1">3.8 miles</text:span></text:p>
      <text:p text:style-name="P46">warm up: <text:span text:style-name="T2">0.3 mile jog to the hilly 510 meter cemetery loop.</text:span></text:p>
      <text:p text:style-name="P46">Run:<text:span text:style-name="T2"> 10 loops, Distance: 3.17 miles Time for 10 loops: 34:05 or 10:45/mile</text:span></text:p>
      <text:p text:style-name="P46">Warm down:<text:span text:style-name="T2"> 0.3 mile jog and walk</text:span></text:p>
      <text:p text:style-name="P42"/>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2">Tues March 17, 2020 <text:span text:style-name="T1">4.1 miles</text:span></text:p>
      <text:p text:style-name="P46">warm up: <text:span text:style-name="T2">0.3 mile jog to the hilly 510 meter cemetery loop.</text:span></text:p>
      <text:p text:style-name="P46">Run:<text:span text:style-name="T2"> 10 loops, Distance: 3.17 miles, Time for 10 loops: 34:55 or 11:01 min/mile</text:span></text:p>
      <text:p text:style-name="P42">Warm down: 0.6 mile jog and walk</text:p>
      <text:p text:style-name="P42"/>
      <text:p text:style-name="P42">Wed March 18, 2020 <text:span text:style-name="T1">3.9 miles</text:span> </text:p>
      <text:p text:style-name="P46">warm up: <text:span text:style-name="T2">0.3 mile jog to the hilly 510 meter cemetery loop.</text:span></text:p>
      <text:p text:style-name="P46">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2">Thur March 19, 2020 <text:span text:style-name="T1">3 miles</text:span> </text:p>
      <text:p text:style-name="P46">warm up: <text:span text:style-name="T2">0.3 mile jog to the hilly 510 meter cemetery loop.</text:span></text:p>
      <text:p text:style-name="P46">Run: <text:span text:style-name="T2">1</text:span> <text:span text:style-name="T2">mile in 9:00, Splits: 3:04, 2:54, 2:40, 22 s, </text:span></text:p>
      <text:p text:style-name="P3"><text:span text:style-name="T1">Warm down:</text:span> <text:span text:style-name="T3">1.7 miles of walking and jogging</text:span></text:p>
      <text:p text:style-name="P42"/>
      <text:p text:style-name="P3"><text:span text:style-name="T3">Fri March 20, 2020 </text:span><text:span text:style-name="T4">3.9 miles</text:span></text:p>
      <text:p text:style-name="P46">warm up: <text:span text:style-name="T2">0.75 mile jog to the hilly 510 meter cemetery loop.</text:span></text:p>
      <text:p text:style-name="P46">Run and walk:</text:p>
      <text:p text:style-name="P46"><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2"/>
      <text:p text:style-name="P3"><text:span text:style-name="T4">In the last week: 26.6 miles <text:s text:c="2"/></text:span><text:span text:style-name="T3"><text:s/></text:span></text:p>
      <text:p text:style-name="P42"/>
      <text:p text:style-name="P42"/>
      <text:p text:style-name="P42"><text:soft-page-break/></text:p>
      <text:p text:style-name="P42">Sat March 21, 2020 <text:span text:style-name="T1">4.3 miles</text:span></text:p>
      <text:p text:style-name="P46">warm up: <text:span text:style-name="T2">0.3 mile jog to the hilly 510 meter cemetery loop.</text:span></text:p>
      <text:p text:style-name="P46">Run:<text:span text:style-name="T2"> 2 miles on the loop, Splits: 10:01, 9:04</text:span></text:p>
      <text:p text:style-name="P46">Warm down: <text:span text:style-name="T2">2 miles of walking and running averaging 11:40/mile</text:span></text:p>
      <text:p text:style-name="P42"/>
      <text:p text:style-name="P46"><text:span text:style-name="T2">Sun March 22, 2020 </text:span>3.8 miles</text:p>
      <text:p text:style-name="P46">warm up: <text:span text:style-name="T2">0.3 mile jog to the hilly 510 meter cemetery loop.</text:span></text:p>
      <text:p text:style-name="P46">Run:<text:span text:style-name="T2"> 8 loops (4080 meters) in 23:45 or 9:21/mile </text:span></text:p>
      <text:p text:style-name="P42">1020 meter splits: 6:10, 5:54, 5:58, 5:43</text:p>
      <text:p text:style-name="P46">Warm down: <text:span text:style-name="T2">rest</text:span> <text:span text:style-name="T2">2 minutes, 2 loop jog and 0.3 mile jog home</text:span></text:p>
      <text:p text:style-name="P42"/>
      <text:p text:style-name="P46"><text:span text:style-name="T2">Mon March 23, 2020 </text:span>2 miles</text:p>
      <text:p text:style-name="P42">I ran 2 miles at various paces.</text:p>
      <text:p text:style-name="P42"/>
      <text:p text:style-name="P42">Tues March 24, 2020 <text:span text:style-name="T1">4.2 miles</text:span></text:p>
      <text:p text:style-name="P46">warm up: <text:span text:style-name="T2">0.3 mile jog to the hilly 510 meter cemetery loop.</text:span></text:p>
      <text:p text:style-name="P46">Run:<text:span text:style-name="T2"> 10 loops, Distance: 3.17 miles Time for 10 loops: 32:56 or 10:23/mile</text:span></text:p>
      <text:p text:style-name="P46">Warm down:<text:span text:style-name="T2"> 0.4 mile jog, 1 minute rest and 0.3 mile jog home.</text:span></text:p>
      <text:p text:style-name="P42"/>
      <text:p text:style-name="P46"><text:span text:style-name="T2">Wed March 25, 2020 </text:span>4 miles</text:p>
      <text:p text:style-name="P46">warm up: <text:span text:style-name="T2">1mile jog</text:span></text:p>
      <text:p text:style-name="P46">Run:<text:span text:style-name="T2"> 1 mile on the hilly 510 m cemetery loop in 9:11 and rest about 3:00</text:span></text:p>
      <text:p text:style-name="P46">Warm down:<text:span text:style-name="T2"> 1 mile jog in 11:56 and 1 mile walk and run in 12:06</text:span></text:p>
      <text:p text:style-name="P42"/>
      <text:p text:style-name="P46"><text:span text:style-name="T2">Thur March 26, 2020 </text:span>2.5 miles </text:p>
      <text:p text:style-name="P42">I ran and walked 2.5 miles at various paces.</text:p>
      <text:p text:style-name="P42"/>
      <text:p text:style-name="P42">Fri March 27, 2020 <text:span text:style-name="T1">5.25 miles </text:span></text:p>
      <text:p text:style-name="P42"><text:span text:style-name="T1">warm up:</text:span> <text:s/>0.5 miles to the hilly 510 meter cemetery loop.</text:p>
      <text:p text:style-name="P42"><text:span text:style-name="T1">Run and walk:</text:span> <text:s/>I ran and walked 15 loops, 4.75 miles in 58:52 or 12:24/mile.</text:p>
      <text:p text:style-name="P42">I ran the first 6 loops and walked about 1 minute at the beginning of the next <text:s text:c="4"/>9 loops. </text:p>
      <text:p text:style-name="P46">Splits every 3 loops: <text:span text:style-name="T2">11:55, 11:17, 11:48, 11:54, 11:58</text:span></text:p>
      <text:p text:style-name="P42"/>
      <text:p text:style-name="P46">In the last week: <text:s/>25 miles</text:p>
      <text:p text:style-name="P46"/>
      <text:p text:style-name="P46"/>
      <text:p text:style-name="P46"><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1"><text:soft-page-break/>Sat April 4, 2020 <text:span text:style-name="T1">5 miles</text:span></text:p>
      <text:p text:style-name="P51"><text:span text:style-name="T1">Run:</text:span> 1.4 miles to the cemetery loop and 10 laps of the loop. Total ascent: 410 feet,</text:p>
      <text:p text:style-name="P51">Average pace: about 10:00/mile. <text:s/>The last loop in 2:41 which is about 8:30/mile pace.</text:p>
      <text:p text:style-name="P54">Warm down: <text:span text:style-name="T2">0.4 miles</text:span></text:p>
      <text:p text:style-name="P51"/>
      <text:p text:style-name="P54"><text:span text:style-name="T2">Sun April 5, 2020 </text:span><text:s/>4.1 miles</text:p>
      <text:p text:style-name="P54">warm up:<text:span text:style-name="T2"> 0.3 miles to the 510 meter hilly loop.</text:span></text:p>
      <text:p text:style-name="P54">Run: <text:span text:style-name="T2">12 loops or 3.8 miles in 31:53 or 10:04/mile, total ascent: 264 feet</text:span></text:p>
      <text:p text:style-name="P51"/>
      <text:p text:style-name="P54"><text:span text:style-name="T2">Mon April 6, 2020 </text:span>2.3 miles</text:p>
      <text:p text:style-name="P51">I ran 2.3 miles including 1 mile on the 510 meter cemetery loop.</text:p>
      <text:p text:style-name="P51">Splits: 3:15, 3:07, 2:36, 24s, Time: 9:22, Last loop at 8:12/mile.</text:p>
      <text:p text:style-name="P51"/>
      <text:p text:style-name="P51">Tues April 7, 2020 <text:span text:style-name="T1">3 miles</text:span> <text:s/></text:p>
      <text:p text:style-name="P54">warm up: <text:span text:style-name="T2">1 mile run at easy pace, 4:00 rest</text:span></text:p>
      <text:p text:style-name="P54">Run: <text:span text:style-name="T2">1 mile on the 510 meter cemetery loop. Splits: 2:45, 2:42, 2:35, 24s, Time: 8:26</text:span></text:p>
      <text:p text:style-name="P54">Warm down:<text:span text:style-name="T2"> <text:s/></text:span></text:p>
      <text:p text:style-name="P51"/>
      <text:p text:style-name="P54"><text:span text:style-name="T2">Wed April 8, 2020 </text:span>4.4 miles</text:p>
      <text:p text:style-name="P54">warm up:<text:span text:style-name="T2"> 0.3 miles to the hilly 510 meter cemetery loop. <text:s/></text:span></text:p>
      <text:p text:style-name="P51">2 miles on the loop in 10:30 + 9:40 = 20:10</text:p>
      <text:p text:style-name="P51">250 meter jog and 5:00 rest.</text:p>
      <text:p text:style-name="P51"><text:span text:style-name="T1">Run:</text:span> 3 x 510 meters with a 2:00 rest after each the run.</text:p>
      <text:p text:style-name="P51">Times for runs: 2:45, 2:41, 2:26</text:p>
      <text:p text:style-name="P51">3 loops of continuous running with 1 minute walk at the beginning of each loop.</text:p>
      <text:p text:style-name="P51">Time: 10:26, or about 10:55/mile pace.</text:p>
      <text:p text:style-name="P51"><text:span text:style-name="T1">Warm down:</text:span> 0.2 mile jog.</text:p>
      <text:p text:style-name="P51"/>
      <text:p text:style-name="P51">Thur April 9, 2020 <text:span text:style-name="T1">no running</text:span></text:p>
      <text:p text:style-name="P51"/>
      <text:p text:style-name="P51">Fri April 10, 2020 <text:span text:style-name="T1">4 miles</text:span> <text:s/></text:p>
      <text:p text:style-name="P51">I ran 4 miles on a very hilly course. <text:s/>The total ascent along the course was </text:p>
      <text:p text:style-name="P51">490 ft. <text:s/>Mile splits: Average pace: 10:56/mile.</text:p>
      <text:p text:style-name="P51">The course: Down Limber, left on Jefferson, down to Randolf, left into Greendale Cemetery. Up to 510 meter loop, around the loop 4 times and back home the same way I came. Same run as last Friday. It was cold today, wore sweats.</text:p>
      <text:p text:style-name="P46">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1"><text:soft-page-break/>Sat April 18, 2020 <text:s/><text:span text:style-name="T1">5.6 miles</text:span> </text:p>
      <text:p text:style-name="P51">I ran and walked 5.6 miles on very hilly roads and averaged about 13 minutes per mile.</text:p>
      <text:p text:style-name="P51"/>
      <text:p text:style-name="P51">Sun April 19, 2020 <text:s/><text:span text:style-name="T1">5 miles</text:span> </text:p>
      <text:p text:style-name="P51">I ran and walked 5 miles on very hilly roads and averaged about 13 minutes per mile.</text:p>
      <text:p text:style-name="P51"/>
      <text:p text:style-name="P51"/>
      <text:p text:style-name="P51">Mon April 20, 2020 <text:s/><text:span text:style-name="T1">5 miles</text:span> </text:p>
      <text:p text:style-name="P51">I ran and walked 5 miles on very hilly roads and averaged about 13 minutes per mile.</text:p>
      <text:p text:style-name="P51"/>
      <text:p text:style-name="P51"/>
      <text:p text:style-name="P51">Tues April 21, 2020 <text:span text:style-name="T1">1.25 miles</text:span></text:p>
      <text:p text:style-name="P51">I ran and walked 1.25 miles<text:span text:style-name="T1">.</text:span></text:p>
      <text:p text:style-name="P54"/>
      <text:p text:style-name="P54"/>
      <text:p text:style-name="P51">Wed April 22, 2020 <text:s/><text:span text:style-name="T1">5 miles</text:span> </text:p>
      <text:p text:style-name="P51">I ran and walked 5 miles on very hilly roads and averaged about 13 minutes per mile.</text:p>
      <text:p text:style-name="P51"/>
      <text:p text:style-name="P51"/>
      <text:p text:style-name="P51">Thur April 23, 2020 <text:s/><text:span text:style-name="T1">5 miles</text:span> </text:p>
      <text:p text:style-name="P51">I ran and walked 5 miles on very hilly roads and averaged about 13 minutes per mile.</text:p>
      <text:p text:style-name="P51"/>
      <text:p text:style-name="P51"/>
      <text:p text:style-name="P51">Fri April 24, 2020 <text:s/><text:span text:style-name="T1">5 miles</text:span> </text:p>
      <text:p text:style-name="P51">I ran and walked 5 miles on very hilly roads and averaged about 13 minutes per mile.</text:p>
      <text:p text:style-name="P51"/>
      <text:p text:style-name="P51"/>
      <text:p text:style-name="P51"/>
      <text:p text:style-name="P51"><text:span text:style-name="T1">In the last week: 31.9 miles</text:span> </text:p>
      <text:p text:style-name="P23"/>
      <text:p text:style-name="P23"/>
      <text:p text:style-name="P23"/>
      <text:p text:style-name="P23"/>
      <text:p text:style-name="P76"><text:soft-page-break/>Sat April 25, 2020 <text:span text:style-name="T1">4.7 miles</text:span></text:p>
      <text:p text:style-name="P90">warm up: <text:s/><text:span text:style-name="T2">2 miles at about 10:15/mile mainly on hilly 510 m cemetery loop. <text:s/>Rest 5:00</text:span></text:p>
      <text:p text:style-name="P90">Run: <text:span text:style-name="T2">5 x 510 meters with 250 meter jogs, and 3 minutes between each run. </text:span></text:p>
      <text:p text:style-name="P76">Times for the runs: 2:49, 2:41, 2:29, 2:27, 2:18.5(7:17/mile pace for the last run)</text:p>
      <text:p text:style-name="P90">Warm down: <text:span text:style-name="T2"><text:s text:c="2"/>½ mile</text:span></text:p>
      <text:p text:style-name="P76"/>
      <text:p text:style-name="P90"><text:span text:style-name="T2">Sun April 26, 2020 </text:span>3 miles </text:p>
      <text:p text:style-name="P76">I ran 3 miles on very hilly roads and averaged 11:49/mile.</text:p>
      <text:p text:style-name="P76"/>
      <text:p text:style-name="P76">Mon April 27, 2020 <text:span text:style-name="T1">5 miles</text:span> <text:s/></text:p>
      <text:p text:style-name="P90">warm up: <text:span text:style-name="T2">0.5 miles to the 510 meter hilly cemetery loop and rest 1 minute.</text:span></text:p>
      <text:p text:style-name="P90">Run:<text:span text:style-name="T2"> 4 miles on the loop which is 12 loops plus about 320 more meters.</text:span></text:p>
      <text:p text:style-name="P76">The total ascent on the 4 mile run was about 300 feet.</text:p>
      <text:p text:style-name="P90">Mile Splits: <text:s/><text:span text:style-name="T2">10:40, 10:05, 10:04, 8:41 Time: 39:30</text:span></text:p>
      <text:p text:style-name="P90">Warm down:<text:span text:style-name="T2"> <text:s/>Rest 5 minutes and jog 0.5 miles home.</text:span></text:p>
      <text:p text:style-name="P76"/>
      <text:p text:style-name="P90"><text:span text:style-name="T2">Tues April 28, 2020 </text:span>4.5 miles </text:p>
      <text:p text:style-name="P76">I ran on the 510 meter hilly cemetery loop.</text:p>
      <text:p text:style-name="P90">warm up:<text:span text:style-name="T2"> 1 mile</text:span></text:p>
      <text:p text:style-name="P90">Run:<text:span text:style-name="T2"> 1 x 510 meters in 2:59, ¼ mile jog, </text:span></text:p>
      <text:p text:style-name="P76">1 x 1020 meters in 2:54+2:53, 510 meter jog</text:p>
      <text:p text:style-name="P76">1 x 1mile in 8:08, Splits: 2:44, 2:39, 2:22, 23</text:p>
      <text:p text:style-name="P90">Warm down:<text:span text:style-name="T2"> 1 mile jog</text:span></text:p>
      <text:p text:style-name="P76"/>
      <text:p text:style-name="P90"><text:span text:style-name="T2">Wed April 29, 2019 </text:span>5 miles<text:span text:style-name="T2"> </text:span></text:p>
      <text:p text:style-name="P90">warm up:<text:span text:style-name="T2"> <text:s/>½ mile</text:span></text:p>
      <text:p text:style-name="P90">Run:<text:span text:style-name="T2"> <text:s/>3 <text:s/>times mainly down and back up again on the <text:s/>Greendale Cemetery hill. The total distance for each run was 1.5 miles. </text:span></text:p>
      <text:p text:style-name="P76">There is a total ascent of 176 feet over the 1.5 miles. </text:p>
      <text:p text:style-name="P76">I rested 2 minutes after the first two runs.</text:p>
      <text:p text:style-name="P90">Times:<text:span text:style-name="T2"> 14:54 (9:56/mile), 14:33 (9:42/mile), 13:43 (9:09/mi) </text:span></text:p>
      <text:p text:style-name="P76">I felt good doing this tough workout.</text:p>
      <text:p text:style-name="P76"/>
      <text:p text:style-name="P76">Thurs April 30, 2019 <text:span text:style-name="T1">4.94 miles </text:span>on the 510 meter hilly cemetery loop.</text:p>
      <text:p text:style-name="P76"><text:span text:style-name="T1">warm up: </text:span>0.25 miles</text:p>
      <text:p text:style-name="P90">Run and walk: <text:span text:style-name="T2">I ran and walked 14 loops with about 160 yards of walking during each loop. <text:s/>Distance: 4.44 miles, Total ascent: 310 feet, Time: 56:52, Average pace 12:49/mile</text:span></text:p>
      <text:p text:style-name="P90">Warm down: <text:span text:style-name="T2"><text:s/></text:span><text:s/><text:span text:style-name="T2">0.25 miles</text:span></text:p>
      <text:p text:style-name="P76"/>
      <text:p text:style-name="P76">Fri May 1, 2019 <text:span text:style-name="T1">4.94 miles</text:span> on the 510 meter hilly cemetery loop, the same as yesterday.</text:p>
      <text:p text:style-name="P76"><text:span text:style-name="T1">warm up: </text:span>0.25 miles</text:p>
      <text:p text:style-name="P90">Run and walk: <text:span text:style-name="T2">I ran and walked 14 loops with about 170 yards of walking during each loop. <text:s/>Distance: 4.44 miles, Total ascent: 310 feet, Time: 54:44, Average pace 12:20/mile</text:span></text:p>
      <text:p text:style-name="P90">Warm down:<text:span text:style-name="T2"> <text:s text:c="2"/>0.25 miles</text:span></text:p>
      <text:p text:style-name="P90">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4">In the last week: 28 miles</text:p>
      <text:p text:style-name="P76"><text:soft-page-break/>Sat May 9, 2020 <text:span text:style-name="T1">4 miles </text:span><text:s text:c="2"/></text:p>
      <text:p text:style-name="P76">I ran on the 510 meter hilly cemetery loop</text:p>
      <text:p text:style-name="P90">warm up: <text:span text:style-name="T2">0.25 miles</text:span> <text:s text:c="2"/></text:p>
      <text:p text:style-name="P90">Run: <text:span text:style-name="T2">1 mile in 9:21 (total ascent 66 feet)</text:span></text:p>
      <text:p text:style-name="P90">Run and walk:<text:span text:style-name="T2"> 7 loops (2.22 miles) averaging 11:45/mile. <text:s/>On each loop, I ran mainly downhill 310 meters at about 9:00/ mile and walked all uphill 200 meters at about 16:00/mile. <text:s/>Total ascent over the run was about 154 feet.</text:span></text:p>
      <text:p text:style-name="P90">Warm down:<text:span text:style-name="T2"> 0.5 miles</text:span></text:p>
      <text:p text:style-name="P76"/>
      <text:p text:style-name="P90"><text:span text:style-name="T2">Sun May 10, 2020 </text:span>5.4 miles<text:span text:style-name="T2"> <text:s text:c="2"/></text:span></text:p>
      <text:p text:style-name="P76">It is 0.75 miles from the very top of Greendale Cemetery to just out side the entrance at the bottom of the cemetery. <text:s/>The total elevation change is 210 feet from top to bottom. <text:s/></text:p>
      <text:p text:style-name="P90">warm up: <text:span text:style-name="T2">0.3 miles</text:span></text:p>
      <text:p text:style-name="P76">I ran the hill from top to bottom and back up three times with no rests in a time of <text:s/></text:p>
      <text:p text:style-name="P76">45:37 or 10:08/mile. <text:s/>The total ascent along the 4.5 miles was 630 feet. </text:p>
      <text:p text:style-name="P76"><text:span text:style-name="T1">Splits:</text:span> <text:s/>6:55 (down) + 8:48 (up) = 15:33</text:p>
      <text:p text:style-name="P76"><text:s text:c="13"/>6:52 (down) + 8:51 (up) = 15:43</text:p>
      <text:p text:style-name="P76"><text:s text:c="13"/>6:42 (down) + 7:39 (up) = 14:21</text:p>
      <text:p text:style-name="P76">The last uphill felt relatively easy.</text:p>
      <text:p text:style-name="P90">Warm down: <text:span text:style-name="T2">Rest a few minutes and 0.6 miles on the cemetery loop. </text:span></text:p>
      <text:p text:style-name="P90"/>
      <text:p text:style-name="P90"><text:span text:style-name="T2">Mon May 11, 2020 </text:span>2.2 miles<text:span text:style-name="T2"> on hilly roads averaging 10:22/mile.</text:span></text:p>
      <text:p text:style-name="P76"/>
      <text:p text:style-name="P90"><text:span text:style-name="T2">Tues May 12, 2020 </text:span>4.4 miles</text:p>
      <text:p text:style-name="P90">Run: <text:s/><text:span text:style-name="T2">3.4 miles on hilly roads and grass at the Allegheny College athletic field averaging 10:12/mile. </text:span></text:p>
      <text:p text:style-name="P90">Warm down:<text:span text:style-name="T2"> <text:s/>Rest 3 minutes and 1 mile jog home.</text:span></text:p>
      <text:p text:style-name="P76"/>
      <text:p text:style-name="P90"><text:span text:style-name="T2">Wed May 13, 2020 </text:span>5 miles<text:span text:style-name="T2"> <text:s/></text:span></text:p>
      <text:p text:style-name="P90">warm up: <text:span text:style-name="T2">On mile to the Allegheny athletic field and rest 3 minutes.</text:span></text:p>
      <text:p text:style-name="P90">Run: <text:span text:style-name="T2">2 </text:span>x <text:span text:style-name="T2">1.5 miles on a hilly course with a 7 minute rest between.</text:span></text:p>
      <text:p text:style-name="P76">Ascent for first 0.75 miles: about 40 feet, Ascent for second 0.75 miles: about 50 feet</text:p>
      <text:p text:style-name="P90">Times:<text:span text:style-name="T2"> (7:26 + 7:23) = 14:49 or 9:51/mile</text:span></text:p>
      <text:p text:style-name="P76"><text:s text:c="13"/>(6:53 + 6:27) = 13:20 or 8:52/mile</text:p>
      <text:p text:style-name="P90">Warm down:<text:span text:style-name="T2"> rest 5 minutes and 1 mile jog home</text:span></text:p>
      <text:p text:style-name="P76"/>
      <text:p text:style-name="P90"><text:span text:style-name="T2">Thur May 14, 2020 </text:span>5 miles <text:span text:style-name="T2">on</text:span> <text:span text:style-name="T2">hilly roads and grass. Total ascent: 310 ft, Ave pace 10:38 <text:s/></text:span></text:p>
      <text:p text:style-name="P76"/>
      <text:p text:style-name="P76">Fri May 15, 2020 <text:span text:style-name="T1"><text:s/>4.3 miles</text:span></text:p>
      <text:p text:style-name="P76"><text:span text:style-name="T1">warm up:</text:span> 0.3 miles </text:p>
      <text:p text:style-name="P76">Run: I ran down ½ mile and up ½ mile on the hill in Greendale Cemetery and repeated 3 more times with no stopping along the way. <text:s/>Mile splits: 11:21, 11:20, 11:17, 11:04. The elevation change along the 4 mile run was 496 feet.</text:p>
      <text:p text:style-name="P76"/>
      <text:p text:style-name="P90">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088372164880181541"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8"><text:soft-page-break/>Sat June 6, 2020 <text:span text:style-name="T1">6.2 miles <text:s/></text:span></text:p>
      <text:p text:style-name="P60">warm up: <text:span text:style-name="T2">3 miles at various paces mainly out and back on Limber Rd and rest 5:00</text:span></text:p>
      <text:p text:style-name="P60">Run:<text:span text:style-name="T2"> I ran on the Greendale Cemetery loop.</text:span></text:p>
      <text:p text:style-name="P59">6 x ¼ mile with a ¼ mile jog after each run.</text:p>
      <text:p text:style-name="P59">Each ¼ mile run was half down and half uphill with vertical decent and ascent of about 20 feet. Times for the runs: 1:57, 1:57, 1:56, 1:58, 1:55, 1:48. The jogs were about 3:20.</text:p>
      <text:p text:style-name="P61">Warm down:<text:span text:style-name="T2"> 0.2 mile jog.</text:span></text:p>
      <text:p text:style-name="P59">I ran the ¼ miles faster today than on Sat May 23, 2020 (2 weeks ago). I think the longer warm up today made me feel better.</text:p>
      <text:p text:style-name="P59"/>
      <text:p text:style-name="P59">Sun June 7, 2020 <text:span text:style-name="T1">5.7 miles</text:span></text:p>
      <text:p text:style-name="P59"><text:span text:style-name="T1">warm up: </text:span><text:s/>0.3 mile jog and rest 5 minutes.</text:p>
      <text:p text:style-name="P61">Run: <text:span text:style-name="T2">I ran my “Old Morning Loop” that I used to run a lot. <text:s/>The course is 5 miles and has a total vertical ascent of 400 feet as measured on Google Earth. </text:span></text:p>
      <text:p text:style-name="P59">Average pace: 9:37/mile, Last mile: 8:39</text:p>
      <text:p text:style-name="P61">Warm down: <text:span text:style-name="T2"><text:s/>0.4 mile jog</text:span></text:p>
      <text:p text:style-name="P59"/>
      <text:p text:style-name="P61"><text:span text:style-name="T2">Mon June 8, 2020 </text:span>4.25 miles <text:s text:c="2"/></text:p>
      <text:p text:style-name="P59">I ran 4.25 miles on hilly roads and grass at various paces.</text:p>
      <text:p text:style-name="P59"/>
      <text:p text:style-name="P59">Tues June 9, 2020 <text:span text:style-name="T1">3.1 miles</text:span></text:p>
      <text:p text:style-name="P59">I ran 3.1 miles mainly on the 510 meter cemetery loop. This run included a 2 miles portion that was somewhat faster. The mile splits for the 2 miles were: 9:51 and 8:46</text:p>
      <text:p text:style-name="P59"/>
      <text:p text:style-name="P59">Wed June 10, 2020 <text:span text:style-name="T1">5 miles</text:span></text:p>
      <text:p text:style-name="P59">I ran my morning loop again as I did on Sunday but today I had no warm up.</text:p>
      <text:p text:style-name="P59">5 miles at an average pace of 9:57/mile, Last mile: 8:51</text:p>
      <text:p text:style-name="P59"/>
      <text:p text:style-name="P61"><text:span text:style-name="T2">Thurs June 11, 2020 </text:span>4.25 miles</text:p>
      <text:p text:style-name="P61">warm up: <text:span text:style-name="T2">0.25 to Greendale Cemetery, 1 mile in 10:16 and rest 5 minutes.</text:span></text:p>
      <text:p text:style-name="P61">Run:<text:span text:style-name="T2"> 2 miles on the 510 meter cemetery loop. Mile Splits: 9:03 and 8:38,</text:span></text:p>
      <text:p text:style-name="P59">Sum of vertical ascents over the 2 miles: 140 feet, </text:p>
      <text:p text:style-name="P61">Warm down:<text:span text:style-name="T2"> 1 mile jog</text:span></text:p>
      <text:p text:style-name="P59"/>
      <text:p text:style-name="P61"><text:span text:style-name="T2">Fri June 12, 2020 </text:span>3.6 miles<text:span text:style-name="T2"> <text:s/></text:span></text:p>
      <text:p text:style-name="P59">I ran 3.6 miles at various paces and no faster than about 10:00/mile. <text:s/>I am resting up for a faster workout tomorrow.</text:p>
      <text:p text:style-name="P59"/>
      <text:p text:style-name="P61">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9">I ran the “morning loop” with no warm up.</text:p>
      <text:p text:style-name="P59">5 miles at an average pace of 11:35/mile, Last mile: 10:00</text:p>
      <text:p text:style-name="P59"/>
      <text:p text:style-name="P59">Mon June 15, 2020 <text:span text:style-name="T1">4.2 miles </text:span></text:p>
      <text:p text:style-name="P59">I ran 4.2 miles including a 3.17 mile run which is 10 cemetery loops (each loop is 3.17 miles as measured with a wheel). I increased speed with each loop.</text:p>
      <text:p text:style-name="P59">Time for 10 loops: 32:09 or 10:09/mile, Total of vertical ascents 220 feet</text:p>
      <text:p text:style-name="P71">Loop times: 3:35(11:18/mile), 3:31, 3:27, 3:21, 3:18, 3:15, 3:09, 3:05, 3:01, 2:28(7:47/mile)</text:p>
      <text:p text:style-name="P71"/>
      <text:p text:style-name="P71">Tues June 16, 2020 <text:span text:style-name="T1">5.5 miles </text:span></text:p>
      <text:p text:style-name="P71">I ran at the Allegheny College athletic field.</text:p>
      <text:p text:style-name="P67">warm up: <text:span text:style-name="T2">2 miles on hilly grass and rest a few minutes</text:span></text:p>
      <text:p text:style-name="P67">Run:<text:span text:style-name="T2"> 7 x ¼ mile with about 1/8 mile jog between. <text:s/>I ran on the road leading to parking lot and the parking lot.</text:span></text:p>
      <text:p text:style-name="P71"><text:span text:style-name="T1">Times for ¼ mile runs:</text:span> <text:s/>2:00(8:00/mile), 1:55, 1:52, 1:44, 1:41, 1:45, 1:39(6:36/mile)</text:p>
      <text:p text:style-name="P71">The jogs between the runs took about 1:50.</text:p>
      <text:p text:style-name="P67">Warm down: <text:span text:style-name="T2">1 mile on the grass.</text:span> </text:p>
      <text:p text:style-name="P67"/>
      <text:p text:style-name="P59">Wed June 17, 2020 <text:span text:style-name="T1">4 miles </text:span></text:p>
      <text:p text:style-name="P59">I ran about the same workout as 2 days ago but I did not try to increase my speed on each loop of the 10 loop run. </text:p>
      <text:p text:style-name="P59"><text:span text:style-name="T1">Run:</text:span> 4 miles including a 3.17 mile run which is 10 cemetery loops</text:p>
      <text:p text:style-name="P59">Time for 10 loops: 30:52 or 9:44/mile, Total of vertical ascents 220 feet</text:p>
      <text:p text:style-name="P59"/>
      <text:p text:style-name="P59">Thur June 18, 2020 <text:span text:style-name="T1">1.5 miles</text:span></text:p>
      <text:p text:style-name="P71">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0"><text:soft-page-break/>Sat June 20, 2020 4.85 miles <text:s/></text:p>
      <text:list xml:id="list1550677116075823943" text:style-name="L6">
        <text:list-item>
          <text:list>
            <text:list-header>
              <text:p text:style-name="P188"><text:span text:style-name="T1">warm up:</text:span> 0.2 mile jog and rest 2 minutes</text:p>
              <text:p text:style-name="P188"><text:span text:style-name="T1">Run:</text:span> 4.4 miles averaging 10:21 on hilly roads in California MD</text:p>
            </text:list-header>
          </text:list>
        </text:list-item>
      </text:list>
      <text:p text:style-name="P76">Mile splits: 11:51, 10:38, 10:19, 9:23 and the last <text:s/>0.4 miles at 8:27/mile</text:p>
      <text:p text:style-name="P76"><text:span text:style-name="T1">Warm down:</text:span> rest 2 minutes and 0.25 jog</text:p>
      <text:p text:style-name="P76"/>
      <text:p text:style-name="P90">Sun June 21, 2020 6 miles on a hot, humid day</text:p>
      <text:p text:style-name="P90">Run: <text:span text:style-name="T2">6</text:span> <text:span text:style-name="T2">miles averaging 10:20/mile on hilly roads in California MD</text:span></text:p>
      <text:p text:style-name="P76">Mile splits: 10:59, 10:50, 10:11, 10:42, 9:59, 9:29</text:p>
      <text:p text:style-name="P90">Warm down:<text:span text:style-name="T2"> <text:s text:c="2"/>0.25 mile walk</text:span></text:p>
      <text:p text:style-name="P76"/>
      <text:p text:style-name="P90"><text:span text:style-name="T2">Mon June 22, 2020 </text:span>4.5 miles<text:span text:style-name="T2"> It was not quite as hot as yesterday.</text:span></text:p>
      <text:p text:style-name="P90">I ran the same course as yesterday but left out the middle 2 miles.</text:p>
      <text:p text:style-name="P90">warm up:<text:span text:style-name="T2"> ¼ mile jog and rest 2 minutes</text:span></text:p>
      <text:p text:style-name="P90">Run:<text:span text:style-name="T2"> 4 miles averaging 9:22/mile on hilly roads in California MD, </text:span></text:p>
      <text:p text:style-name="P76">Total vertical ascent: 155 feet along the 4 miles </text:p>
      <text:p text:style-name="P76">Mile Splits: 10:20, 9:40, 8:57, 8:33</text:p>
      <text:p text:style-name="P90">Warm down:<text:span text:style-name="T2"> ¼ mile jog <text:s text:c="2"/></text:span><text:s text:c="2"/></text:p>
      <text:p text:style-name="P90"/>
      <text:p text:style-name="P90"><text:span text:style-name="T2">Tues June 23, 2020 </text:span>5.6 miles<text:span text:style-name="T2"> </text:span></text:p>
      <text:p text:style-name="P90">I ran the same 4 mile course as yesterday. </text:p>
      <text:p text:style-name="P90">warm up:<text:span text:style-name="T2"> 1 mile jog and rest 2 minutes</text:span></text:p>
      <text:p text:style-name="P90">Run:<text:span text:style-name="T2"> 4 miles averaging 9:12/mile on hilly roads in California MD, </text:span></text:p>
      <text:p text:style-name="P76">Total vertical ascent: 155 feet along the 4 miles,Mile Splits: 9:55, 9:24, 8:53, 8:36</text:p>
      <text:p text:style-name="P90">Warm down:<text:span text:style-name="T2"> rest 3 minutes and 0.6 mile jog <text:s text:c="2"/></text:span><text:s text:c="2"/></text:p>
      <text:p text:style-name="P90"/>
      <text:p text:style-name="P90"><text:span text:style-name="T2">Wed June 24, 2020 </text:span>5.6 miles<text:span text:style-name="T2"> </text:span></text:p>
      <text:p text:style-name="P90">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0">warm up:<text:span text:style-name="T2"> 2 miles at 10:51/mile and rest 4 minutes</text:span></text:p>
      <text:p text:style-name="P90">Run:<text:span text:style-name="T2"> 3 miles averaging 8:44/mile on hilly roads in California MD, </text:span></text:p>
      <text:p text:style-name="P76">Total vertical ascent: about 135 feet along the 4 miles,Mile Splits: 9:16, 8:45, 8:10 </text:p>
      <text:p text:style-name="P90">Warm down:<text:span text:style-name="T2"> rest 3 minutes and 0.6 mile jog </text:span></text:p>
      <text:p text:style-name="P76"/>
      <text:p text:style-name="P90"><text:span text:style-name="T2">Thur June 25, 2020 </text:span>1.5 miles<text:span text:style-name="T2"> <text:s/>in about 18:00 on roads near Spring Village</text:span> </text:p>
      <text:p text:style-name="P90"/>
      <text:p text:style-name="P76">Fri June 26, 2020 <text:span text:style-name="T1">3.35 miles</text:span> </text:p>
      <text:p text:style-name="P90">warm up:<text:span text:style-name="T2"> 0.75 mile jog and rest 2 minutes</text:span></text:p>
      <text:p text:style-name="P90">Run: <text:span text:style-name="T2">2 miles out and back on the same course I ran 2 days ago but today I left out the middle mile that I ran 2 days ago. I was surprised that I did not need as much warm up as usual.</text:span></text:p>
      <text:p text:style-name="P76">Time: 16:50 or 8:25/mile</text:p>
      <text:p text:style-name="P76">Mile splits: 8:42, 8:08. The last ¼ mile was in 1:50 (7:20/mile pace) on a level path.</text:p>
      <text:p text:style-name="P90">Warm down: 0.6 miles</text:p>
      <text:p text:style-name="P90">In the last week: 31.1 miles</text:p>
      <text:p text:style-name="P90"><text:soft-page-break/><text:span text:style-name="T2">Sat June 27, 2020</text:span> 5.3 miles <text:s text:c="3"/><text:span text:style-name="T2">I ran roads in Ortley Beach NJ with very little elevation changes.</text:span> </text:p>
      <text:p text:style-name="P90">warm up:<text:span text:style-name="T2"> 1 mile in 10:55 </text:span></text:p>
      <text:p text:style-name="P76"><text:span text:style-name="T1">Run:</text:span> 4.3 miles in 37:29 or 9:22/mile</text:p>
      <text:p text:style-name="P76">Splits: 9:46, 9:34, 9:26, 8:43, and the last 0.3 miles at 8:29/mile</text:p>
      <text:p text:style-name="P76"/>
      <text:p text:style-name="P90"><text:span text:style-name="T2">Sun June 28, 2020</text:span> 4.5 miles <text:s text:c="3"/><text:span text:style-name="T2">I ran on roads in Fairfield NJ with very little elevation changes.</text:span> <text:s/><text:span text:style-name="T2"><text:s/></text:span></text:p>
      <text:p text:style-name="P76"><text:span text:style-name="T1">Run:</text:span> 4 miles averaging 10:00/mile on a hot day</text:p>
      <text:p text:style-name="P76">Splits: 10:50, 10:06, 9:54, 9:00 <text:s/>The last ¼ mile at 8:00/mile</text:p>
      <text:p text:style-name="P90">Warm down: <text:span text:style-name="T2">½ mile jog</text:span></text:p>
      <text:p text:style-name="P76"/>
      <text:p text:style-name="P90"><text:span text:style-name="T2">Mon June 29, 2020</text:span> 5 miles <text:s text:c="3"/><text:span text:style-name="T2">I ran on roads in Fairfield NJ with very little elevation changes.</text:span></text:p>
      <text:p text:style-name="P90">warm up:<text:span text:style-name="T2"> ¼ mile walk, 1 mile in 9:31 and rest 3 minutes</text:span> </text:p>
      <text:p text:style-name="P76"><text:span text:style-name="T1">Run:</text:span> 8 x 0.2 miles with a 0.2 mile jog between these runs</text:p>
      <text:p text:style-name="P76">Times for the 0.2 mile runs: </text:p>
      <text:p text:style-name="P76">1:28(7:17/mile), 1:28, 1:30, 1:31, 1:28, 1:28,1:23.9(6:59/mile), 1:29 <text:s text:c="2"/>Average: 1:28</text:p>
      <text:p text:style-name="P76">The 0.2 mile jogs between the runs were in about 2:40 <text:s text:c="2"/></text:p>
      <text:p text:style-name="P90">Warm down:<text:span text:style-name="T2"> rest about 3 minutes and 1 mile in 10:48</text:span></text:p>
      <text:p text:style-name="P76"/>
      <text:p text:style-name="P90"><text:span text:style-name="T2">Tues June 30, 2020</text:span> 3.6 miles <text:s text:c="2"/><text:span text:style-name="T2">I ran on roads in Fairfield NJ with very little elevation changes.</text:span></text:p>
      <text:p text:style-name="P90">warm up:<text:span text:style-name="T2"> 1.2 miles at 10:36/mile and rest 3 minutes</text:span> </text:p>
      <text:p text:style-name="P76"><text:span text:style-name="T1">Run:</text:span> 1 mile in 7:52, I ran out and back on a ½ mile stretch of road.</text:p>
      <text:p text:style-name="P90">Warm down:<text:span text:style-name="T2"> rest about 3 minutes and 1.4 miles at 9:38/mile</text:span></text:p>
      <text:p text:style-name="P76"/>
      <text:p text:style-name="P90"><text:span text:style-name="T2">Wed July 1, 2020</text:span> 2.5 miles <text:s text:c="5"/><text:span text:style-name="T2">I ran on roads in Fairfield NJ with very little elevation changes.</text:span></text:p>
      <text:p text:style-name="P90">warm up:<text:span text:style-name="T2"> ¼ <text:s/>mile walk, 1 mile in 10:20 and rest 2 min</text:span></text:p>
      <text:p text:style-name="P76"><text:span text:style-name="T1">Run:</text:span> 1 mile in 8:06, </text:p>
      <text:p text:style-name="P94">Warm down:<text:span text:style-name="T2"> ¼ <text:s/>mile jog <text:s text:c="110"/></text:span></text:p>
      <text:p text:style-name="P90">WE ARE BACK IN MEADVILLE!</text:p>
      <text:p text:style-name="P76">Thurs July 2, 2020 <text:span text:style-name="T1">5.2 miles <text:s/>(A similar workout to the one on Thur May 28, 2020)</text:span></text:p>
      <text:p text:style-name="P76">I ran on the hill from the very top of Greendale Cemetery to Jefferson Street. The hill is 0.806 miles long with an elevation change of 216 feet..</text:p>
      <text:p text:style-name="P76"><text:span text:style-name="T1">warm up:</text:span> 1.4 miles and rest a minute </text:p>
      <text:p text:style-name="P76"><text:span text:style-name="T1">Run:</text:span> I ran 2 times down and up the hill. Time for 3.22 miles: 31:36 or 9:49/mile (On May 28 Ave Pace was 10:28/mile)</text:p>
      <text:p text:style-name="P76">Splits: 1<text:span text:style-name="T5">st</text:span> time: Down 7:15 or 9:08/mile, Up 9:13 or 11:25/mile</text:p>
      <text:p text:style-name="P76"><text:s text:c="11"/>2<text:span text:style-name="T5">nd</text:span> time: Down 6:48 or 8:27/mile, Up 8:20 or 10:18/mile</text:p>
      <text:p text:style-name="P90">Warm down: <text:s/><text:span text:style-name="T2">Rest a minute and jog 0.6 miles</text:span></text:p>
      <text:p text:style-name="P76"/>
      <text:p text:style-name="P90"><text:span text:style-name="T2">Fri July 3, 2020 </text:span>4.3 miles</text:p>
      <text:p text:style-name="P90">warm up: <text:s/><text:span text:style-name="T2">0.3 mile jog to the Greendale Cemetery loop</text:span></text:p>
      <text:p text:style-name="P90">Run:<text:span text:style-name="T2"> 3.8 miles (12 loops) Time: 39:59 or 10:31/mile, Sum of vertical ascents: 264 feet</text:span></text:p>
      <text:p text:style-name="P90">Warm down:<text:span text:style-name="T2"> rest 3 minutes and 0.2 mile jog </text:span></text:p>
      <text:p text:style-name="P76"/>
      <text:p text:style-name="P10">In the last week: 30.4 miles <text:s/></text:p>
      <text:p text:style-name="P10">I have run at least 1.5 miles every day for the last 73 days.</text:p>
      <text:p text:style-name="P90"><text:soft-page-break/><text:span text:style-name="T2">Sat July 4, 2020 </text:span>4.3 miles <text:s text:c="8"/>(The same workout as yesterday.)</text:p>
      <text:p text:style-name="P90">warm up: <text:s/><text:span text:style-name="T2">0.3 mile jog to the Greendale Cemetery loop</text:span></text:p>
      <text:p text:style-name="P90">Run:<text:span text:style-name="T2"> 3.8 miles (12 loops) Time: 39:46 or 10:28/mile, Sum of vertical ascents: 264 feet</text:span></text:p>
      <text:p text:style-name="P90">Warm down:<text:span text:style-name="T2"> rest 3 minutes and 0.2 mile jog</text:span></text:p>
      <text:p text:style-name="P76"/>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0">Run: <text:s/><text:span text:style-name="T2">5 miles on very hilly roads averaging 10:45/mile</text:span></text:p>
      <text:p text:style-name="P90">Warm down: <text:span text:style-name="T2">0.6 mile walk with Mary Jane on cemetery loop</text:span></text:p>
      <text:p text:style-name="P90"/>
      <text:p text:style-name="P90"><text:span text:style-name="T2">Tues July 7, 2020 </text:span>4.5 <text:s/>miles</text:p>
      <text:p text:style-name="P90">Run: <text:s/><text:span text:style-name="T2">4.5 miles on hilly roads and grass averaging 10:31/mile</text:span></text:p>
      <text:p text:style-name="P90">Warm down: <text:span text:style-name="T2">rest a few minutes and 1 mile walk with Mary Jane on cemetery loop</text:span></text:p>
      <text:p text:style-name="P76"/>
      <text:p text:style-name="P90"><text:span text:style-name="T2">Wed July 8, 2020 </text:span>2 miles</text:p>
      <text:p text:style-name="P76">The ball of my left foot hurts a little. It felt better when I ran with a forefoot strike.</text:p>
      <text:p text:style-name="P76">After running I soaked my foot in epsom salt in warm water.</text:p>
      <text:p text:style-name="P76"/>
      <text:p text:style-name="P76">Thur July 9, 2020 <text:span text:style-name="T1">4 miles </text:span><text:s/></text:p>
      <text:p text:style-name="P76">I ran on a 0.75 mile grass loop at the athletic field. <text:s/>The loop has a 50 ft vertical ascent. I thought the grass would be good for my soar left foot and it was.</text:p>
      <text:p text:style-name="P76"><text:span text:style-name="T1">warm up:</text:span> <text:s/>0.75 miles at 11:00/mile</text:p>
      <text:p text:style-name="P90">Run: <text:span text:style-name="T2">3 miles on the loop. Average paces for each of the 4 loops:</text:span></text:p>
      <text:p text:style-name="P76">10:05, 9:50, 9:42 and 9:18/mile</text:p>
      <text:p text:style-name="P90">Warm down: <text:s/><text:span text:style-name="T2">Rest a few minutes and 0.25 mile jog</text:span></text:p>
      <text:p text:style-name="P76">Later I walked a mile with Mary Jane on the cemetery loop.</text:p>
      <text:p text:style-name="P76"/>
      <text:p text:style-name="P76">Fri July 10, 2020 <text:span text:style-name="T1">4.25 miles</text:span></text:p>
      <text:p text:style-name="P76">I ran on a 0.75 mile grass loop at the athletic field. <text:s/>The loop has a 50 ft vertical ascent. <text:s text:c="2"/></text:p>
      <text:p text:style-name="P76">I ran the same workout as yesterday except I did not use the first loop as a warm up.</text:p>
      <text:p text:style-name="P90">I felt a lot better than yesterday.</text:p>
      <text:p text:style-name="P90">Run: <text:span text:style-name="T2">3.75 miles on the loop. <text:s/>Average paces for each of the 5 loops:</text:span></text:p>
      <text:p text:style-name="P76">Yesterday: 11:00, 10:05, 9:50, 9:42 and 9:18/mile</text:p>
      <text:p text:style-name="P76">Today: <text:s text:c="8"/>9:43, <text:s text:c="2"/>9:27, 9:23, 9:20 and 8:40/mile </text:p>
      <text:p text:style-name="P90">Warm down: <text:s/><text:span text:style-name="T2">Rest a few minutes and 0.5 mile jog</text:span></text:p>
      <text:p text:style-name="P76">Later I walked a mile with Mary Jane on the cemetery loop.</text:p>
      <text:p text:style-name="P76"/>
      <text:p text:style-name="P90">In the last week week: 31.3 miles</text:p>
      <text:p text:style-name="P90"/>
      <text:p text:style-name="P76"><text:soft-page-break/>Sat July 11, 2020 <text:span text:style-name="T1">2.5 miles</text:span> <text:s/></text:p>
      <text:p text:style-name="P76"><text:span text:style-name="T1">warm up:</text:span> 0.25 miles to Greendale Cemetery loop</text:p>
      <text:p text:style-name="P76"><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6"><text:soft-page-break/>Sat July 18, 2020 <text:span text:style-name="T1">4 miles</text:span> <text:s/></text:p>
      <text:p text:style-name="P76"><text:span text:style-name="T1">Run:</text:span> 4 miles on hilly roads averaging 10:15/mile, Splits: 11:38, 9:57, 9:49, 9:33 </text:p>
      <text:p text:style-name="P76">Total of ascents along the way: 267 feet</text:p>
      <text:p text:style-name="P76"/>
      <text:p text:style-name="P76">Sun July 19, 2020 <text:span text:style-name="T1">7.9 miles</text:span> <text:s/></text:p>
      <text:p text:style-name="P76">I ran on a relatively flat 1.8 mile loop that I have not run on in a long time. It consists of Devore Rd, Springs Rd, Alden St and Oakgrove Ave.</text:p>
      <text:p text:style-name="P76"><text:span text:style-name="T1">Run:</text:span> <text:s/>4 x 1.8 miles with a 5 minute rest between each run. </text:p>
      <text:p text:style-name="P76">1<text:span text:style-name="T5">st</text:span> <text:s/>loop, Time 18:47, 10:26/mile</text:p>
      <text:p text:style-name="P76">2<text:span text:style-name="T5">nd</text:span> loop, Time 16:01, <text:s text:c="2"/>8:54/mile <text:s/></text:p>
      <text:p text:style-name="P76">3<text:span text:style-name="T5">rd</text:span> loop, Time <text:s/>15:44, <text:s/>8:44/mile</text:p>
      <text:p text:style-name="P76">4<text:span text:style-name="T5">th</text:span> loop, Time <text:s/>15:07, <text:s/>8:24/mile</text:p>
      <text:p text:style-name="P76">Ave Time for last 3 loops, <text:s/>15:37, 8:41/mile</text:p>
      <text:p text:style-name="P76"><text:span text:style-name="T1">Warm down:</text:span> <text:s/>rest 5 minutes and 0.5 mile jog</text:p>
      <text:p text:style-name="P76"/>
      <text:p text:style-name="P76">Mon July 20, 2020 <text:span text:style-name="T1">4.5 miles</text:span> <text:s/></text:p>
      <text:p text:style-name="P76"><text:span text:style-name="T1">warm up:</text:span> 0.25 miles to the cemetery loop</text:p>
      <text:p text:style-name="P76"><text:span text:style-name="T1">Run:</text:span> 4 miles on the loop averaging 10:33/mile, Sum of ascents: 280 feet</text:p>
      <text:p text:style-name="P76"><text:span text:style-name="T1">Splits:</text:span> <text:s/>11:20, 10:30, 10:14, 10:10, Average pace: 10:33</text:p>
      <text:p text:style-name="P76"><text:span text:style-name="T1">Warm down:</text:span> 0.25 miles home</text:p>
      <text:p text:style-name="P76"/>
      <text:p text:style-name="P76">Tues July 21, 2020 <text:span text:style-name="T1">4.5 miles</text:span> <text:s text:c="2"/>Same workout as yesterday.</text:p>
      <text:p text:style-name="P76"><text:span text:style-name="T1">Splits:</text:span> <text:s/>10:29, 10:35, 10:21, 10:01, Average pace: 10:22</text:p>
      <text:p text:style-name="P76"/>
      <text:p text:style-name="P76">Wed July 22, 2020 <text:span text:style-name="T1">4.5 miles</text:span> <text:s text:c="2"/>Same workout as yesterday.</text:p>
      <text:p text:style-name="P76"><text:span text:style-name="T1">Splits:</text:span> <text:s/>9:40, 9:24, 9:18, 8:39 <text:s text:c="9"/>Average pace: <text:s text:c="2"/>9:15</text:p>
      <text:p text:style-name="P76">I felt pretty much recovered from Sunday's workout.</text:p>
      <text:p text:style-name="P76"/>
      <text:p text:style-name="P76">Thur July 23, 2020 <text:span text:style-name="T1"><text:s/>4.7 miles</text:span> </text:p>
      <text:p text:style-name="P76"><text:span text:style-name="T1">warm up:</text:span> 0.25 mile jog to cemetery loop and 1 mile on loop in 10:53</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Running down, Distance: 0.8 miles, Time: 7:20, Pace: 9:10/mile </text:p>
      <text:p text:style-name="P76">Running up, <text:s text:c="5"/>Distance: 0.8 miles, Time: 9:16, Pace: 11:35/mile </text:p>
      <text:p text:style-name="P76">Running down, Distance: 0.8 miles, Time: 7:35, Pace: 9:29/mile </text:p>
      <text:p text:style-name="P76">Running up, <text:s text:c="5"/>Distance: 0.8 miles, Time: 9:26, Pace: 11:18/mile </text:p>
      <text:p text:style-name="P76">Average Pace for 3.2 miles: 10:23/mile, Sum of vertical ascents: 432 feet </text:p>
      <text:p text:style-name="P76">See Fri July 17, 2020 </text:p>
      <text:p text:style-name="P76"/>
      <text:p text:style-name="P76">Fri July 24, 2020 <text:span text:style-name="T1">2.5 miles</text:span> <text:s/></text:p>
      <text:p text:style-name="P76"><text:span text:style-name="T1">warm up:</text:span> 0.25 miles to the cemetery loop</text:p>
      <text:p text:style-name="P76"><text:span text:style-name="T1">Run:</text:span> 2 miles on the loop averaging 9:35/mile, Sum of ascents: 140 feet, <text:span text:style-name="T1">Splits:</text:span> <text:s/>9:51, 9:19</text:p>
      <text:p text:style-name="P76"><text:span text:style-name="T1">Warm down:</text:span> 0.25 miles home</text:p>
      <text:p text:style-name="P90">In the last week: 32.6 miles</text:p>
      <text:p text:style-name="P90"><text:soft-page-break/><text:span text:style-name="T2">Sat July 25, 2020</text:span> <text:s/>3.5 miles</text:p>
      <text:p text:style-name="P90">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6">Mon July 27, 2020 <text:span text:style-name="T1">5 miles</text:span> <text:s/></text:p>
      <text:p text:style-name="P76"><text:span text:style-name="T1">warm up:</text:span> 0.25 miles to the cemetery loop</text:p>
      <text:p text:style-name="P76"><text:span text:style-name="T1">Run:</text:span> 4 miles on the loop averaging 10:00/mile, Sum of ascents: 280 feet</text:p>
      <text:p text:style-name="P10"><text:span text:style-name="T17">Warm down:</text:span><text:span text:style-name="T16"> 0.75 miles home</text:span></text:p>
      <text:p text:style-name="P90">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6"><text:span text:style-name="T1">Splits today:</text:span> <text:s text:c="34"/>10:10, <text:s text:c="2"/>9:52, 10:02, <text:s text:c="2"/>9:55, Average pace: 10:00</text:p>
      <text:p text:style-name="P76"/>
      <text:p text:style-name="P76">Tues July 28, 2020 <text:span text:style-name="T1">3 miles</text:span> <text:s text:c="2"/></text:p>
      <text:p text:style-name="P76"><text:span text:style-name="T1">warm up:</text:span> 0.25 miles to the cemetery loop</text:p>
      <text:p text:style-name="P76"><text:span text:style-name="T1">Run:</text:span> 2 miles on the loop averaging 9:54/mile, Sum of ascents: 140 feet</text:p>
      <text:p text:style-name="P10"><text:span text:style-name="T17">Warm down:</text:span><text:span text:style-name="T16"> 0.75 miles home</text:span></text:p>
      <text:p text:style-name="P76"/>
      <text:p text:style-name="P76">Wed July 29, 2020 <text:span text:style-name="T1">3 miles</text:span> <text:s text:c="2"/></text:p>
      <text:p text:style-name="P76"><text:span text:style-name="T1">warm up:</text:span> 0.25 miles to the cemetery loop</text:p>
      <text:p text:style-name="P76"><text:span text:style-name="T1">Run:</text:span> 1 mile on the loop in 9:34 and rest 3 minutes</text:p>
      <text:p text:style-name="P76"><text:s text:c="10"/>1 mile on the loop in 8:25 and rest 3 minutes </text:p>
      <text:p text:style-name="P10"><text:span text:style-name="T17">Warm down:</text:span><text:span text:style-name="T16"> 0.75 miles home</text:span></text:p>
      <text:p text:style-name="P76"/>
      <text:p text:style-name="P76"><text:span text:style-name="T16">Thur July 30, 2020 </text:span><text:span text:style-name="T1">2.5</text:span><text:span text:style-name="T15"> miles</text:span><text:span text:style-name="T16"> <text:s text:c="2"/></text:span></text:p>
      <text:p text:style-name="P76"><text:span text:style-name="T1">warm up:</text:span> 0.25 miles to the cemetery loop</text:p>
      <text:p text:style-name="P76"><text:span text:style-name="T1">Run:</text:span> 2 miles on the loop in 20:32</text:p>
      <text:p text:style-name="P10"><text:span text:style-name="T17">Warm down:</text:span><text:span text:style-name="T16"> 0.25 miles home</text:span></text:p>
      <text:p text:style-name="P76"/>
      <text:p text:style-name="P10"><text:span text:style-name="T16">Fri July 31, 2020 </text:span><text:span text:style-name="T17">2 miles</text:span><text:span text:style-name="T16"> at various paces. </text:span></text:p>
      <text:p text:style-name="P76"/>
      <text:p text:style-name="P76"/>
      <text:p text:style-name="P90">In the last week: 25.5 miles</text:p>
      <text:p text:style-name="P90"/>
      <text:p text:style-name="P76"/>
      <text:p text:style-name="P76"/>
      <text:p text:style-name="P76"/>
      <text:p text:style-name="P76"/>
      <text:p text:style-name="P103"><text:soft-page-break/>Sat Aug 1, 2020 <text:span text:style-name="T1">6.4 miles</text:span></text:p>
      <text:p text:style-name="P10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3"><text:span text:style-name="T1">My Run; </text:span>After warming up with a mile at various paces I ran the 5.42 miles in 47:16 or 8:43/mile. </text:p>
      <text:p text:style-name="P103"><text:span text:style-name="T1">Mile Splits:</text:span> 8:48, 8:48, 8:44, 8:55, 8:26, and the last 0.42 miles at 8:37/mile</text:p>
      <text:p text:style-name="P101">Email to runners: <text:s text:c="6"/>Handicapping 5.4 mile run August 1, 2020</text:p>
      <text:p text:style-name="P127"/>
      <text:p text:style-name="P128">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8"/>
      <text:p text:style-name="P128">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8"/>
      <text:p text:style-name="P128">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8"><text:tab/><text:tab/><text:tab/><text:tab/><text:tab/><text:tab/><text:tab/><text:tab/><text:tab/><text:tab/><text:tab/>Result for 5.4 miles</text:p>
      <text:p text:style-name="P128"><text:s text:c="24"/>Times and totals<text:tab/><text:tab/><text:tab/><text:tab/> <text:s text:c="4"/>Start Times <text:s text:c="5"/><text:tab/>August 1, 2020</text:p>
      <text:p text:style-name="P129">Jim<text:tab/>16:01, 15:44, 15:07 Total = 46:52 -&gt; 46:00<text:tab/><text:tab/>0<text:tab/><text:tab/>47:16</text:p>
      <text:p text:style-name="P128">Bill<text:tab/> <text:s text:c="3"/>15:12, 15:11, 15:17 Total = 45:40<text:tab/><text:tab/><text:tab/>0:20<text:tab/><text:tab/>46:08<text:tab/><text:tab/></text:p>
      <text:p text:style-name="P128">Brian <text:s text:c="6"/>15:01, 15:23, 14:30 Total = 44:54<text:tab/><text:tab/><text:tab/>1:06</text:p>
      <text:p text:style-name="P128">David <text:s text:c="5"/>15:02, 15:06, 13:21 Total = 43:29<text:tab/><text:tab/><text:tab/>2:31<text:tab/><text:tab/>43:38</text:p>
      <text:p text:style-name="P128">Tim <text:s text:c="8"/>14:52, 13:56, 12:51 Total = 41:39<text:tab/><text:tab/><text:tab/>4:21</text:p>
      <text:p text:style-name="P128">Colton<text:tab/> <text:s text:c="3"/>13:56, 13:03, 12:16 Total = 39:15<text:tab/><text:tab/><text:tab/>6:45</text:p>
      <text:p text:style-name="P128"/>
      <text:p text:style-name="P128">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8"/>
      <text:p text:style-name="P128">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0"><text:soft-page-break/>Sun <text:s/>Aug 2, 2020 <text:span text:style-name="T1">5 miles</text:span></text:p>
      <text:p text:style-name="P131"><text:span text:style-name="T1">Run:</text:span> 5 miles on the “Morning Loop” in the counter clockwise direction averaging 10:15/mile.</text:p>
      <text:p text:style-name="P130"/>
      <text:p text:style-name="P130">Mon Aug 3, 2020 <text:span text:style-name="T1">5.25 miles</text:span></text:p>
      <text:p text:style-name="P130"><text:span text:style-name="T1">warm up:</text:span> <text:s/>0.25 miles to the cemetery loop</text:p>
      <text:p text:style-name="P132">Run: <text:s/><text:span text:style-name="T2">½ mile down and ½ mile up hill in 10:30, elevation change is 120 feet, rest 2:00</text:span></text:p>
      <text:p text:style-name="P131">6 x 0.317 miles on the loop with a 0.317 mile jog between the runs</text:p>
      <text:p text:style-name="P131">average time for runs: 2:49 (8:53/mile), average time for jogs: 3:24 (10:45/mile)</text:p>
      <text:p text:style-name="P131">Vertical ascent on one loop: 22 feet</text:p>
      <text:p text:style-name="P132">Warm down:<text:span text:style-name="T2"> <text:s/>0.5 mile jog</text:span></text:p>
      <text:p text:style-name="P131"/>
      <text:p text:style-name="P131"/>
      <text:p text:style-name="P130">Tues Aug 4, 2020 <text:span text:style-name="T1">5.35 miles <text:s/></text:span><text:span text:style-name="T2">(The same workout as yesterday)</text:span></text:p>
      <text:p text:style-name="P130"><text:span text:style-name="T1">warm up:</text:span> <text:s/>0.25 miles to the cemetery loop</text:p>
      <text:p text:style-name="P132">Run: <text:s/><text:span text:style-name="T2">½ mile down and ½ mile up hill in 9:57, elevation change is 120 feet, rest 3:00</text:span></text:p>
      <text:p text:style-name="P131">6 x 0.317 miles on the loop with a 0.317 mile jog between the runs</text:p>
      <text:p text:style-name="P131">average time for runs: 2:40 (8:25/mile), average time for jogs: 3:33 (11:12/mile)</text:p>
      <text:p text:style-name="P131">The last 0.317 mile run in 2:25 (7:37/mile)</text:p>
      <text:p text:style-name="P131">Vertical ascent on one loop: 22 feet</text:p>
      <text:p text:style-name="P131">Warm down: <text:s/>0.6 mile jog</text:p>
      <text:p text:style-name="P131"/>
      <text:p text:style-name="P131">Wed Aug 5, 2020 <text:span text:style-name="T1">5 miles running </text:span>(1 mile walking and 5 miles of running)</text:p>
      <text:p text:style-name="P131">I ran and walked 6 miles on hilly roads and averaged 12:10/mile. <text:s/>I walked 10 times for a total of 1 mile of walking and 5 miles of running.</text:p>
      <text:p text:style-name="P131"/>
      <text:p text:style-name="P131">Thur Aug 6, 2020 <text:span text:style-name="T1">5.5 miles running </text:span>(1 mile walking and 5.5 miles of running)</text:p>
      <text:p text:style-name="P131"><text:span text:style-name="T1">warm up:</text:span> 0.25 mile jog</text:p>
      <text:p text:style-name="P131"><text:span text:style-name="T1">Run:</text:span> 6 miles on hilly roads and averaged 12:12/mile. <text:s/>I walked 10 times for a total of <text:s text:c="3"/>1 mile of walking and 5 miles of running. Total vertical ascent: 630 feet.</text:p>
      <text:p text:style-name="P131"><text:span text:style-name="T1">Warm down:</text:span> 0.25 mile jog </text:p>
      <text:p text:style-name="P131"/>
      <text:p text:style-name="P131"/>
      <text:p text:style-name="P131"><text:s/></text:p>
      <text:p text:style-name="P131">Fri Aug 7, 2020 <text:span text:style-name="T1">2 miles</text:span></text:p>
      <text:p text:style-name="P131">I ran 2 easy miles. The ball of my left foot is hurting.</text:p>
      <text:p text:style-name="P131"/>
      <text:p text:style-name="P132"/>
      <text:p text:style-name="P132"/>
      <text:p text:style-name="P132">In the last week: 34.5 miles running</text:p>
      <text:p text:style-name="P133"/>
      <text:p text:style-name="P133"/>
      <text:p text:style-name="P137"><text:soft-page-break/>Sat Aug 8, 20 <text:span text:style-name="T1">6.5 miles</text:span></text:p>
      <text:p text:style-name="P138">warm up: <text:span text:style-name="T2">0.25 mile jog to the cemetery</text:span></text:p>
      <text:p text:style-name="P139">Run:<text:span text:style-name="T2"> Down and up hill 1 mile in 4:57 + 5:32 = 10:29 and rest 4:00 <text:s text:c="34"/></text:span></text:p>
      <text:p text:style-name="P76">1 x from the very top of Greendale Cemetery to Jefferson Street which is a short distance outside the entrance to the cemetery then back up. <text:s/>The hill is 0.8 miles, elevation of 216 feet.</text:p>
      <text:p text:style-name="P76">Running down, Distance: 0.8 miles, Time: 6:59, Pace: 8:44/mile </text:p>
      <text:p text:style-name="P76">Running up, <text:s text:c="5"/>Distance: 0.8 miles, Time: 8:18, Pace: 10:22/mile</text:p>
      <text:p text:style-name="P95">Total Time: 15:17 (9:33/mile) <text:s text:c="94"/></text:p>
      <text:p text:style-name="P140">5 x 0.317 miles on the loop with a 0.317 mile jog after each run</text:p>
      <text:p text:style-name="P140">average time for runs: 2:34 (8:06/mile), last run in 2:26 (7:41/mile)</text:p>
      <text:p text:style-name="P140">average time for jogs: 3:43 (11:43/mile), Vertical ascent on one loop: 22 feet</text:p>
      <text:p text:style-name="P90">Warm down:<text:span text:style-name="T2"> <text:s/>0.5 mile jog</text:span></text:p>
      <text:p text:style-name="P76"/>
      <text:p text:style-name="P76">Sun Aug 9, 2020 <text:span text:style-name="T1">6.5 miles</text:span></text:p>
      <text:p text:style-name="P76"><text:span text:style-name="T1">warm up: </text:span>1.5 miles and 9 minutes rest.</text:p>
      <text:p text:style-name="P90">Run: <text:s/><text:span text:style-name="T2">5 miles on the “Morning Loop” averaging 8:44/mile, Last mile: 8:08</text:span></text:p>
      <text:p text:style-name="P76">Time: 43:42, Mile splits: 8:33, 8:47, 8:50, 9:25, 8:08</text:p>
      <text:p text:style-name="P90">Warm down:<text:span text:style-name="T2"> rested a few minutes and walked 0.4 miles</text:span></text:p>
      <text:p text:style-name="P76"/>
      <text:p text:style-name="P137">Mon Aug 10, 20 <text:span text:style-name="T1">5.3 miles</text:span></text:p>
      <text:p text:style-name="P138">warm up: <text:span text:style-name="T2">0.25 mile jog to the cemetery</text:span></text:p>
      <text:p text:style-name="P138"><text:span text:style-name="T18">Run:</text:span><text:span text:style-name="T19"> Down and up hill 1 mile in 4:27 + 5:14 = 9:42 and rest 3:00 <text:s text:c="34"/></text:span></text:p>
      <text:p text:style-name="P140">6 x 0.317 miles on the loop with a 0.317 mile jog after each run</text:p>
      <text:p text:style-name="P140">ave for runs: 2:35 (8:09/mile), last run in 2:22 (7:28/mile), ave for jogs: 3:44 (11:47/mile)</text:p>
      <text:p text:style-name="P140">Vertical ascent on one loop: 22 feet</text:p>
      <text:p text:style-name="P90">Warm down:<text:span text:style-name="T2"> <text:s/>0.5 mile jog</text:span></text:p>
      <text:p text:style-name="P76"/>
      <text:p text:style-name="P140">Tues Aug 11, 2020 5<text:span text:style-name="T1"> miles running </text:span>(1 mile walking and 5 miles of running)</text:p>
      <text:p text:style-name="P140">I ran and walked 6 miles on a hilly course and averaged 12:08/mile. <text:s/>I walked 12 times for a total of 1 mile of walking and 5 miles of running.</text:p>
      <text:p text:style-name="P76"/>
      <text:p text:style-name="P76">Wed Aug 12, 2020 <text:span text:style-name="T1">2.75 miles</text:span></text:p>
      <text:p text:style-name="P76"><text:span text:style-name="T1">warm up:</text:span> <text:s/>0.5 miles</text:p>
      <text:p text:style-name="P91"><text:span text:style-name="T20">Run:</text:span><text:span text:style-name="T21"> <text:s/>2 miles on the cemetery loop in 16:55 (8:28/mi), Sum of vertical ascents: 132 ft</text:span></text:p>
      <text:p text:style-name="P91"><text:span text:style-name="T20">Warm down:</text:span><text:span text:style-name="T21"> <text:s/>0.25 miles</text:span></text:p>
      <text:p text:style-name="P96"/>
      <text:p text:style-name="P96">Thur Aug 13, 2020 <text:span text:style-name="T1">5 miles</text:span> <text:s/></text:p>
      <text:p text:style-name="P96"><text:span text:style-name="T1">warm up:</text:span> <text:s/>1.5 miles</text:p>
      <text:p text:style-name="P96"><text:span text:style-name="T1">Run:</text:span> 3.17 miles (10 x 0.317 miles) on the cemetery loop in 28:04 or 8:51/mile</text:p>
      <text:p text:style-name="P96">Mile splits: 9:08, 9:04, 8:34, Sum of vertical ascents: 220 feet.</text:p>
      <text:p text:style-name="P96"><text:span text:style-name="T1">Warm down:</text:span> <text:s/>0.3 miles</text:p>
      <text:p text:style-name="P96"/>
      <text:p text:style-name="P96">Fri Aug 14, 2020 <text:span text:style-name="T1">3 mile</text:span></text:p>
      <text:p text:style-name="P96">I ran 3 miles on hilly roads at various paces, some at about 9:00/mile.</text:p>
      <text:p text:style-name="P97">In the last week: 34 miles</text:p>
      <text:p text:style-name="P34"><text:soft-page-break/>Sat Aug 15, 2020 <text:span text:style-name="T1">6.75 miles</text:span></text:p>
      <text:p text:style-name="P35">warm up: <text:span text:style-name="T2"><text:s/>1.5 miles on hilly roads and grass and rest a few minutes</text:span></text:p>
      <text:p text:style-name="P35">Run:<text:span text:style-name="T2"> 4 miles in 39::08 on hilly roads, Mile Splits: 9:00, 10:56, 11:18, 7:53</text:span></text:p>
      <text:p text:style-name="P35">Warm down:<text:span text:style-name="T2"> <text:s/>1 mile jog, 1 mile walk, ¼ mile jog</text:span></text:p>
      <text:p text:style-name="P34"/>
      <text:p text:style-name="P35"><text:span text:style-name="T2">Sun Aug 16, 2020 </text:span>2.7 miles<text:span text:style-name="T2"> </text:span>running and 1 mile walking<text:span text:style-name="T2"> </text:span></text:p>
      <text:p text:style-name="P35">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4"><text:span text:style-name="T1">Run: </text:span>6 x 330 yds with a 550 yd jog after each run.<text:span text:style-name="T1"> <text:s/></text:span></text:p>
      <text:p text:style-name="P134">Times: 1:24, 1:26, 1:21, 1:22, 1:22, 1:15(6:40/mile) <text:s/>Ave time: 1:22 (7:17/mile) </text:p>
      <text:p text:style-name="P134"><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4"><text:span text:style-name="T1">Run: </text:span>8 x 330 yards with a 550 yd jog after each run.<text:span text:style-name="T1"> <text:s/></text:span></text:p>
      <text:p text:style-name="P134">Times: 1:27, 1:23, 1:21, 1:27, 1:26, 1:26, 1:24, 1:17(6:51/mile) <text:s/></text:p>
      <text:p text:style-name="P134">Ave time: 1:24 (7:28/mile) </text:p>
      <text:p text:style-name="P134"><text:span text:style-name="T1">Warm down:</text:span> 1 mile jog </text:p>
      <text:p text:style-name="P134"/>
      <text:p text:style-name="P134">Thurs Aug 26, 2020 <text:span text:style-name="T1">4 miles</text:span><text:span text:style-name="T17"> </text:span></text:p>
      <text:p text:style-name="P76"><text:span text:style-name="T1">warm up:</text:span> 0.3 mile jog to cemetery loop </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Dist: 3.2 miles, Time: 11:27/mile, Sum of vertical ascents: 432 feet, Temperature: 80 degrees F </text:p>
      <text:p text:style-name="P90">Warm down: <text:span text:style-name="T2">0.5 miles </text:span></text:p>
      <text:p text:style-name="P10"/>
      <text:p text:style-name="P76">Fri Aug 28, 2020 <text:span text:style-name="T1">2.5 miles</text:span> <text:s/></text:p>
      <text:p text:style-name="P76"><text:span text:style-name="T1">warm up:</text:span> 0.25 miles to the cemetery loop</text:p>
      <text:p text:style-name="P76"><text:span text:style-name="T1">Run:</text:span> 2 miles on the loop averaging 8:50/mile, Sum of ascents: 132 feet, <text:span text:style-name="T1">Splits:</text:span> <text:s/>9:16, 8:22</text:p>
      <text:p text:style-name="P76"><text:span text:style-name="T1">Warm down:</text:span> 0.25 miles home</text:p>
      <text:p text:style-name="P76">In the last week: 32.6 miles while running</text:p>
      <text:p text:style-name="P76"/>
      <text:p text:style-name="P76"/>
      <text:p text:style-name="P90">In the last week: 39.6 miles running, 1.5 miles walking during workouts <text:s text:c="27"/></text:p>
      <text:p text:style-name="P76"/>
      <text:p text:style-name="P76"/>
      <text:p text:style-name="P107"><text:soft-page-break/><text:span text:style-name="T2">Sat Aug 29, 2020 </text:span>2.1 miles</text:p>
      <text:p text:style-name="P106"><text:span text:style-name="T1">warm up:</text:span> 0.25 miles</text:p>
      <text:p text:style-name="P122">Run: <text:span text:style-name="T2">Down and up the 0.8 mile hill from the top of the cemetery loop to Jefferson St. <text:s text:c="4"/></text:span></text:p>
      <text:p text:style-name="P106">Distance: 1.6 miles Time: 17:12, Elevation <text:s/>Change 216 feet</text:p>
      <text:p text:style-name="P107">Warm down: <text:span text:style-name="T2">0.25 miles</text:span></text:p>
      <text:p text:style-name="P106">The ball of my left foot started to hurt and I stopped running.</text:p>
      <text:p text:style-name="P106"/>
      <text:p text:style-name="P106">Sun Aug 30, 2020 <text:span text:style-name="T1">1 mile</text:span></text:p>
      <text:p text:style-name="P106">I jogged 1 mile on grass. The ball of my left foot is hurting.</text:p>
      <text:p text:style-name="P106"/>
      <text:p text:style-name="P106">Mon Aug 31, 2020 <text:span text:style-name="T1">4.15 miles</text:span> </text:p>
      <text:p text:style-name="P106">The ball of my left foot feels a lot better. I ran on the college artificial turf football field and track.</text:p>
      <text:p text:style-name="P106"><text:span text:style-name="T1">warm up:</text:span> <text:s/>½ mile</text:p>
      <text:p text:style-name="P107">Run: <text:s/><text:span text:style-name="T2">2 miles around the field at about 9:00/mile with no shoes, rest a couple minutes</text:span></text:p>
      <text:p text:style-name="P106"><text:s text:c="10"/>1 mile on the track in 8:25 and rest a couple minutes</text:p>
      <text:list xml:id="list1537989603330332116" text:style-name="L7">
        <text:list-item>
          <text:list>
            <text:list-header>
              <text:p text:style-name="P162"><text:s text:c="10"/>0.9 miles around the field at about 9:00/mile with no shoes</text:p>
              <text:list>
                <text:list-header>
                  <text:p text:style-name="P162">My foot felt better running with no shoes on the artificial turf than on the track with shoes.</text:p>
                  <text:p text:style-name="P162"/>
                  <text:p text:style-name="P162">Tues Sept 1, 2020 <text:span text:style-name="T1">3.6 miles</text:span> <text:s/>My foot continues to improve.</text:p>
                </text:list-header>
              </text:list>
            </text:list-header>
          </text:list>
        </text:list-item>
      </text:list>
      <text:list xml:id="list1489046027532094355" text:style-name="L8">
        <text:list-item>
          <text:list>
            <text:list-item>
              <text:list>
                <text:list-header>
                  <text:p text:style-name="P163"><text:span text:style-name="T1">warm up:</text:span> 1.25 miles mainly on grass with no shoes</text:p>
                  <text:p text:style-name="P163"><text:span text:style-name="T1">Run:</text:span> <text:s/>2 miles on the cemetery loop with shoes</text:p>
                </text:list-header>
              </text:list>
            </text:list-item>
          </text:list>
        </text:list-item>
      </text:list>
      <text:p text:style-name="P106">Splits: 9:25, 8:34, Total vertical ascent: 132 feet</text:p>
      <text:p text:style-name="P106"><text:span text:style-name="T1">Warm down:</text:span> 0.35 miles</text:p>
      <text:p text:style-name="P106"/>
      <text:p text:style-name="P143">Wed Sept 2, 2020 <text:span text:style-name="T1">2.5 miles <text:s/></text:span><text:span text:style-name="T2">My foot is okay</text:span></text:p>
      <text:list xml:id="list36776048" text:continue-list="list1537989603330332116" text:style-name="L7">
        <text:list-item>
          <text:list>
            <text:list-item>
              <text:list>
                <text:list-header>
                  <text:p text:style-name="P162"><text:span text:style-name="T1">warm up:</text:span> 0.25 to the cemetery loop</text:p>
                  <text:p text:style-name="P162"><text:span text:style-name="T1">Run:</text:span> <text:s/>2 miles on the cemetery loop </text:p>
                </text:list-header>
              </text:list>
            </text:list-item>
          </text:list>
        </text:list-item>
      </text:list>
      <text:p text:style-name="P106">Splits: 9:33, 9:22, Total vertical ascent: 132 feet</text:p>
      <text:p text:style-name="P106"><text:span text:style-name="T1">Warm down:</text:span> 0.25 miles </text:p>
      <text:p text:style-name="P106"/>
      <text:p text:style-name="P106">Thur Sept 3, 2020 <text:span text:style-name="T1">5.5 miles</text:span></text:p>
      <text:p text:style-name="P106"><text:span text:style-name="T1">warm up:</text:span> 0.5 miles</text:p>
      <text:p text:style-name="P107">Run: <text:span text:style-name="T2">15 Greendale Cemetery loops, each loop has a total ascent of 22 feet</text:span></text:p>
      <text:p text:style-name="P106">Distance 4.76 miles, Total ascent 330 feet</text:p>
      <text:p text:style-name="P106">Time: 41:45 (8:47/mile)</text:p>
      <text:p text:style-name="P106">The last 8 loops had an average pace of 8:31/mile for 2.54 miles and total ascent of 176ft</text:p>
      <text:p text:style-name="P123"><text:span text:style-name="T1">Warm down:</text:span><text:span text:style-name="T2"> 0.25 miles</text:span></text:p>
      <text:p text:style-name="P106"/>
      <text:p text:style-name="P141">Fri <text:s/>Sep 4, 2020 <text:span text:style-name="T1">7.8 miles <text:s/></text:span></text:p>
      <text:p text:style-name="P141"><text:span text:style-name="T1">warm up:</text:span> <text:s/>0.25 miles to the cemetery loop</text:p>
      <text:p text:style-name="P142">Run: <text:s/><text:span text:style-name="T2">½ mile down and ½ mile up hill in 11:00, elevation change is 120 feet, rest 3:00</text:span></text:p>
      <text:p text:style-name="P140">10 x 0.317 miles on the loop with a 0.317 mile jog after the runs</text:p>
      <text:p text:style-name="P140">average time for runs: 2:40 (8:25/mile), average time for jogs: 3:43 </text:p>
      <text:p text:style-name="P140">The last 0.317 mile run in 2:17 (7:12/mile)</text:p>
      <text:p text:style-name="P140">Vertical ascent on one loop: 22 feet</text:p>
      <text:p text:style-name="P76"><text:span text:style-name="T1">Warm down:</text:span> <text:s/>0.25 miles</text:p>
      <text:p text:style-name="P76"/>
      <text:p text:style-name="P90">In the last week: 26.7 miles</text:p>
      <text:p text:style-name="P76"><text:soft-page-break/>Sat Sept 5, 2020 <text:span text:style-name="T1">2.5 miles </text:span></text:p>
      <text:p text:style-name="P76">I ran 2.5 miles slowly to recover from my workouts in the last two days</text:p>
      <text:p text:style-name="P76"/>
      <text:p text:style-name="P76">Sun Sept 6, 2020 <text:span text:style-name="T1">4 miles</text:span></text:p>
      <text:p text:style-name="P76"><text:span text:style-name="T1">warm up:</text:span> 0.25 miles </text:p>
      <text:p text:style-name="P90">Run: <text:s/><text:span text:style-name="T2">3.5 miles on the cemetery loop averaging 10:00/mile</text:span></text:p>
      <text:p text:style-name="P90">Warm down: <text:span text:style-name="T2">0.25 miles</text:span></text:p>
      <text:p text:style-name="P76"/>
      <text:p text:style-name="P76">Mon Sept 7, 2020 <text:span text:style-name="T1">4 miles</text:span> </text:p>
      <text:p text:style-name="P76"><text:span text:style-name="T1">warm up:</text:span> 0.5 miles </text:p>
      <text:p text:style-name="P92">Run: <text:s/><text:span text:style-name="T2">3.17</text:span> <text:span text:style-name="T2">miles (10 loops) on the cemetery loop averaging 10:00/mile</text:span></text:p>
      <text:p text:style-name="P76">Warm down: 0.3 miles</text:p>
      <text:p text:style-name="P108">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0"/>
      <text:p text:style-name="P76">Tues Sept 8, 2020 <text:span text:style-name="T1">2 miles </text:span></text:p>
      <text:p text:style-name="P76"><text:span text:style-name="T1">warm up:</text:span> 0.25 miles</text:p>
      <text:p text:style-name="P76"><text:span text:style-name="T1">Run:</text:span> 4 cemetery loops (1.27 miles) in 12:37 (9:57/mile)</text:p>
      <text:p text:style-name="P76"><text:span text:style-name="T1">Warm down:</text:span> 0.5 miles </text:p>
      <text:p text:style-name="P76"/>
      <text:p text:style-name="P76">Wed Sept 9, 2020 <text:span text:style-name="T1">5.25 miles,</text:span> same workout as on Aug 3 only considerably faster today</text:p>
      <text:p text:style-name="P141"><text:span text:style-name="T1">warm up:</text:span> <text:s/>0.25 miles to the cemetery loop</text:p>
      <text:p text:style-name="P142">Run: <text:s/><text:span text:style-name="T2">½ mile down and ½ mile up hill in 9:44, elevation change is 120 feet, rest 2:00</text:span></text:p>
      <text:p text:style-name="P140">6 x 0.317 miles on the loop with a 0.317 mile jog between the runs</text:p>
      <text:p text:style-name="P140">average time for runs: 2:28 (7:47/mile), average time for jogs: 3:41 (11:37/mile)</text:p>
      <text:p text:style-name="P140">Vertical ascent on one loop: 22 feet</text:p>
      <text:p text:style-name="P90">Warm down:<text:span text:style-name="T2"> <text:s/>0.5 mile jog</text:span></text:p>
      <text:p text:style-name="P76"/>
      <text:p text:style-name="P76">Thurs Sept 10, 2020 <text:s/><text:span text:style-name="T1">5.4 miles</text:span> </text:p>
      <text:p text:style-name="P76"><text:span text:style-name="T1">warm up:</text:span> 0.3 mile jog to the top of Greendale Cemetery </text:p>
      <text:p text:style-name="P76">I ran on the hill from the very top of Greendale Cemetery to Jefferson Street. The hill is 0.8 miles long with an elevation change of 216 feet.. </text:p>
      <text:p text:style-name="P76"><text:span text:style-name="T1">Run:</text:span> I ran 3 times down and up the hill. Time for 4.8 miles: 52:33 or 10:57/mile </text:p>
      <text:p text:style-name="P76">1<text:span text:style-name="T5">st</text:span> time: Down 8:23, Up 9:38 <text:s text:c="2"/>2<text:span text:style-name="T5">nd</text:span> time: Down 7:54, Up 9:46 <text:s/>3<text:span text:style-name="T5">rd</text:span> time: Down 7:48, Up 9:04</text:p>
      <text:p text:style-name="P90">Warm down:<text:span text:style-name="T2"> <text:s/>Rest a minute and jog 0.3 miles</text:span></text:p>
      <text:p text:style-name="P76"/>
      <text:p text:style-name="P90"><text:span text:style-name="T2">Fri Sept 11, 2020 </text:span>4.5 miles</text:p>
      <text:p text:style-name="P90">warm up: <text:span text:style-name="T2">0.25 miles</text:span></text:p>
      <text:p text:style-name="P90">Run and walk: <text:span text:style-name="T2">4 miles on the 0.317 mile cemetery loop. I ran 4:00, walked 0:30 and repeated</text:span></text:p>
      <text:p text:style-name="P76">Average pace about 11:40/mile.</text:p>
      <text:p text:style-name="P90">Warm down:<text:span text:style-name="T2"> 0.25 miles</text:span></text:p>
      <text:p text:style-name="P23"/>
      <text:p text:style-name="P10">In the last week: 27.7 miles</text:p>
      <text:p text:style-name="P90"><text:soft-page-break/><text:span text:style-name="T2">Sat Sept 12, 2020 </text:span>5.1miles</text:p>
      <text:p text:style-name="P90">warm up: <text:span text:style-name="T2">0.25 miles</text:span></text:p>
      <text:p text:style-name="P90">Run: <text:span text:style-name="T2">4 miles on the 0.317 mile cemetery loop</text:span></text:p>
      <text:p text:style-name="P76">Average pace about 10:40/mile.</text:p>
      <text:p text:style-name="P90">Warm down:<text:span text:style-name="T2"> 0.85 miles</text:span></text:p>
      <text:p text:style-name="P76"/>
      <text:p text:style-name="P90"><text:span text:style-name="T2">Sun Sept 13, 2020 </text:span>2.5 miles<text:span text:style-name="T2"> </text:span></text:p>
      <text:p text:style-name="P90">warm up:<text:span text:style-name="T2"> 0.25 miles</text:span></text:p>
      <text:p text:style-name="P90">Run:<text:span text:style-name="T2"> 2 miles on the cemetery loop averaging 9:30/mile</text:span></text:p>
      <text:p text:style-name="P90">Warm down:<text:span text:style-name="T2"> 0.25 miles</text:span></text:p>
      <text:p text:style-name="P76"/>
      <text:p text:style-name="P90"><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2"><text:soft-page-break/>Sat Sept 26, 2020 <text:span text:style-name="T1">6.6 miles</text:span></text:p>
      <text:p text:style-name="P68">Run: <text:span text:style-name="T2">6.6 miles on hilly roads averaging 11:30/mile</text:span> </text:p>
      <text:p text:style-name="P68"/>
      <text:p text:style-name="P72">Sun Sept 27, 2020 <text:span text:style-name="T1">6.2 miles</text:span> </text:p>
      <text:p text:style-name="P72"><text:span text:style-name="T1">Run:</text:span> <text:s/>6.2 miles on slightly hilly roads averaging 11:27/mile<text:span text:style-name="T1"> </text:span></text:p>
      <text:p text:style-name="P68"/>
      <text:p text:style-name="P72">Mon Sept 28, 2020 <text:span text:style-name="T1">6.6 miles</text:span></text:p>
      <text:p text:style-name="P68">Run: <text:span text:style-name="T2">6.6 miles on hilly roads averaging 11:55/mile</text:span> </text:p>
      <text:p text:style-name="P68">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8"/>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50180515652685920" text:style-name="L9">
        <text:list-item>
          <text:list>
            <text:list-header>
              <text:p text:style-name="P164">0.8 mile downhill walk, Ave Pace: 15:16/mile, Ave HR: 76,-&gt;1160 heartbeats/Mile, 267 ft/mile el. gain <text:s/></text:p>
              <text:p text:style-name="P16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775754" text:continue-numbering="true" text:style-name="L9">
        <text:list-item>
          <text:list>
            <text:list-header>
              <text:p text:style-name="P164">0.8 mile downhill walk, Ave Pace: 14:10/mile, Ave HR: 77,-&gt;1091 heartbeats/Mile, 267 ft/mile el. gain <text:s/></text:p>
              <text:p text:style-name="P164">0.8 mile uphill walk, <text:s text:c="5"/>Ave Pace: 14:34/mile, AveHR:110,-&gt;1602 heartbeats/Mile, 267 ft/mile el. loss</text:p>
              <text:p text:style-name="P164">0.8 mile downhill walk, Ave Pace: 15:11/mile, Ave HR: 94,-&gt;1427 heartbeats/Mile, 267 ft/mile el. gain <text:s/></text:p>
              <text:p text:style-name="P16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760685" text:continue-numbering="true" text:style-name="L9">
        <text:list-item>
          <text:list>
            <text:list-header>
              <text:p text:style-name="P164">0.8 mile downhill walk, Ave <text:span text:style-name="T1">Pace</text:span>: 15:16/mile, Ave HR: 76,-&gt;1160 heartbeats/Mile, 267 ft/mile el. gain <text:s/></text:p>
              <text:p text:style-name="P164">0.8 mile uphill walk, <text:s text:c="5"/>Ave Pace: 15:50/mile, Ave HR: 93,-&gt;1472 heartbeats/Mile, 267 ft/mile el. loss</text:p>
              <text:p text:style-name="P164">0.8 mile downhill walk, Ave Pace: 14:04/mile, Ave HR: 86,-&gt;1210 heartbeats/Mile, 267 ft/mile el. gain <text:s/></text:p>
              <text:p text:style-name="P164">0.8 mile uphill walk, <text:s text:c="5"/>Ave Pace: 14:26/mile, AveHR:116,-&gt;1674 heartbeats/Mile, 267 ft/mile el. loss</text:p>
            </text:list-header>
          </text:list>
        </text:list-item>
      </text:list>
      <text:p text:style-name="P23"/>
      <text:p text:style-name="P72">Thur <text:s/>Oct 8, 2020 <text:span text:style-name="T1">4.3 miles running 1 mile walking</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20 beats/min and then walked until my pulse went below 110 beatsmin. </text:p>
      <text:p text:style-name="P72">Time for 4.8 miles: 59: 55, Ave Pace: 12:29/mile, Ave HR:112,-&gt;1398 heartbeats/Mile</text:p>
      <text:list xml:id="list36748654" text:continue-numbering="true" text:style-name="L9">
        <text:list-item>
          <text:list>
            <text:list-header>
              <text:p text:style-name="P189">Warm down: <text:span text:style-name="T2">0.25 mile jog home</text:span></text:p>
              <text:p text:style-name="P190"/>
            </text:list-header>
          </text:list>
        </text:list-item>
      </text:list>
      <text:p text:style-name="P72">Fri <text:s/>Oct 9, 2020 <text:span text:style-name="T1">4.3 miles running 1 mile walking <text:s/>Compare to yesterday's workout.</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30 beats/min and then walked until my pulse went below 120 beatsmin. <text:s/></text:p>
      <text:list xml:id="list36764064" text:continue-numbering="true" text:style-name="L9">
        <text:list-item>
          <text:list>
            <text:list-header>
              <text:p text:style-name="P190">Time for 4.8 miles: 56: 32, Ave Pace: 11:51/mile, Ave HR:118,-&gt;1399 heartbeats/Mile</text:p>
              <text:p text:style-name="P18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750879" text:continue-numbering="true" text:style-name="L9">
        <text:list-item>
          <text:list>
            <text:list-header>
              <text:p text:style-name="P190">Today Oct 13:</text:p>
              <text:p text:style-name="P190">Time for 4.8 miles: 59: 34, Ave Pace: 12:24.5/mile, Ave HR:108.5,-&gt;1345 heartbeats/Mile</text:p>
              <text:p text:style-name="P190">On Thur <text:s/>Oct 8, 2020: </text:p>
              <text:p text:style-name="P190">Time for 4.8 miles: 59: 55, Ave Pace: 12:29/mile, Ave HR:112,-&gt;1398 heartbeats/Mile</text:p>
              <text:p text:style-name="P191">On Oct 8 when going up hill, I ran until my HR was up to 120 bpm and then walked until my HR was 110 bpm and then repeated.</text:p>
              <text:p text:style-name="P191">On Oct 13 when going up hill, I ran until my HR was up to 115 bpm and then walked until my HR was 105 bpm and then repeated.</text:p>
              <text:p text:style-name="P192">On Oct 13 my average rate was faster and heartbeats/mile was lower. Therefore this scheme is better. I should repeat these two workouts and also try the following:</text:p>
              <text:p text:style-name="P191">When going up hill, run until my HR is up to 110 bpm and then walk until my HR is 100 bpm and repeat.</text:p>
              <text:p text:style-name="P19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2">For the uphill walk:</text:p>
      <text:p text:style-name="P72">Time: 12:00, <text:s/><text:span text:style-name="T22">Ave pace: 14:57/mile, Ave heart rate 110 bpm, 1644 heartbeats/Mile</text:span> </text:p>
      <text:p text:style-name="P72">On Oct 13, I ran and walked up the same hill with the following result:</text:p>
      <text:p text:style-name="P72"><text:s text:c="23"/><text:span text:style-name="T22">Ave pace: 14:46/mile, Ave heart rate 109 bpm, 1610 heartbeats/Mile</text:span></text:p>
      <text:p text:style-name="P74">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2"><text:soft-page-break/>Sat Oct 17,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ime: 10:49, <text:s/><text:span text:style-name="T22">Ave pace: 13:32/mile, Ave heart rate: <text:s/>83 bpm, 1124 heartbeats/Mile</text:span> </text:p>
      <text:p text:style-name="P72">For today's 2nd downhill walk:</text:p>
      <text:p text:style-name="P72">Time: 11:29, <text:s/><text:span text:style-name="T22">Ave pace: 14:23/mile, Ave heart rate: 71 bpm, 1021 heartbeats/Mile</text:span> </text:p>
      <text:p text:style-name="P55">The slower downhill walk had fewer heartbeats/mile. I should do a walk that is even slower. <text:s/>When I do the even slower walk I should repeat the other two downhill walks so all three are done on the same day.</text:p>
      <text:p text:style-name="P72"/>
      <text:p text:style-name="P72">For today's 1<text:span text:style-name="T5">st</text:span> uphill walk:</text:p>
      <text:p text:style-name="P72">Time: 11:22, <text:s/><text:span text:style-name="T22">Ave pace: 14:14/mile, Ave heart rate: 95 bpm, 1352 heartbeats/Mile</text:span> </text:p>
      <text:p text:style-name="P72">For yesterday's uphill walk:</text:p>
      <text:p text:style-name="P72">Time: 12:00, <text:s/><text:span text:style-name="T22">Ave pace: 14:57/mile, Ave heart rate: 110 bpm, 1644 heartbeats/Mile</text:span> </text:p>
      <text:p text:style-name="P72">For today's 2<text:span text:style-name="T5">nd</text:span> uphill walk:</text:p>
      <text:p text:style-name="P72">Time: 12:16, <text:s/><text:span text:style-name="T22">Ave pace: 15:19/mile, Ave heart rate: 76 bpm, 1164 heartbeats/Mile</text:span> </text:p>
      <text:p text:style-name="P36">I have to repeat these three walks and do them on the same day. The results here appear to be inconsistent.</text:p>
      <text:p text:style-name="P36"/>
      <text:p text:style-name="P72">Sun <text:s/>Oct 18, 2020 <text:span text:style-name="T1">5.3 miles walking</text:span> </text:p>
      <text:p text:style-name="P72">I walked 5.3 miles including 3 x down and up the hill from the top of Greendale Cemetery to Jefferson St. The elevation change on the 0.8 mile hill is 276 ft.</text:p>
      <text:p text:style-name="P72">For today's 1<text:span text:style-name="T5">st</text:span> downhill walk:</text:p>
      <text:p text:style-name="P72">Time: 11:16, <text:s/><text:span text:style-name="T22">Ave pace: 14:08/mile, Ave heart rate: <text:s/>105 bpm, <text:s/>1484 heartbeats/Mile</text:span> </text:p>
      <text:p text:style-name="P72">For today's 2<text:span text:style-name="T5">nd</text:span> downhill walk:</text:p>
      <text:p text:style-name="P72">Time: 11:49, <text:s/><text:span text:style-name="T22">Ave pace: 14:47/mile, Ave heart rate: 84 bpm, <text:s/>1242 heartbeats/Mile</text:span> </text:p>
      <text:p text:style-name="P72">For today's 3<text:span text:style-name="T5">rd </text:span>downhill walk:</text:p>
      <text:p text:style-name="P72">Time: 12:16, <text:s/><text:span text:style-name="T22">Ave pace: 15:19/mile, Ave heart rate: 91 bpm, <text:s/>1394 heartbeats/Mile</text:span></text:p>
      <text:p text:style-name="P55">Inconsistent results </text:p>
      <text:p text:style-name="P72">For today's 1<text:span text:style-name="T5">st</text:span> uphill walk:</text:p>
      <text:p text:style-name="P72">Time: 11:21, <text:s/><text:span text:style-name="T22">Ave pace: 14:08/mile, Ave heart rate: 120 bpm, <text:s/>1696 heartbeats/Mile</text:span> </text:p>
      <text:p text:style-name="P72">For today's 2<text:span text:style-name="T5">nd </text:span>uphill walk:</text:p>
      <text:p text:style-name="P72">Time: 12:04, <text:s/><text:span text:style-name="T22">Ave pace: 15:04/mile, Ave heart rate: 110 bpm, <text:s/>1657 heartbeats/Mile</text:span> </text:p>
      <text:p text:style-name="P72">For today's 3<text:span text:style-name="T5">rd</text:span> uphill walk:</text:p>
      <text:p text:style-name="P72">Time: 12:55, <text:s/><text:span text:style-name="T22">Ave pace: 16:05/mile, Ave heart rate: 94 bpm, <text:s/>1512 Heart Beats/Mile</text:span> </text:p>
      <text:p text:style-name="P72"/>
      <text:p text:style-name="P36">Sometime I should do 3 uphill runs with average paces of about 15,16,17 min/mile. <text:s text:c="2"/>As the pace gets slower there should be a pace where the beats per mile goes up.</text:p>
      <text:p text:style-name="P36"/>
      <text:p text:style-name="P36"/>
      <text:p text:style-name="P72">Mon <text:s/>Oct 19, 2020 <text:span text:style-name="T1">no running or walking</text:span></text:p>
      <text:p text:style-name="P72"><text:soft-page-break/>Tues <text:s/>Oct 20,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ext:span text:style-name="T22">Ave pace: 13:10/mile, Ave heart rate: <text:s/>120 bpm, 1580 heartbeats/Mile</text:span> (Too Fast)</text:p>
      <text:p text:style-name="P72">For today's 2nd downhill walk:</text:p>
      <text:p text:style-name="P72"><text:span text:style-name="T22">Ave pace: 14:03/mile, Ave heart rate: 113 bpm, 1588 heartbeats/Mile</text:span> </text:p>
      <text:p text:style-name="P55">These downhill walks had high heart rates compared to Oct 17.</text:p>
      <text:p text:style-name="P55">I think the first downhill walk was so fast it was over some kind of limit above which a faster heartbeat was triggered.</text:p>
      <text:p text:style-name="P72">For today's 1<text:span text:style-name="T5">st</text:span> uphill walk:</text:p>
      <text:p text:style-name="P72"><text:span text:style-name="T22">Ave pace: 14:20/mile, Ave heart rate: 130 bpm, 1863 heartbeats/Mile</text:span> (Too Fast)</text:p>
      <text:p text:style-name="P72">For today's 2<text:span text:style-name="T5">nd</text:span> uphill walk:</text:p>
      <text:p text:style-name="P72"><text:span text:style-name="T22">Ave pace: 15:44/mile, Ave heart rate: 113 bpm, 1778 heartbeats/Mile</text:span> </text:p>
      <text:p text:style-name="P36">From these results I think I walked the first downhil and uphill too fast because my high heart rate carried over into the second down and up.</text:p>
      <text:p text:style-name="P36">A heart rate of 105 bpm max is maybe about best for downhill. <text:s/>Check this.</text:p>
      <text:p text:style-name="P36">A heart rate of 115 bpm max is maybe about best for uphill. <text:s text:c="6"/>Check this.</text:p>
      <text:p text:style-name="P36"/>
      <text:p text:style-name="P36"/>
      <text:p text:style-name="P36"/>
      <text:p text:style-name="P51">Wed Oct 21, 2020 <text:span text:style-name="T1">No running or walking</text:span> </text:p>
      <text:p text:style-name="P51"/>
      <text:p text:style-name="P51">Thur Oct 22, 2020 <text:span text:style-name="T1">5.3 miles</text:span> of walking</text:p>
      <text:p text:style-name="P51">I walked 5.3 miles including 3 x down and up the hill from the top of Greendale Cemetery to Jefferson St. The elevation change on the 0.8 mile hill is 276 ft.</text:p>
      <text:p text:style-name="P55">On the hill: Distance: 4.7 miles, Ave Pace: 15:08, Ave Heart Rate: 99, </text:p>
      <text:p text:style-name="P55">1498 heartbeats/Mile</text:p>
      <text:p text:style-name="P55"/>
      <text:p text:style-name="P51">Fri Oct 23,2020 <text:span text:style-name="T1">5.6 miles</text:span> of walking</text:p>
      <text:p text:style-name="P51">Walk: 5.6 miles including 16 loops on the Greendale 0.317 mile loop. </text:p>
      <text:p text:style-name="P51">Total ascent on the 16 loops: 350 ft </text:p>
      <text:p text:style-name="P51">I tried to keep my heart rate under 120 bpm while walking up hill. </text:p>
      <text:p text:style-name="P55">On the loop: Distance: 5.07 miles, Ave Pace: 13:53, Ave Heart Rate: 101, </text:p>
      <text:p text:style-name="P55">1402 heartbeats/Mile</text:p>
      <text:p text:style-name="P55"/>
      <text:p text:style-name="P55"/>
      <text:p text:style-name="P54"/>
      <text:p text:style-name="P68">In the last week: No running; <text:s/>23.6 miles of walking</text:p>
      <text:p text:style-name="P68"/>
      <text:p text:style-name="P68"/>
      <text:p text:style-name="P51"><text:soft-page-break/>Sat Oct 24,2020 <text:span text:style-name="T1">5.2 miles</text:span> of walking</text:p>
      <text:p text:style-name="P51">Walk: 5.2 miles including 4 x down and up on a ½ mile of the Greendale hill.</text:p>
      <text:p text:style-name="P51">Total ascent: 500 ft for 4 miles </text:p>
      <text:p text:style-name="P51">I tried to keep my heart rate under 120 bpm. </text:p>
      <text:p text:style-name="P55">For the 4 miles: <text:s/>Ave Pace: 14:24, Ave Heart Rate: 112bpm,</text:p>
      <text:p text:style-name="P55">1612 heartbeats/Mile, <text:span text:style-name="T24">heartbeats/Mile is higher than yesterday and too high.</text:span></text:p>
      <text:p text:style-name="P51">I think I am tired.</text:p>
      <text:p text:style-name="P51"/>
      <text:p text:style-name="P51">Sun Oct 25,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 hill. </text:p>
      <text:p text:style-name="P55">On the loop: Distance: 3.80 miles, Ave Pace: 13:51, Ave Heart Rate: 106, </text:p>
      <text:p text:style-name="P55">1399 heartbeats/Mile Essentially the same as 2 days ago.</text:p>
      <text:p text:style-name="P55"/>
      <text:p text:style-name="P51">Mon Oct 26,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hill. </text:p>
      <text:p text:style-name="P55">On the loop: Distance: 3.80 miles, Ave Pace: 13:30, Ave Heart Rate: 104, </text:p>
      <text:p text:style-name="P55">1404 heartbeats/Mile Essentially the same as yesterday and 3 days ago even though I ran a good deal faster. </text:p>
      <text:p text:style-name="P51"/>
      <text:p text:style-name="P51">Tues Oct 27, 2020 <text:span text:style-name="T1">no running</text:span></text:p>
      <text:p text:style-name="P51">I did 10 minutes on an eliptical machine</text:p>
      <text:p text:style-name="P51"/>
      <text:p text:style-name="P51">Wed Oct 28, 2020 <text:span text:style-name="T1">4.7 miles</text:span> of walking</text:p>
      <text:p text:style-name="P51">In the morning: 10 minutes on an eliptical machine, Pulse rose to 131.</text:p>
      <text:p text:style-name="P51">Walk: 4.7 miles including 16 loops on the Greendale 0.317 mile loop. </text:p>
      <text:p text:style-name="P51">Total ascent on the 12 loops: 350 ft </text:p>
      <text:p text:style-name="P51">I tried to keep my heart rate under 115 bpm while walking uphill. </text:p>
      <text:p text:style-name="P55">On the loop: Distance: 5.07 miles, Ave Pace: 14:13, Ave Heart Rate: 105, </text:p>
      <text:p text:style-name="P55">1493 heartbeats/Mile </text:p>
      <text:p text:style-name="P55"/>
      <text:p text:style-name="P36">5 days ago I did the same distance with the following result:</text:p>
      <text:p text:style-name="P115">On the loop: <text:span text:style-name="T26">Distance</text:span>: 5.07 miles, Ave Pace: 13:53, Ave Heart Rate: 101, </text:p>
      <text:p text:style-name="P36">1402 heartbeats/Mile</text:p>
      <text:p text:style-name="P36">When going faster my heart rate was lower on average. <text:s/>?</text:p>
      <text:p text:style-name="P72">Thur Oct 29, 2020 <text:span text:style-name="T1">4.27</text:span> miles walking</text:p>
      <text:p text:style-name="P72"><text:soft-page-break/>I walked down Limber and Jefferson, and into the Cemetery up to the loop.</text:p>
      <text:p text:style-name="P72">After walking 5 loops I walked back home.</text:p>
      <text:p text:style-name="P72">The sum of the ascents on the course is about 500 ft.</text:p>
      <text:p text:style-name="P116"><text:span text:style-name="T26">Distance</text:span>: 4.27 miles, Ave Pace: 14:19, Ave Heart Rate: 111, </text:p>
      <text:p text:style-name="P74">1589 heartbeats/Mile </text:p>
      <text:p text:style-name="P74">The large value of beats/mile maybe because of the large value of sum of ascents as compared to what I have been walking recently. <text:s text:c="2"/></text:p>
      <text:p text:style-name="P74"/>
      <text:p text:style-name="P72">Fri Oct 30, 2020 <text:span text:style-name="T1">4.7</text:span> miles walking</text:p>
      <text:p text:style-name="P72"><text:span text:style-name="T1">warm up:</text:span> <text:s/>0.4 mile walk</text:p>
      <text:p text:style-name="P72"><text:span text:style-name="T1">Walk:</text:span> I walked 4 miles: 3 x 1.25 miles down and up on the Greendale Cemetery hill plus 0.25 miles on the loop.</text:p>
      <text:p text:style-name="P72">The sum of the ascents on the course is about 515 ft.</text:p>
      <text:p text:style-name="P116"><text:span text:style-name="T26">Distance</text:span>: 4 miles, Ave Pace: 14:08, Ave Heart Rate: 105, </text:p>
      <text:p text:style-name="P74">1484 heartbeats/Mile </text:p>
      <text:p text:style-name="P74">heartbeats/mile is less than yesterday's.?</text:p>
      <text:p text:style-name="P68"><text:tab/>In the last week: no miles of running</text:p>
      <text:p text:style-name="P72">Sat Oct 31, 2020 <text:s/><text:span text:style-name="T1">5.2 miles</text:span> of walking</text:p>
      <text:p text:style-name="P68">warm up: <text:span text:style-name="T2">0.4 mile walk to the cemetery</text:span></text:p>
      <text:p text:style-name="P68">Walk: <text:span text:style-name="T2">4.8 miles, <text:s/>I walked down and up the cemetery hill 3 times. Sum of ascents: 650 ft</text:span></text:p>
      <text:p text:style-name="P72">Ave pace: 15:12, Ave heart rate: 105 Heart Beats/mile:1596 </text:p>
      <text:p text:style-name="P72">My heart rate went up a lot near the end of the walk.</text:p>
      <text:p text:style-name="P68">Warm down: <text:span text:style-name="T2">0.3 mile walk home</text:span></text:p>
      <text:p text:style-name="P72"/>
      <text:p text:style-name="P72">Sun Nov 1, 2020 <text:span text:style-name="T1">no running and walking</text:span></text:p>
      <text:p text:style-name="P72">Mon Nov 2, 2020 <text:span text:style-name="T1">no running and walking</text:span></text:p>
      <text:p text:style-name="P72"/>
      <text:p text:style-name="P72">Tues Nov 3, 2020 <text:span text:style-name="T1">4.9 miles</text:span> of walking</text:p>
      <text:p text:style-name="P72"><text:span text:style-name="T1">warm up:</text:span> <text:s/>0.35 mile walk to the cemetery loop</text:p>
      <text:p text:style-name="P68">Walk: <text:span text:style-name="T2">4.23 miles on the cemetery loop, Time: 59:23, <text:s/>sum of ascents: 300 ft</text:span></text:p>
      <text:p text:style-name="P72">Pace: 14:03/mile, heart rate: 104 bpm, 1460 heartbeats/mile</text:p>
      <text:p text:style-name="P68">Warm down:<text:span text:style-name="T2"> 0.3 mile walk home <text:s text:c="2"/></text:span></text:p>
      <text:p text:style-name="P76"/>
      <text:p text:style-name="P90"><text:span text:style-name="T2">Wed Nov 4, 2020 </text:span>no running or walking </text:p>
      <text:p text:style-name="P76">Thurs Nov 5, 2020 <text:span text:style-name="T1">4 miles</text:span> of running</text:p>
      <text:p text:style-name="P76">I ran and walked 4.5 miles including 12 x cemetery loop or 3.8 miles <text:span text:style-name="T1">12:37/mile</text:span></text:p>
      <text:p text:style-name="P76">I walked 1:05 on each loop while going uphill. <text:s/><text:span text:style-name="T1">Average heart rate: 118 bpm</text:span></text:p>
      <text:p text:style-name="P76"><text:span text:style-name="T1">1489 heartbeats/mile.</text:span> This is comparable to values I have been getting while only walking. <text:span text:style-name="T1">I tried to keep my heart rate under 125 bpm. </text:span></text:p>
      <text:p text:style-name="P76"/>
      <text:p text:style-name="P76">Fri Nov 6, 2020 <text:span text:style-name="T1">4.5 miles of running</text:span></text:p>
      <text:p text:style-name="P76">I ran 4.5 miles including 12 x cemetery loops or 3.8 miles <text:s/>averaging <text:span text:style-name="T1">12:34/mile</text:span></text:p>
      <text:p text:style-name="P76">No walking, <text:span text:style-name="T1">Average heart rate: 123 bpm</text:span></text:p>
      <text:p text:style-name="P76"><text:span text:style-name="T1">1546 heartbeats/mile.</text:span> <text:span text:style-name="T1">I tried to keep heart rate under 130 bpm.</text:span></text:p>
      <text:p text:style-name="P76"><text:soft-page-break/>Comparing this to yesterday, I think walking and running may be more efficient.</text:p>
      <text:p text:style-name="P90"><text:tab/>In the last week: 8.5 miles of running</text:p>
      <text:p text:style-name="P90"/>
      <text:p text:style-name="P76">Sat <text:s/>Nov 7, 2020 <text:span text:style-name="T1">4 miles of running</text:span></text:p>
      <text:p text:style-name="P76">I ran and walked 4 miles including 9 x cemetery loop or 2.85 miles averaging <text:span text:style-name="T1">12:40/mile <text:s/></text:span>I walked about 40 seconds up hill during each loop. </text:p>
      <text:p text:style-name="P76">No walking, <text:span text:style-name="T1">Average heart rate: 121 bpm</text:span></text:p>
      <text:p text:style-name="P76"><text:span text:style-name="T1">1532 heartbeats/mile, a little less than yesterday.</text:span> <text:span text:style-name="T1">I tried to keep heart rate under 125 bpm. <text:s/></text:span></text:p>
      <text:p text:style-name="P90"/>
      <text:p text:style-name="P90">I am starting to think my average heart rate for a 50 mile run should be under about 122 bpm. This rate should be for running or walking up hills. <text:s/></text:p>
      <text:p text:style-name="P90"/>
      <text:p text:style-name="P76">Sun Nov 8, 2020 <text:span text:style-name="T1">3.75 miles of running</text:span></text:p>
      <text:p text:style-name="P76">I ran on Tamarack Drive while watching runners in our running group run 8 miles. </text:p>
      <text:p text:style-name="P76"><text:span text:style-name="T1">warm up:</text:span> 0.25 mile jog </text:p>
      <text:p text:style-name="P76"><text:span text:style-name="T1">Run:</text:span> 2 miles averaging 11:28/mile, Ave Heart Rate: 119</text:p>
      <text:p text:style-name="P90">Run/Walk: <text:span text:style-name="T2">2 miles averaging 12:31/mile, Ave Heart Rate: 117/mile </text:span></text:p>
      <text:p text:style-name="P76">These results seem to show it is more efficient to only run on relatively level ground.</text:p>
      <text:p text:style-name="P76"/>
      <text:p text:style-name="P76">Mon Nov 9, 2020 <text:span text:style-name="T1">no running</text:span></text:p>
      <text:p text:style-name="P90"/>
      <text:p text:style-name="P76">Tues Nov 10, 2020<text:span text:style-name="T1"> no running</text:span></text:p>
      <text:p text:style-name="P76"/>
      <text:p text:style-name="P76">Wed Nov 11, 2020, <text:s/><text:span text:style-name="T1">4.9 miles running</text:span></text:p>
      <text:p text:style-name="P90">warm up: <text:span text:style-name="T2">0.25 mile jog to the Greendale Cemetery loop. Each loop is 0.317 miles</text:span></text:p>
      <text:p text:style-name="P76">Run: 4 x 0.317 miles with 1 loop jogs after each run</text:p>
      <text:p text:style-name="P76">Times for runs: 2:51, 2:55, 2:52, 2:46 <text:s/>Ave time for jogs 3:52 <text:s/>Rest a few minutes <text:s text:c="42"/></text:p>
      <text:p text:style-name="P90">Run/walk: <text:span text:style-name="T2">7 loops in 27:07, Distance: 2.22 miles, Ave Pace: 12:13/mile</text:span></text:p>
      <text:p text:style-name="P76">I walked for about 50s during uphill on each loop.</text:p>
      <text:p text:style-name="P90">Warm down: <text:span text:style-name="T2">0.25 miles home</text:span></text:p>
      <text:p text:style-name="P76"/>
      <text:p text:style-name="P76">Thur Nov 12, 2020 <text:span text:style-name="T1">4.9 miles running</text:span></text:p>
      <text:p text:style-name="P90">warm up: <text:span text:style-name="T2">0.25 mile jog to the Greendale Cemetery loop. </text:span></text:p>
      <text:p text:style-name="P76"><text:span text:style-name="T1">Run/Walk:</text:span> 4 miles on the loop in 39:11 with the last mile in 8:50. </text:p>
      <text:p text:style-name="P76">Ave Heart rate: 145 bpm, Ave Pace: 9:48/mile, HB/mile: 1421, Sum of ascents: 280 feet</text:p>
      <text:p text:style-name="P90">Warm down: <text:span text:style-name="T2">0.5 miles</text:span></text:p>
      <text:p text:style-name="P76"/>
      <text:p text:style-name="P76">Fri Nov 13, 2020 <text:span text:style-name="T1">5 miles</text:span></text:p>
      <text:p text:style-name="P90">warm up: <text:span text:style-name="T2">0.25 mile jog to the Greendale Cemetery <text:s/></text:span></text:p>
      <text:p text:style-name="P76"><text:span text:style-name="T1">Run/Walk:</text:span> 4.8 miles on the hill in the cemetery. Starting from the top all the way to Jefferson St is 0.8 miles. <text:s/>I ran down and up this hill 3 times.</text:p>
      <text:p text:style-name="P76">Ave Heartrate: 117 bpm, Ave Pace: 12:25/mile, HB/mile: 1453, Sum of ascents: 650 feet</text:p>
      <text:p text:style-name="P90">Warm down: <text:span text:style-name="T2">0.5 miles</text:span></text:p>
      <text:p text:style-name="P68">In the last week: 22.6 miles running</text:p>
      <text:p text:style-name="P72"/>
      <text:p text:style-name="P109"><text:soft-page-break/><text:span text:style-name="T2">Sat Nov 14, 2020</text:span> <text:s/>no running</text:p>
      <text:p text:style-name="P109"/>
      <text:p text:style-name="P109"><text:span text:style-name="T2">Sun Nov 15, 2020</text:span> <text:s/>no running</text:p>
      <text:p text:style-name="P109"/>
      <text:p text:style-name="P110">Mon Nov 16, 2020 <text:s/>4<text:span text:style-name="T1"> miles running <text:s/>0.6 miles walking</text:span></text:p>
      <text:p text:style-name="P109">warm up: <text:span text:style-name="T2">0.25 jog to Greendale cemetery </text:span></text:p>
      <text:p text:style-name="P110">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0"/>
      <text:p text:style-name="P110">Tues Nov 17, 2020 <text:s/><text:span text:style-name="T1">no running</text:span> </text:p>
      <text:p text:style-name="P110">I used our elliptical for 25 minutes. My average pulse was 103 bpm. At the end I went faster and my pulse went up to about 140 bpm.</text:p>
      <text:p text:style-name="P110"/>
      <text:p text:style-name="P110">Wed Nov 18, 2020 <text:s/><text:span text:style-name="T1">no running</text:span> </text:p>
      <text:p text:style-name="P110">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0"/>
      <text:p text:style-name="P110">Thurs Nov 19, 2020 <text:span text:style-name="T1">no running</text:span></text:p>
      <text:p text:style-name="P109">On October 1, 2020 I had cateract/glaucoma surgery on my right I. Today I had the same surgery on my left eye and will continue to do lighter training for about 4 more weeks.</text:p>
      <text:p text:style-name="P109"/>
      <text:p text:style-name="P110">Fri Nov 20, 2020 <text:span text:style-name="T1">no running</text:span> </text:p>
      <text:p text:style-name="P110"/>
      <text:p text:style-name="P109">In the last week: 4 miles of running.</text:p>
      <text:p text:style-name="P109"/>
      <text:p text:style-name="P109"><text:span text:style-name="T2">Sat Nov 21, 2020</text:span> no running</text:p>
      <text:p text:style-name="P109"/>
      <text:p text:style-name="P109"><text:span text:style-name="T2">Sun <text:s/>Nov 22, 2020</text:span> <text:span text:style-name="T2">3.5 miles of walking including 3 miles on hilly roads averaging 15min/mile and ave heart rate of 95 bpm. 1425 heart beats per mile</text:span></text:p>
      <text:p text:style-name="P110"/>
      <text:p text:style-name="P110">Mon Nov 23, 2020 10:47 on the elliptical, <text:s/>HR: 108, steps/min: 140, </text:p>
      <text:p text:style-name="P110">771 heartbeats/1000 steps</text:p>
      <text:p text:style-name="P110"/>
      <text:p text:style-name="P109"><text:span text:style-name="T2">Tues <text:s/>Nov 24, 2020</text:span> 3.7 miles of walking<text:span text:style-name="T2"> including 2 x down and up the cemetery hill.</text:span></text:p>
      <text:p text:style-name="P109"><text:span text:style-name="T2">1</text:span><text:span text:style-name="T6">st</text:span><text:span text:style-name="T2"> time: 1.6 miles, 14:34/mile, 89 bpm, 1296 heartbeats/mile, elevation change 216 feet</text:span></text:p>
      <text:p text:style-name="P109"><text:span text:style-name="T2">2</text:span><text:span text:style-name="T6">nd</text:span><text:span text:style-name="T2"> time: 1.6 miles, 14:59/mile, 104 bpm, 1588 heartbeats/mile, elevation change 216 feet</text:span></text:p>
      <text:p text:style-name="P110">I kept heart rate under <text:s/>125 bpm</text:p>
      <text:p text:style-name="P110"/>
      <text:p text:style-name="P109"><text:span text:style-name="T2">Wed <text:s/>Nov 25, 2020</text:span> 2 miles of walking<text:span text:style-name="T2"> including 1 x down and up the cemetery hill.</text:span></text:p>
      <text:p text:style-name="P110">1.6 miles, 14:37/mile, 102 bpm, 1491 heartbeats/mile, elevation change 216 feet</text:p>
      <text:p text:style-name="P110">I kept heart rate under <text:s/>125 bpm</text:p>
      <text:p text:style-name="P110"><text:soft-page-break/></text:p>
      <text:p text:style-name="P109"><text:span text:style-name="T2">Thur <text:s/>Nov 26, 2020</text:span> 4.5 miles of walking<text:span text:style-name="T2"> including 4 miles on the 500m cemetery loop.</text:span></text:p>
      <text:p text:style-name="P110">4 miles, 14:03/mile, 104 bpm, 1460 heartbeats/mile, elevation change 275 feet</text:p>
      <text:p text:style-name="P110">I kept heart rate under <text:s/>125 bpm</text:p>
      <text:p text:style-name="P110"/>
      <text:p text:style-name="P110">Fri Nov 27, 2020 <text:span text:style-name="T1">3.7 miles of walking </text:span>mostly on hilly roads.</text:p>
      <text:p text:style-name="P110">This included 2 of the fastest miles I have walked. <text:s/></text:p>
      <text:p text:style-name="P110">Walk: 6+ times around the cemetery, Distance: 2 miles, Pace: <text:s/>12:51/mile, HR:130, </text:p>
      <text:p text:style-name="P110">1670 heartbeats/mile, elevation change: 275 feet</text:p>
      <text:p text:style-name="P110"/>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0">Sat Dec 19, 2020 On the elliptical</text:p>
      <text:p text:style-name="P110"><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0"/>
      <text:p text:style-name="P110">Mon <text:s/>Dec 21, 2020 <text:span text:style-name="T1">no running </text:span></text:p>
      <text:p text:style-name="P110"><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9">warm up: <text:span text:style-name="T2">1 mile</text:span></text:p>
      <text:p text:style-name="P110"><text:span text:style-name="T1">Run:</text:span> 1 mile on the cemetery loop in 8:53, Total ascent: 66 feet</text:p>
      <text:p text:style-name="P110"><text:span text:style-name="T1">Warm down:</text:span> 0.25 jog <text:s/></text:p>
      <text:p text:style-name="P110"/>
      <text:p text:style-name="P23">Thur Dec 24, 2020 <text:span text:style-name="T1">3 miles running</text:span></text:p>
      <text:p text:style-name="P109">warm up: <text:span text:style-name="T2">1 mile</text:span></text:p>
      <text:p text:style-name="P110"><text:span text:style-name="T1">Run:</text:span> 2 miles on the cemetery loop in 9:30 + 9:04 = 18:34, Total ascent: 132 feet</text:p>
      <text:p text:style-name="P110"><text:span text:style-name="T1">Warm down:</text:span> 0.25 jog</text:p>
      <text:p text:style-name="P110"/>
      <text:p text:style-name="P110">Fri Dec 25, 2020 <text:span text:style-name="T1">no running</text:span></text:p>
      <text:p text:style-name="P110"/>
      <text:p text:style-name="P110"/>
      <text:p text:style-name="P110"/>
      <text:p text:style-name="P110"><text:span text:style-name="T1">In the last week:</text:span> <text:s/>5.25 miles of running</text:p>
      <text:p text:style-name="P110"/>
      <text:p text:style-name="P110"/>
      <text:p text:style-name="P110">Sat Dec 26, 2020 On the elliptical: I repeated the workout I did last Saturday Dec 19</text:p>
      <text:p text:style-name="P110"><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0"><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0"><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6">Sat Jan 2, 2021 <text:s/>40 minutes on the elliptical at variuos pace.</text:p>
      <text:p text:style-name="P76"/>
      <text:p text:style-name="P76">Sun Jan 3, 2020 30 minutes on the elliptical</text:p>
      <text:p text:style-name="P76"><text:span text:style-name="T1">warm up: </text:span><text:s/>10 minutes at “speed” of about 16.5</text:p>
      <text:p text:style-name="P90">Intervals:<text:span text:style-name="T2"> <text:s/>4 x 2:00 at a “speed” of about 21.5 with a 3:00 slow pace after each. </text:span></text:p>
      <text:p text:style-name="P76"/>
      <text:p text:style-name="P76">Mon Jan 4, 2021 On the elliptical</text:p>
      <text:p text:style-name="P76"><text:span text:style-name="T1">warm up: </text:span><text:s/>10 minutes at “speed” of about 15.5</text:p>
      <text:p text:style-name="P90">Intervals:<text:span text:style-name="T2"> <text:s/>6 x 1:30 at a “speed” of about 22.5 with 2:30 at a “speed” of 15.5 after each.</text:span></text:p>
      <text:p text:style-name="P90"><text:soft-page-break/>Warm down: <text:span text:style-name="T2">3:30 more at a “speed” of 15.5 </text:span></text:p>
      <text:p text:style-name="P76"/>
      <text:p text:style-name="P76">Tues Jan 5, 2021 On elliptical</text:p>
      <text:p text:style-name="P76">20 minutes on the elliptical at various paces.</text:p>
      <text:p text:style-name="P76"/>
      <text:p text:style-name="P90"><text:span text:style-name="T2">Wed Jan 6, 2021 </text:span>1 mile<text:span text:style-name="T2"> of running on the cemetery loop</text:span></text:p>
      <text:p text:style-name="P76">On elliptical:</text:p>
      <text:p text:style-name="P90">warm up:<text:span text:style-name="T2"> 20 minutes at a “speed” of about 15.5 and rest 5 minutes</text:span></text:p>
      <text:p text:style-name="P76"><text:span text:style-name="T1">Intervals:</text:span> 24 minutes including 8 x 1:20 minute fast with a slow pace for 1:40 after each fast interval. During each fast interval my pulse rose to between 132 bpm and 158 bpm. </text:p>
      <text:p text:style-name="P76">“Speed” during fast intervals: about 21 “Speed” during slow intervals: about 15.</text:p>
      <text:p text:style-name="P90">Warm down: <text:span text:style-name="T2">rest 5 minutes and 6 minutes at a slow pace </text:span></text:p>
      <text:p text:style-name="P76"/>
      <text:p text:style-name="P76">Thur Jan 7, 2021 <text:span text:style-name="T1">no running</text:span> On elliptical</text:p>
      <text:p text:style-name="P76"><text:span text:style-name="T1">warm up:</text:span> 10 minutes at a slow pace</text:p>
      <text:p text:style-name="P76"><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6"><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7"><text:span text:style-name="T27">Fri Jan 15, 2021 </text:span><text:span text:style-name="T28">4 miles</text:span><text:span text:style-name="T27"> on a very hilly course, more hills than yesterday</text:span></text:p>
      <text:p text:style-name="P118">Time: 48:03, Pace: 12:01, Ave Heart Rate: 131 bpm, Sum of Ascents: 480 feet</text:p>
      <text:p text:style-name="P117"><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1">I ran 4 miles on a very hilly course. <text:s/>The total ascent along the course was </text:p>
      <text:p text:style-name="P51">490 ft. <text:s/>Mile splits: Average pace: 11:26/mile.</text:p>
      <text:p text:style-name="P51">The course: Down Limber, left on Jefferson, down to Randolf, left into Greendale Cemetery. Up to 510 meter loop, around the loop 4 times and back home the same way I came. It was cold and I wore sweats.</text:p>
      <text:p text:style-name="P51"/>
      <text:p text:style-name="P51">Thur Feb 4, 2021 no running</text:p>
      <text:p text:style-name="P51"/>
      <text:p text:style-name="P51">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1"><draw:frame draw:style-name="fr1" draw:name="graphics9" text:anchor-type="paragraph" svg:width="6.9547in" svg:height="2.8063in" draw:z-index="8"><draw:image xlink:href="Pictures/1000000000000460000001C4118D6C99.jpg" xlink:type="simple" xlink:show="embed" xlink:actuate="onLoad"/></draw:frame></text:p>
      <text:p text:style-name="P101">In the last week: 10 miles of running and good workouts on the elliptical</text:p>
      <text:p text:style-name="P103"/>
      <text:p text:style-name="P101"/>
      <text:p text:style-name="P103">Sat Feb 27, 2021 <text:span text:style-name="T1">3.85 miles running</text:span> on the cemetery loop</text:p>
      <text:p text:style-name="P101">Run: <text:span text:style-name="T2">3.85 miles, </text:span></text:p>
      <text:p text:style-name="P103">Time: 39:09, Ave pace: 10:10/mile, Last mile time: 9:31, Total ascent 264 feet</text:p>
      <text:p text:style-name="P103"/>
      <text:p text:style-name="P101"><text:span text:style-name="T2">Sun Feb 28, 2021 </text:span>no running</text:p>
      <text:p text:style-name="P103"/>
      <text:p text:style-name="P103">Mon March 1, 2021 <text:span text:style-name="T1">on elliptical</text:span></text:p>
      <text:p text:style-name="P103">20 minutes on the elliptical, Ave HR: 130, Max HR: 150</text:p>
      <text:p text:style-name="P103">Warm down: 5 minutes</text:p>
      <text:p text:style-name="P103"/>
      <text:p text:style-name="P103">Tues March 2, 2021 <text:span text:style-name="T1">4 miles of running</text:span></text:p>
      <text:p text:style-name="P101">Run: <text:span text:style-name="T2">4 miles on very hilly roads in 43:19 </text:span></text:p>
      <text:p text:style-name="P103">Ave Pace: 10:50, Ave HR:133 bpm, Max HR: 146 bpm Total Ascent: 490 ft</text:p>
      <text:p text:style-name="P103">Compare to the same workout on Feb 3, 2021. I felt stronger today.</text:p>
      <text:p text:style-name="P103"/>
      <text:p text:style-name="P103">Wed March 3, 2021 <text:span text:style-name="T1">4 miles of running</text:span> <text:s/></text:p>
      <text:p text:style-name="P101">Warm up:<text:span text:style-name="T2"> jog 1.5 miles </text:span><text:s/></text:p>
      <text:p text:style-name="P101">Run: <text:span text:style-name="T2">4 x 0.317 mile cemetery loop with 1 loop jog between the intervals.</text:span></text:p>
      <text:p text:style-name="P103">Times: 2:59, 2:54, 2:53, 2:44, Times for 1 loop jogs: about 4:00</text:p>
      <text:p text:style-name="P101">Warm down:<text:span text:style-name="T2"> <text:s/>¼ mile jog</text:span></text:p>
      <text:p text:style-name="P103"/>
      <text:p text:style-name="P101"><text:span text:style-name="T2">Thur March 4, 2021 </text:span>no running</text:p>
      <text:p text:style-name="P103"/>
      <text:p text:style-name="P103">Fri March 5, 2021 on the elliptical</text:p>
      <text:p text:style-name="P103">15 minutes at a “speed” of 20, Ave Pulse: 120, Max Pulse 129 and rested 3 minutes</text:p>
      <text:p text:style-name="P103"><text:span text:style-name="T1">Intervals</text:span>: 5 x 1:00 at “speed” of 25 with 1:00 between the intervals at a “speed” of 15.5 </text:p>
      <text:p text:style-name="P103">Ave Pulse: 111, Max Pulse: 149</text:p>
      <text:p text:style-name="P103"><text:soft-page-break/><text:span text:style-name="T1">Warm down:</text:span> 5:00 at a “speed” of 15</text:p>
      <text:p text:style-name="P101"/>
      <text:p text:style-name="P101">In the last week: 11.9 miles of running and good workouts on the elliptical.</text:p>
      <text:p text:style-name="P10"/>
      <text:p text:style-name="P103">Sat March 6, 2021 <text:span text:style-name="T1">no running</text:span></text:p>
      <text:p text:style-name="P101"/>
      <text:p text:style-name="P103">Sun March 7, 2021</text:p>
      <text:p text:style-name="P101">Warm up:<text:span text:style-name="T2"> </text:span><text:s/><text:span text:style-name="T2">1.5 miles mainly on the 0.317 meter cemetery loop</text:span></text:p>
      <text:p text:style-name="P101">Run: <text:span text:style-name="T2">12 x cemetery loop = 3.80 miles in 40:10 or 10:34/mile</text:span></text:p>
      <text:p text:style-name="P103">3 loop splits:10:12, 10:23, 10:12, 9:23 with the last loop at 9:18/mile pace.</text:p>
      <text:p text:style-name="P103">Total ascent: 264 feet, Ave HR: 135</text:p>
      <text:p text:style-name="P103"/>
      <text:p text:style-name="P103">Mon March 8, 2021 <text:span text:style-name="T1">no running</text:span></text:p>
      <text:p text:style-name="P103"/>
      <text:p text:style-name="P103">Tues March 9, 2021 <text:span text:style-name="T1">6.1 miles running</text:span></text:p>
      <text:p text:style-name="P101">Warm up:<text:span text:style-name="T2"> 3 miles at various paces</text:span></text:p>
      <text:p text:style-name="P101">Run: <text:span text:style-name="T2">5K with Jim Fitch on Tamarack Dr on a nice day, <text:s/>Our Time: 29:26 <text:s/></text:span></text:p>
      <text:p text:style-name="P103">Pace: 9:28/mile, <text:s/>Mile Splits: 9:31, 9:36, 9:26, and 53s for the last 0.11 miles <text:s text:c="2"/></text:p>
      <text:p text:style-name="P101">Warm down:<text:span text:style-name="T2"> 5 minute walk</text:span></text:p>
      <text:p text:style-name="P103"/>
      <text:p text:style-name="P101"><text:span text:style-name="T2">Thur March 11, 2021 </text:span>6.1 miles running</text:p>
      <text:p text:style-name="P101">Warm up:<text:span text:style-name="T2"> 0.75 mile jog</text:span> </text:p>
      <text:p text:style-name="P107">Run: <text:span text:style-name="T2">15 x 0.317 cemetery loop = 5.07 miles, Time: 59:45, Pace: 11:47/mile, Ave HR:122, Max HR:136</text:span></text:p>
      <text:p text:style-name="P107">Warm down:<text:span text:style-name="T2"> 0.25 mile jog </text:span></text:p>
      <text:p text:style-name="P106">Fri March 12, 2021 <text:span text:style-name="T1">no running</text:span></text:p>
      <text:p text:style-name="P107"/>
      <text:p text:style-name="P107">In the last week: 12.2 miles of running</text:p>
      <text:p text:style-name="P107"/>
      <text:p text:style-name="P106">Sat March 13, 2021 <text:span text:style-name="T1">3.7 miles</text:span></text:p>
      <text:p text:style-name="P107">Warm up: <text:span text:style-name="T2">0.25 miles</text:span></text:p>
      <text:p text:style-name="P107">Run: <text:span text:style-name="T2">10 x 0.317 cemetery loop = 3.17 miles, Time: 34:26, Pace: 10:51/mile, Ave HR:136</text:span></text:p>
      <text:p text:style-name="P107">Warm down:<text:span text:style-name="T2"> 0.25 mile jog </text:span></text:p>
      <text:p text:style-name="P106"/>
      <text:p text:style-name="P106">Sun March 14, 2021 <text:span text:style-name="T1">4.4 miles</text:span> <text:s/></text:p>
      <text:p text:style-name="P107">Warm up:<text:span text:style-name="T2"> 1 mile </text:span></text:p>
      <text:p text:style-name="P107">Run: <text:span text:style-name="T2">10 x 0.317 cemetery loop = 3.17 miles, Time: 32:47, Pace: 10:21/mile, Ave HR:134</text:span></text:p>
      <text:p text:style-name="P107">Warm down:<text:span text:style-name="T2"> 0.25 mile jog </text:span></text:p>
      <text:p text:style-name="P23"/>
      <text:p text:style-name="P106">Mon March 15, 2021 <text:span text:style-name="T1">3.7 miles</text:span> <text:s/></text:p>
      <text:p text:style-name="P107">Warm up:<text:span text:style-name="T2"> 0.25 miles </text:span></text:p>
      <text:p text:style-name="P107">Run: <text:span text:style-name="T2">10 x 0.317 cemetery loop = 3.17 miles, Time: 34:22, Pace: 10:50/mile, Ave HR:140</text:span></text:p>
      <text:p text:style-name="P107">Warm down:<text:span text:style-name="T2"> 0.25 mile jog</text:span></text:p>
      <text:p text:style-name="P106"/>
      <text:p text:style-name="P107"><text:span text:style-name="T2">Tues March 16, 2021 </text:span>no running</text:p>
      <text:p text:style-name="P106"/>
      <text:p text:style-name="P106">Wed <text:s/>March 17, 2021 <text:s/><text:span text:style-name="T1">6.75 miles</text:span> running 0.25 miles walking</text:p>
      <text:p text:style-name="P106">I ran and walked 7 miles on hilly roads and averaged about 12:30/miles. Ave HR: 115</text:p>
      <text:p text:style-name="P106"><text:soft-page-break/></text:p>
      <text:p text:style-name="P106">Thur March 18, 2020 <text:span text:style-name="T1">no running</text:span> </text:p>
      <text:p text:style-name="P106"/>
      <text:p text:style-name="P106">Fri <text:s/>March 19, 2021 <text:span text:style-name="T1">3.7 miles</text:span> <text:s/></text:p>
      <text:p text:style-name="P107">Warm up:<text:span text:style-name="T2"> 0.25 miles </text:span></text:p>
      <text:p text:style-name="P107">Run: <text:span text:style-name="T2">10 x 0.317 cemetery loop = 3.17 miles, Time: 31:28, Pace: 9:55/mile, Ave HR:132</text:span></text:p>
      <text:p text:style-name="P107">Warm down:<text:span text:style-name="T2"> 0.25 mile jog</text:span></text:p>
      <text:p text:style-name="P106">I felt a lot better than 3 days ago.</text:p>
      <text:p text:style-name="P106"/>
      <text:p text:style-name="P107">In the last week: 22.3 miles</text:p>
      <text:p text:style-name="P107"/>
      <text:p text:style-name="P106">Sat March 20, 2021 <text:span text:style-name="T1">5.3 miles</text:span></text:p>
      <text:p text:style-name="P101">Warm up:<text:span text:style-name="T2"> jog 1.25 miles </text:span><text:s/></text:p>
      <text:p text:style-name="P101">Run: <text:span text:style-name="T2">6 x 0.317 mile cemetery loop with 1 loop jog between the intervals.</text:span></text:p>
      <text:p text:style-name="P103">Times: 2:49, 2:53, 2:48, 2:43, 2:37, 2:31, Ave Time: 2:44 or 8:36/mile pace </text:p>
      <text:p text:style-name="P103">Times for 1 loop jogs: about 4:00</text:p>
      <text:p text:style-name="P101">Warm down:<text:span text:style-name="T2"> <text:s/>¼ mile jog</text:span></text:p>
      <text:p text:style-name="P103"/>
      <text:p text:style-name="P101"><text:span text:style-name="T2">Mon <text:s/>March 22, 2021 </text:span>4 miles running</text:p>
      <text:p text:style-name="P107">Warm up:<text:span text:style-name="T2"> 0.5 miles to the cemetery loop</text:span></text:p>
      <text:p text:style-name="P107">Run and walk:<text:span text:style-name="T2"> 13 cemetery loops running the first ¼ mile of each loop and walking the last 0.067</text:span></text:p>
      <text:p text:style-name="P106">So I ran 3.25 and walked 0.87 miles for a total of 4.12 miles in 51:48 or 12:34/mile</text:p>
      <text:p text:style-name="P107">Warm down:<text:span text:style-name="T2"> 0.25 miles</text:span></text:p>
      <text:p text:style-name="P106"/>
      <text:p text:style-name="P106">Wed March 24, 2021 <text:span text:style-name="T1">4.7 miles</text:span></text:p>
      <text:p text:style-name="P106">I ran on the Allegheny College track.</text:p>
      <text:p text:style-name="P107">Warm up:<text:span text:style-name="T2"> <text:s/>1.5 miles averaging 10:00/mile and rest a few minutes</text:span></text:p>
      <text:p text:style-name="P107">Run: <text:span text:style-name="T2"><text:s/>6 x 300m with 300m jog after each run, </text:span></text:p>
      <text:p text:style-name="P106">Times: 1:31, 1:33, 1:32, 1:28, 1:26, 1:25, Ave Time: 1:29 or about 7:55/mile pace, <text:s text:c="2"/></text:p>
      <text:p text:style-name="P106">Jog Times: about 2:40 </text:p>
      <text:p text:style-name="P107">Warm down:<text:span text:style-name="T2"> rest a few minutes and 1 mile in 9:55</text:span></text:p>
      <text:p text:style-name="P106"/>
      <text:p text:style-name="P106">Thur March 25, 2021 <text:span text:style-name="T1">8 miles</text:span></text:p>
      <text:p text:style-name="P107">Run: <text:span text:style-name="T2">7 miles on the Allegheny track, Mile splits: 11:38, 11:18, 10:45, 10:46, 10:45, 10:39, 10:12</text:span></text:p>
      <text:p text:style-name="P106">Average pace: 10:52, <text:s/>Ave HR: 129 bpm</text:p>
      <text:p text:style-name="P106">I was a little tired and stiff from yesterday's workout but felt better as I ran.</text:p>
      <text:p text:style-name="P107">Warm down: <text:span text:style-name="T2">1</text:span> <text:span text:style-name="T2">mile jog home </text:span></text:p>
      <text:p text:style-name="P106"/>
      <text:p text:style-name="P107"><text:span text:style-name="T2">Fri March 26, 2021</text:span> no running</text:p>
      <text:p text:style-name="P107"/>
      <text:p text:style-name="P107">In the last week: 22 miles</text:p>
      <text:p text:style-name="P107"/>
      <text:p text:style-name="P106">Sat March 27, 2021 <text:span text:style-name="T1">3.7 miles</text:span></text:p>
      <text:p text:style-name="P107">Warm up: <text:span text:style-name="T2">0.25 mile jog to the Greendale Cemetery 510 meter loop.</text:span></text:p>
      <text:p text:style-name="P107">Run: <text:span text:style-name="T2">10 cemetery loops in 29:48 or 9:24/mile. Time/loop: 2:59, Total vertical ascent: 220 feet</text:span></text:p>
      <text:p text:style-name="P106">Mile splits: 9:53, 9:19, 9:11</text:p>
      <text:p text:style-name="P106"/>
      <text:p text:style-name="P106">Sun March 28, 2021 <text:span text:style-name="T1">no running </text:span></text:p>
      <text:p text:style-name="P107"><text:soft-page-break/></text:p>
      <text:p text:style-name="P101"><text:span text:style-name="T2">Mon <text:s/>March 29, 2021 </text:span>4.5 miles running</text:p>
      <text:p text:style-name="P107">Warm up:<text:span text:style-name="T2"> 0.5 miles to the cemetery loop</text:span></text:p>
      <text:p text:style-name="P107">Run and walk:<text:span text:style-name="T2"> 15 cemetery loops running the first ¼ mile of each loop and walking the last 0.067</text:span></text:p>
      <text:p text:style-name="P106">So I ran 3.75 and walked 1 miles for a total of 4.75 miles in 57:14 or 12:02/mile <text:s/>Ave HR: 130</text:p>
      <text:p text:style-name="P106"><text:span text:style-name="T1">Warm down:</text:span> 0.25 miles</text:p>
      <text:p text:style-name="P107"/>
      <text:p text:style-name="P106">Tues<text:span text:style-name="T1"> <text:s/></text:span>March 30, 2021 <text:span text:style-name="T1">6 miles</text:span></text:p>
      <text:p text:style-name="P106"><text:span text:style-name="T1">Warm up:</text:span> 2.5 miles including 2 miles in 21:57 on the cemetery loop and then rest a few mnutes</text:p>
      <text:p text:style-name="P107">Run: <text:span text:style-name="T2">10 cemetery loops in 29:59 or 9:27/mile. Time/loop: 3:00, Total vertical ascent: 220 feet</text:span></text:p>
      <text:p text:style-name="P106"><text:span text:style-name="T1">Warm down:</text:span> 0.3 miles</text:p>
      <text:p text:style-name="P106"/>
      <text:p text:style-name="P106">Wed March 31, 2021 <text:span text:style-name="T1">3.7 miles</text:span> </text:p>
      <text:p text:style-name="P106"><text:s/><text:span text:style-name="T1">Warm up:</text:span> 0.25 miles <text:s text:c="2"/></text:p>
      <text:p text:style-name="P107">Run: <text:span text:style-name="T2">10 cemetery loops (3.17 miles) in 31:20 or 9:53/mile. </text:span></text:p>
      <text:p text:style-name="P106"><text:span text:style-name="T1">Warm down:</text:span> 0.25 miles</text:p>
      <text:p text:style-name="P106"/>
      <text:p text:style-name="P106">Thur April 1, 2021 <text:span text:style-name="T1">no running</text:span></text:p>
      <text:p text:style-name="P106"/>
      <text:p text:style-name="P106">Fri April 2, 2021 <text:span text:style-name="T1">3.7 miles</text:span> </text:p>
      <text:p text:style-name="P106"><text:span text:style-name="T1">Warm up:</text:span> 0.25 miles <text:s text:c="2"/></text:p>
      <text:p text:style-name="P107">Run: <text:span text:style-name="T2">10 cemetery loops (3.17 miles) in 31:03 or 9:48/mile. <text:s/>HR = 135</text:span></text:p>
      <text:p text:style-name="P106"><text:span text:style-name="T1">Warm down:</text:span> 0.25 miles</text:p>
      <text:p text:style-name="P106"/>
      <text:p text:style-name="P107">In the last week: 21.6 miles</text:p>
      <text:p text:style-name="P107"/>
      <text:p text:style-name="P106">Sat April 3, 2021 <text:span text:style-name="T1">3.7 miles</text:span> </text:p>
      <text:p text:style-name="P106"><text:span text:style-name="T1">Warm up:</text:span> 0.25 miles <text:s text:c="2"/></text:p>
      <text:p text:style-name="P107">Run: <text:span text:style-name="T2">10 cemetery loops (3.17 miles) in 30:18 or 9:34/mile. <text:s/>HR = 130</text:span></text:p>
      <text:p text:style-name="P106"><text:span text:style-name="T1">Warm down:</text:span> 0.25 miles</text:p>
      <text:p text:style-name="P106"/>
      <text:p text:style-name="P106">Sun April 4, 2021 <text:span text:style-name="T1">no running</text:span></text:p>
      <text:p text:style-name="P107"/>
      <text:p text:style-name="P106">Mon April 5, 2021 <text:span text:style-name="T1">no running </text:span></text:p>
      <text:p text:style-name="P107">I walked 3 miles with Mary Jane</text:p>
      <text:p text:style-name="P10"/>
      <text:p text:style-name="P23"><text:span text:style-name="T38">Tues April 6, 2021 </text:span><text:span text:style-name="T39">7.8 miles </text:span></text:p>
      <text:p text:style-name="P107">Warm up:<text:span text:style-name="T2"> 2.8</text:span> <text:span text:style-name="T2">miles at various paces on Tamarack Dr.</text:span></text:p>
      <text:p text:style-name="P107">Run:<text:span text:style-name="T2"> I ran 5 miles with Jim Fitch on Tamarack Dr</text:span></text:p>
      <text:p text:style-name="P107"><text:span text:style-name="T2">Splits:</text:span> <text:s/><text:span text:style-name="T2">9:06, 9:06, 9:07, 9:11, 9:04 <text:s/>Time:45:34 <text:s/>Ave HR: 155 bpm Elevation gain 104 feet</text:span></text:p>
      <text:p text:style-name="P106"/>
      <text:p text:style-name="P101"><text:span text:style-name="T2">Wed <text:s/>April 7, 2021 </text:span><text:s/>3 miles running</text:p>
      <text:p text:style-name="P107">Warm up:<text:span text:style-name="T2"> 0.25 miles to the cemetery loop</text:span></text:p>
      <text:p text:style-name="P107">Run and walk:<text:span text:style-name="T2"> 10 cemetery loops running the first ¼ mile of each loop and walking the last 0.067</text:span></text:p>
      <text:p text:style-name="P106">So I ran 2.5 miles and walked 0.67 miles for a total of 3.17 miles in 40:19 or 12:43/mile, Ave HR = 107</text:p>
      <text:p text:style-name="P107">Warm down<text:span text:style-name="T2">: 0.25 miles</text:span></text:p>
      <text:p text:style-name="P106"/>
      <text:p text:style-name="P106">Thur April 8, 2021 <text:span text:style-name="T1">5 miles</text:span></text:p>
      <text:p text:style-name="P107"><text:soft-page-break/>Warm up: <text:span text:style-name="T2">0.3 mile jog to the Greendale Cemetery 510 meter loop.</text:span></text:p>
      <text:p text:style-name="P107">Run: <text:span text:style-name="T2">13 cemetery loops, Distance: 4.1 miles, Time: 44:55 or 10:56/mile. Ave Pulse 123</text:span></text:p>
      <text:p text:style-name="P106"><text:span text:style-name="T1">Warm down:</text:span> 0.6 miles</text:p>
      <text:p text:style-name="P106"/>
      <text:p text:style-name="P106">Fri <text:s/>April 9, 2021 <text:s/><text:span text:style-name="T1">4.67 miles</text:span></text:p>
      <text:p text:style-name="P107">Warm up: <text:span text:style-name="T2">0.25 mile jog to the Greendale Cemetery 510 meter loop.</text:span></text:p>
      <text:p text:style-name="P107">Run: <text:span text:style-name="T2">13 cemetery loops plus 0.05 miles, Distance: 4.17 miles, Time: 41:21 or 9:51/mile.</text:span></text:p>
      <text:p text:style-name="P106">The last mile was in 9:00 <text:s/>Ave Pulse 128</text:p>
      <text:p text:style-name="P106"><text:span text:style-name="T1">Warm down:</text:span> 0.25 miles</text:p>
      <text:p text:style-name="P106">I was tired after the fast run on Tuesday but have felt better every day since then.</text:p>
      <text:p text:style-name="P106"/>
      <text:list xml:id="list8134541434841839095" text:style-name="L10">
        <text:list-item>
          <text:list>
            <text:list-header>
              <text:p text:style-name="P165">24.2 miles in the last week</text:p>
            </text:list-header>
          </text:list>
        </text:list-item>
      </text:list>
      <text:p text:style-name="P106"/>
      <text:p text:style-name="P106">Sat April 10, 2021 <text:s/><text:span text:style-name="T1">5.6 miles</text:span> <text:s text:c="8"/>I practiced running hills for an ultra marathon.</text:p>
      <text:p text:style-name="P106"><text:span text:style-name="T1">Warm up:</text:span> 0.3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04 bpm, Ave Pace: 13:30/mile, Sum of ascents: 650 feet</text:p>
      <text:p text:style-name="P106"><text:s text:c="12"/>pace <text:s text:c="7"/>Ave Heart Rate</text:p>
      <text:p text:style-name="P106">down: 10:54<text:tab/> <text:s text:c="3"/>95 <text:s/></text:p>
      <text:p text:style-name="P106"><text:s text:c="5"/>up: 14:54<text:tab/> <text:s text:c="2"/>110</text:p>
      <text:p text:style-name="P106">down: 11:55<text:tab/> <text:s text:c="3"/>97</text:p>
      <text:p text:style-name="P106"><text:s text:c="5"/>up: 14:56<text:tab/> <text:s text:c="2"/>111</text:p>
      <text:p text:style-name="P106">down: 12:12<text:tab/> <text:s text:c="3"/>96</text:p>
      <text:p text:style-name="P106"><text:s text:c="5"/>up: 15:14<text:tab/> <text:s text:c="2"/>111</text:p>
      <text:p text:style-name="P107">Warm down: <text:span text:style-name="T2">0.5 miles</text:span></text:p>
      <text:p text:style-name="P106"/>
      <text:p text:style-name="P101"><text:span text:style-name="T2">Sun <text:s/>April 11, 2021 </text:span><text:s/>3.7 miles</text:p>
      <text:p text:style-name="P107">Warm up:<text:span text:style-name="T2"> 0.25 miles to the cemetery loop</text:span></text:p>
      <text:p text:style-name="P107">Run:<text:span text:style-name="T2"> 10 cemetery loops or 3.17 miles in 33:36 or 10:36/mile, <text:s/>Ave HR = 112</text:span></text:p>
      <text:p text:style-name="P106">Warm down: 0.25 miles</text:p>
      <text:p text:style-name="P106"/>
      <text:p text:style-name="P106">Mon April 12, 2021 <text:span text:style-name="T1">no running</text:span></text:p>
      <text:p text:style-name="P106"/>
      <text:p text:style-name="P106">Tues April 13, 2021 <text:span text:style-name="T1">5.6 miles</text:span></text:p>
      <text:p text:style-name="P107">Warm up:<text:span text:style-name="T2"> jog 1.25 miles </text:span><text:s/></text:p>
      <text:p text:style-name="P107">Run: 7<text:span text:style-name="T2"> x 0.317 mile cemetery loop with 1 loop jog after the intervals.</text:span></text:p>
      <text:p text:style-name="P106">Times: 2:48, 2:52, 2:51, 2:47, 2:42, 2:40, 2.24 Ave Time: 2:43 or 8:34/mile pace </text:p>
      <text:p text:style-name="P106">Times for 1 loop jogs: about 3:50</text:p>
      <text:p text:style-name="P107">Warm down:<text:span text:style-name="T2"> <text:s/>¼ mile jog</text:span></text:p>
      <text:p text:style-name="P106">Compare to Sat March 20, 2021 </text:p>
      <text:p text:style-name="P10"/>
      <text:p text:style-name="P106">Wed <text:s/>April 14, 2021 <text:s/><text:span text:style-name="T1">5.3 miles</text:span> <text:s text:c="8"/>I practiced running hills for an ultra marathon.</text:p>
      <text:p text:style-name="P106"><text:span text:style-name="T1">Warm up:</text:span> 0.25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27 bpm, Ave Pace: 12:49/mile, Sum of ascents: 650 feet</text:p>
      <text:p text:style-name="P106"><text:s text:c="12"/>pace <text:s text:c="7"/>Ave Heart Rate</text:p>
      <text:p text:style-name="P106"><text:soft-page-break/>down: 10:35<text:tab/> <text:s text:c="3"/>131 <text:s/></text:p>
      <text:p text:style-name="P106"><text:s text:c="5"/>up: 14:07<text:tab/> <text:s text:c="2"/>133</text:p>
      <text:p text:style-name="P106">down: 11:48<text:tab/> <text:s text:c="2"/>113</text:p>
      <text:p text:style-name="P106"><text:s text:c="5"/>up: 13:46<text:tab/> <text:s text:c="2"/>127</text:p>
      <text:p text:style-name="P106">down: 11:26<text:tab/> <text:s text:c="2"/>110</text:p>
      <text:p text:style-name="P106"><text:s text:c="5"/>up: 13:49<text:tab/> <text:s text:c="2"/>127</text:p>
      <text:p text:style-name="P107"><text:span text:style-name="T17">Warm down: </text:span><text:span text:style-name="T16">0.25 miles</text:span></text:p>
      <text:p text:style-name="P76"/>
      <text:p text:style-name="P107"><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6">Fri April 23, 2021 <text:span text:style-name="T1">5.6 miles</text:span></text:p>
      <text:p text:style-name="P90">Warm up:<text:span text:style-name="T2"> jog 0.25 miles to the cemetery loop, sum of ascents on the loop: 22 feet</text:span></text:p>
      <text:p text:style-name="P90">Run: <text:span text:style-name="T2">1 mile (3 loops plus) on the loop in 9:53 and 2:45 rest</text:span></text:p>
      <text:p text:style-name="P90">Run: 7<text:span text:style-name="T2"> x 0.317 mile cemetery loop with 1 loop jog after the intervals.</text:span></text:p>
      <text:p text:style-name="P76">Times: 2:43, 2:48, 2:42, 2:42, 2:39, 2:33, 2:20 Ave Time: 2:38 or 8:18/mile pace </text:p>
      <text:p text:style-name="P76">Times for 1 loop jogs: about 3:50</text:p>
      <text:p text:style-name="P90">Warm down:<text:span text:style-name="T2"> <text:s/>¼ mile jog</text:span></text:p>
      <text:p text:style-name="P76">Compare to Tue April 13, 2021 </text:p>
      <text:p text:style-name="P76"/>
      <text:p text:style-name="P90">In the last week: 20.2 miles</text:p>
      <text:p text:style-name="P76"/>
      <text:p text:style-name="P76">Sat April 24, 2021 5<text:span text:style-name="T1">.5 miles </text:span><text:s/></text:p>
      <text:p text:style-name="P90">Warm up: <text:span text:style-name="T2">0.25 miles</text:span></text:p>
      <text:p text:style-name="P90">Run:<text:span text:style-name="T2"> 5 miles: </text:span></text:p>
      <text:p text:style-name="P76">1 mile all down hill from the top of Greendale Cemetery to Stewart St and </text:p>
      <text:p text:style-name="P76">1 mile back up averaging 12:26/mile round-trip, change in altitude on the hill: 253 ft.</text:p>
      <text:p text:style-name="P76">1 mile all down hill from the top of Greendale Cemetery to Stewart St and </text:p>
      <text:p text:style-name="P76">1 mile back up averaging 12:20/mile round-trip, change in altitude on the hill: 253 ft.</text:p>
      <text:p text:style-name="P76">1 mile on the cemetery loop in 12:30, sum of ascents: 60 ft</text:p>
      <text:p text:style-name="P76">Ave HR: 126 bpm </text:p>
      <text:p text:style-name="P90">Warm down:<text:span text:style-name="T2"> 0.25 miles home</text:span></text:p>
      <text:p text:style-name="P76"/>
      <text:p text:style-name="P90"><text:span text:style-name="T2">Sun April 25, 2021 </text:span>no running</text:p>
      <text:p text:style-name="P23"/>
      <text:p text:style-name="P76">Mon April 26, 2021 <text:span text:style-name="T1">5 miles</text:span></text:p>
      <text:p text:style-name="P76"><text:span text:style-name="T1">Warm up:</text:span> 2.3 miles at various paces including 1 cemetery loop in about 3:10</text:p>
      <text:p text:style-name="P90">Run: <text:span text:style-name="T2">With Bill and David 4 x 1 cemetery with a cemetery loop jog after each fast loop.</text:span></text:p>
      <text:p text:style-name="P76">Distance around loop : 0.317 miles, sum of ascents along loop: 22 feet</text:p>
      <text:p text:style-name="P76">Times: 2:31, 2:32, 2:29, 2:19, Average time: 2:28, Time for jogs: about 3:55</text:p>
      <text:p text:style-name="P76"><text:span text:style-name="T1">Warm down:</text:span> 0.25 mile jog home</text:p>
      <text:p text:style-name="P76"/>
      <text:p text:style-name="P76">Tues April 27, 2021 <text:span text:style-name="T1">4.6 miles</text:span></text:p>
      <text:p text:style-name="P76">In the morning I cut grass with a push mower for over an hour. In the afternoon I worked in the garden for over an hour. <text:s/>I rested a few minutes and felt tired when I started my run. After 2 miles I felt better.</text:p>
      <text:p text:style-name="P90">Warm up: <text:span text:style-name="T2">0.35 miles to the cemetery loop</text:span></text:p>
      <text:p text:style-name="P90">Run: <text:span text:style-name="T2">4 miles on the cemetery loop averaging 11:25/mile, sum of ascents: 280 feet.</text:span></text:p>
      <text:p text:style-name="P90">Warm down: <text:span text:style-name="T2"><text:s text:c="2"/>0.25 mile jog home</text:span></text:p>
      <text:p text:style-name="P76"/>
      <text:p text:style-name="P90"><text:span text:style-name="T2">Wed April 28, 2021 </text:span>2.5 miles</text:p>
      <text:p text:style-name="P90">Warm up: <text:span text:style-name="T2">0.25 miles </text:span></text:p>
      <text:p text:style-name="P90"><text:soft-page-break/>Run: <text:span text:style-name="T2">2 miles on the cemetery loop in 18:39, Splits: 9:49, 8:50 sum of ascents: 130 feet.</text:span></text:p>
      <text:p text:style-name="P90">Warm down: <text:span text:style-name="T2">0.25 miles</text:span></text:p>
      <text:p text:style-name="P76"/>
      <text:p text:style-name="P76">Thur April 29, 2021 <text:span text:style-name="T1">no running</text:span></text:p>
      <text:p text:style-name="P23"/>
      <text:p text:style-name="P23">Fri April 30, 2023 <text:span text:style-name="T1">3.5 miles</text:span></text:p>
      <text:p text:style-name="P76">I felt tired from the hard workouts I have had since last Friday.</text:p>
      <text:p text:style-name="P76"><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6"><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10"/>
      <text:p text:style-name="P10"><text:span text:style-name="T2">Wed May 5, 2021 </text:span>4.6 miles </text:p>
      <text:p text:style-name="P90">Warm up: <text:span text:style-name="T2">0.25 miles </text:span></text:p>
      <text:p text:style-name="P90">Run: <text:span text:style-name="T2">4.1 miles on the cemetery loop averaging 11:15, sum of ascents: 286 feet.</text:span></text:p>
      <text:p text:style-name="P90">Warm down: <text:span text:style-name="T2">0.25 miles</text:span></text:p>
      <text:p text:style-name="P23"/>
      <text:p text:style-name="P10"><text:span text:style-name="T16">Thur May 6, 2021 </text:span><text:span text:style-name="T17">4.6 miles</text:span>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90"><text:span text:style-name="T2">Fri May 7, 2021 </text:span>1 mile of jogging </text:p>
      <text:p text:style-name="P10">In the last week: 26.8 miles</text:p>
      <text:p text:style-name="P61"><text:soft-page-break/><text:span text:style-name="T2">Sat May 8, 2021 </text:span>5 miles Same workout as last Saturday May 1</text:p>
      <text:p text:style-name="P59"><text:span text:style-name="T1">Warm up:</text:span> <text:s/>0.25 miles to the cemetery loop </text:p>
      <text:p text:style-name="P61">Run:<text:span text:style-name="T2"> 3x1mile on the loop with 0.5 mile jog after each mile</text:span></text:p>
      <text:p text:style-name="P59">Mile times: 9:51, 9:25, 8:47 <text:s/>Times for jogs about 6 minutes</text:p>
      <text:p text:style-name="P59">Warm down: <text:s/>0.25 miles</text:p>
      <text:p text:style-name="P59"/>
      <text:p text:style-name="P61"><text:span text:style-name="T2">Sun May 9, 2021 </text:span>4.6 miles </text:p>
      <text:p text:style-name="P61">Warm up: <text:span text:style-name="T2">0.25 miles </text:span></text:p>
      <text:p text:style-name="P61">Run: <text:span text:style-name="T2">4.1 miles on the cemetery loop averaging 11:09, sum of ascents: 286 feet.</text:span></text:p>
      <text:p text:style-name="P61">Warm down: <text:span text:style-name="T2">0.25 miles</text:span></text:p>
      <text:p text:style-name="P59"/>
      <text:p text:style-name="P61"><text:span text:style-name="T2">Mon May 10, 2021 </text:span>4.5 miles</text:p>
      <text:p text:style-name="P61">Warm up<text:span text:style-name="T2">: 0.25 miles to the cemetery loop </text:span></text:p>
      <text:p text:style-name="P61">Run:<text:span text:style-name="T2"> 2 miles on the loop in 21:04 or 10:32/mile and rest a few minutes.</text:span></text:p>
      <text:p text:style-name="P59">Then with David and Bill 3 x 1 cemetery with a cemetery loop jog before each fast loop.</text:p>
      <text:p text:style-name="P59">Distance around loop : 0.317 miles, sum of ascents along loop: 22 feet</text:p>
      <text:p text:style-name="P59">Times: 2:30, 2:31, 2:34, Average time: 2:32, Time for jogs: about 3:55</text:p>
      <text:p text:style-name="P59"><text:span text:style-name="T1">Warm down:</text:span> 0.3 mile on the loop</text:p>
      <text:p text:style-name="P59"/>
      <text:p text:style-name="P59">Tues May 11, 2021 <text:span text:style-name="T1">no running</text:span></text:p>
      <text:p text:style-name="P61"/>
      <text:p text:style-name="P59">Wed May 12, 2021 <text:span text:style-name="T1">5 miles</text:span></text:p>
      <text:p text:style-name="P59"><text:span text:style-name="T1">Warm up:</text:span> 0.25 miles to the cemetery loop</text:p>
      <text:p text:style-name="P61">Run: <text:span text:style-name="T2">4.44 miles on the cemetery loop averaging 11:01, sum of ascents: 308 feet.</text:span></text:p>
      <text:p text:style-name="P61">Warm down: <text:span text:style-name="T2">0.3 mile jog</text:span></text:p>
      <text:p text:style-name="P59"/>
      <text:p text:style-name="P61"><text:span text:style-name="T2">Thur May 13, 2021 </text:span>3 miles<text:span text:style-name="T2"> </text:span></text:p>
      <text:p text:style-name="P59"><text:span text:style-name="T1">Warm up:</text:span> 0.25 miles to the cemetery loop</text:p>
      <text:p text:style-name="P61">Run: O<text:span text:style-name="T2">n the loop: 1 mile in 10:16, jog ½ mile in about 6:00, 1 mile in 9:42, rest a little </text:span></text:p>
      <text:p text:style-name="P61">Warm down: <text:span text:style-name="T2">0.25 mile jog home</text:span></text:p>
      <text:p text:style-name="P59"/>
      <text:p text:style-name="P61"><text:span text:style-name="T2">Fri May 14, 2021 </text:span>no running</text:p>
      <text:p text:style-name="P61"/>
      <text:p text:style-name="P61">In the last week: 22.1 miles</text:p>
      <text:p text:style-name="P61"/>
      <text:p text:style-name="P61"/>
      <text:p text:style-name="P61"/>
      <text:p text:style-name="P61"/>
      <text:p text:style-name="P54"><text:soft-page-break/><text:span text:style-name="T2">Sat May 15, 2021 </text:span>6.6 miles <text:s/></text:p>
      <text:p text:style-name="P54">Warm up: <text:span text:style-name="T2">1.5 miles</text:span></text:p>
      <text:p text:style-name="P51"><text:span text:style-name="T1">Run:</text:span> I ran a staggered start 5 miles with 5 other runners on Tamarack Drive.</text:p>
      <text:p text:style-name="P51">Time: 43:15, Ave Pace: 8:39/mile, Splits: 8:59, 8:37, 8:36, 8:38, 8:23</text:p>
      <text:p text:style-name="P51">I ran 45:34 on the same course on April 6, 2021</text:p>
      <text:p text:style-name="P51"/>
      <text:p text:style-name="P51">Sun May 16, 2021 <text:span text:style-name="T1">no running</text:span></text:p>
      <text:p text:style-name="P54"/>
      <text:p text:style-name="P51">Mon May 17, <text:s/>2021 <text:span text:style-name="T1">5 miles</text:span> </text:p>
      <text:p text:style-name="P51">I ran with 7 other runners on the high school track. <text:s/>We have not done interval training since 2019.</text:p>
      <text:p text:style-name="P54">Warm up: <text:span text:style-name="T2">2 mile jog</text:span></text:p>
      <text:p text:style-name="P54">Run:<text:span text:style-name="T2"> 6 x 400m with a 400m jog after each. Times: 2:05, 2:04, 2:03, 1:58, 1:55, 1:50 Times between runs: about 3:30</text:span></text:p>
      <text:p text:style-name="P51"/>
      <text:p text:style-name="P54"><text:span text:style-name="T2">Tues May 18, 2021 </text:span>no running</text:p>
      <text:p text:style-name="P54"/>
      <text:p text:style-name="P51">Wed May 19, 2021 <text:span text:style-name="T1">4.9 miles</text:span><text:span text:style-name="T1"> </text:span></text:p>
      <text:p text:style-name="P54">Warm up: <text:span text:style-name="T2">0.25 miles </text:span></text:p>
      <text:p text:style-name="P54">Run: <text:span text:style-name="T2">4.1 miles on the cemetery loop averaging 11:08, sum of ascents: 286 feet.</text:span></text:p>
      <text:p text:style-name="P54">Warm down: <text:span text:style-name="T2">0.5 miles</text:span></text:p>
      <text:p text:style-name="P51"/>
      <text:p text:style-name="P54"><text:span text:style-name="T2">Thur May 20, 2021 </text:span>5.25 miles</text:p>
      <text:p text:style-name="P54">Run: <text:span text:style-name="T2">5 miles on the Allegheny College track. <text:s/>I ran wide on the turns so each lap was ¼ mile. <text:s/>Time: 54:02, Ave Pace: 10:48/mile</text:span></text:p>
      <text:p text:style-name="P51">Warm down: 0.25 mile jog</text:p>
      <text:p text:style-name="P51"/>
      <text:p text:style-name="P51">Fri May 21, 3.5 miles on the Allegheny track</text:p>
      <text:p text:style-name="P51">I run wide on the curves so each lap is ¼ mile</text:p>
      <text:p text:style-name="P51"><text:span text:style-name="T1">Run:</text:span> 1.5 miles averaging 10:40/mile and rest a few minutes</text:p>
      <text:list xml:id="list9218689017122990127" text:style-name="L11">
        <text:list-item>
          <text:list>
            <text:list-header>
              <text:p text:style-name="P158"><text:s text:c="10"/>1.5 miles averaging <text:s text:c="2"/>9:39/mile, Splits: (9:58, 4:30)</text:p>
              <text:p text:style-name="P158"><text:span text:style-name="T1">Warm down: <text:s/></text:span>½ mile jog </text:p>
            </text:list-header>
          </text:list>
        </text:list-item>
      </text:list>
      <text:p text:style-name="P54"><text:span text:style-name="T2">Soon after</text:span> <text:span text:style-name="T2">running I cut grass for an hour with a push mower. </text:span></text:p>
      <text:p text:style-name="P51"/>
      <text:p text:style-name="P54"/>
      <text:p text:style-name="P54">In the last week: 25.25 </text:p>
      <text:p text:style-name="P54"/>
      <text:p text:style-name="P54"/>
      <text:p text:style-name="P54"/>
      <text:p text:style-name="P54"><text:soft-page-break/></text:p>
      <text:p text:style-name="P51">Sat May 22, 2021 <text:span text:style-name="T1">no running</text:span> <text:s/></text:p>
      <text:p text:style-name="P51"/>
      <text:p text:style-name="P51">Sun May 23, 2021 <text:span text:style-name="T1">no running</text:span> </text:p>
      <text:p text:style-name="P51"/>
      <text:p text:style-name="P51">Mon May 24, 2021 <text:span text:style-name="T1">5 miles</text:span></text:p>
      <text:p text:style-name="P51">I ran with 10 other runners on the high school track.</text:p>
      <text:p text:style-name="P51"><text:span text:style-name="T1">Warm up:</text:span> 2 miles</text:p>
      <text:p text:style-name="P51"><text:span text:style-name="T1">Run:</text:span> <text:s/>200m, 400m, 600m, 600m, 400m, 200m with jogs after each one that were the same distance as the distance we had just run.</text:p>
      <text:p text:style-name="P54">Times: <text:span text:style-name="T2">1:00, 2:03, 3:01, 2:54, 1:54, 0:55</text:span></text:p>
      <text:p text:style-name="P51"/>
      <text:p text:style-name="P54"><text:span text:style-name="T2">Tues May 25, 2021 </text:span>8 miles<text:span text:style-name="T2"> </text:span>running,<text:span text:style-name="T2"> 2.2 miles walking</text:span></text:p>
      <text:p text:style-name="P51">I ran and walked 10.2 miles with Jim Fitch mostly on the Ernst Trail and Ernst Trail extension.</text:p>
      <text:p text:style-name="P51"/>
      <text:p text:style-name="P51">Wed May 26, 2021 <text:span text:style-name="T1">6 miles</text:span></text:p>
      <text:p text:style-name="P51">I ran on the high school track with 10 other runners.</text:p>
      <text:p text:style-name="P54">Run: <text:span text:style-name="T2">3miles including 4 x 400m with a 400m jog between the runs.</text:span></text:p>
      <text:p text:style-name="P51">Times on the runs: 2:14, 2:15, 2:14, 2:10 and rest a few minutes</text:p>
      <text:p text:style-name="P51">More faster intervals: 6 x 400meters with a 400 meter jog after each run</text:p>
      <text:p text:style-name="P51">Times on the runs: 1:59, 2:00, 1:58, 2:00, 1:54, 1:48</text:p>
      <text:p text:style-name="P51"/>
      <text:p text:style-name="P51">Thur May 27, 2021 <text:span text:style-name="T1">2 miles</text:span> </text:p>
      <text:p text:style-name="P51">I jogged 2 miles on the Ernst Trail </text:p>
      <text:p text:style-name="P51"/>
      <text:p text:style-name="P51">Fri May 28, 2021 <text:span text:style-name="T1">2.2 miles</text:span></text:p>
      <text:p text:style-name="P51">I ran 2.2 miles on the cemetery averaging 11:40/mile </text:p>
      <text:p text:style-name="P51"/>
      <text:p text:style-name="P54">In the last week: 23.2 miles</text:p>
      <text:p text:style-name="P51"/>
      <text:p text:style-name="P51">Sat May 29, 2021 <text:span text:style-name="T1">2.2 miles</text:span></text:p>
      <text:p text:style-name="P51">I ran 2.2 miles on the cemetery averaging 10:42/mile</text:p>
      <text:p text:style-name="P51"/>
      <text:p text:style-name="P51">Sun May 30, 2021 <text:span text:style-name="T1">3.45 miles</text:span></text:p>
      <text:p text:style-name="P54">Warm up: <text:span text:style-name="T2">0.25 miles to the cemetery loop</text:span></text:p>
      <text:p text:style-name="P51"><text:span text:style-name="T1">Run: </text:span>10 loops (3.17 miles) in 32:56 <text:s/>Ave Pace: 10:23/mile </text:p>
      <text:p text:style-name="P51">Mile Splits: 10:25, 10:29, 10:20</text:p>
      <text:p text:style-name="P54">Warm down: <text:span text:style-name="T2">1 mile walk with Mary Jane</text:span></text:p>
      <text:p text:style-name="P51"><text:soft-page-break/>Tues June 1, 2021 <text:span text:style-name="T1">5.25 miles</text:span></text:p>
      <text:p text:style-name="P23">I ran with 10 other runners on the high school track.</text:p>
      <text:p text:style-name="P23"><text:span text:style-name="T1">Warm up:</text:span> 2 miles at various paces</text:p>
      <text:p text:style-name="P51"><text:span text:style-name="T1">Run:</text:span> <text:s/>200m, 400m, 600m, 600m, 400m, 200m with jogs after each one that were the same distance as the distance we had just run.</text:p>
      <text:p text:style-name="P54"><text:span text:style-name="T2">Times:</text:span> <text:span text:style-name="T2">1:04, 2:05, 3:11, 3:09, 2:00, 0:57</text:span></text:p>
      <text:p text:style-name="P54">Warm down: <text:span text:style-name="T2">0.25 miles</text:span></text:p>
      <text:p text:style-name="P51"/>
      <text:p text:style-name="P51">Wed June 2, 2021 <text:span text:style-name="T1">2.4 miles</text:span></text:p>
      <text:p text:style-name="P51"><text:span text:style-name="T1">Warm up: </text:span>0.25 miles</text:p>
      <text:p text:style-name="P51">I ran 1.9 miles on the cemetery loop averaging 10:58/mile</text:p>
      <text:p text:style-name="P51"><text:span text:style-name="T1">Warm down:</text:span> 0.25 miles</text:p>
      <text:p text:style-name="P51"/>
      <text:p text:style-name="P51">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1">Mon June 14, 2021 <text:span text:style-name="T1">5 miles</text:span></text:p>
      <text:p text:style-name="P23">I ran with 7 other runners on the high school track.</text:p>
      <text:p text:style-name="P23"><text:span text:style-name="T1">Warm up:</text:span> 2 miles at about 10:40/mile</text:p>
      <text:p text:style-name="P51"><text:span text:style-name="T1">Run:</text:span> <text:s/>200m, 400m, 600m, 600m, 400m, 200m with jogs after each one that were <text:soft-page-break/>the same distance as the distance we had just run.</text:p>
      <text:p text:style-name="P54"><text:span text:style-name="T2">Times <text:s text:c="7"/>today:</text:span> <text:span text:style-name="T2">1:03, 2:03, 2:58, 2:54, 1:46, 0:53</text:span></text:p>
      <text:p text:style-name="P51">Times on June 1: 1:04, 2:05, 3:11, 3:09, 2:00, 0:57</text:p>
      <text:p text:style-name="P51">I felt good running today.</text:p>
      <text:p text:style-name="P51"/>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2"/>
      <text:p text:style-name="P68"/>
      <text:p text:style-name="P72"><text:soft-page-break/>Sun June 20, 2021 <text:span text:style-name="T1">3.7 miles</text:span> </text:p>
      <text:p text:style-name="P72"><text:span text:style-name="T1">Warm up:</text:span> 0.25 miles </text:p>
      <text:p text:style-name="P72"><text:span text:style-name="T1">Run:</text:span> 10 cemetery laps (3.17 miles) in 38:02 or 12:00/mile </text:p>
      <text:p text:style-name="P72">Ave HR: 125 bpm, Heart beats per mile: 1500,VO2Max: 44</text:p>
      <text:p text:style-name="P72"><text:span text:style-name="T1">Warm down: </text:span>0.25 miles </text:p>
      <text:p text:style-name="P72">I was tired from yesterday's workout.</text:p>
      <text:p text:style-name="P68"/>
      <text:p text:style-name="P72">Mon June 21, 2021 <text:span text:style-name="T1">7.75</text:span> <text:span text:style-name="T1">miles</text:span> </text:p>
      <text:p text:style-name="P72"><text:span text:style-name="T1">In the morning: </text:span>3.7 miles total</text:p>
      <text:p text:style-name="P72"><text:span text:style-name="T1">Warm up:</text:span> 0.25 miles </text:p>
      <text:p text:style-name="P72"><text:span text:style-name="T1">Run:</text:span> 10 cemetery laps (3.17 miles) in 36:12 or 11:32/mile </text:p>
      <text:p text:style-name="P72">Ave HR: 118 bpm, Heart beats per mile: 1360,VO2Max: 44</text:p>
      <text:p text:style-name="P72"><text:span text:style-name="T1">Warm down: </text:span>0.25 miles </text:p>
      <text:p text:style-name="P72">I was less tired than yesterday</text:p>
      <text:p text:style-name="P68">I the afternoon I ran with 6 other runners at the Allegheny College athletic fields.</text:p>
      <text:p text:style-name="P68">Run: <text:span text:style-name="T2">4.55 miles at various paces including ½ of the 5K course we will run on Saturday at 10:14/mile. </text:span></text:p>
      <text:p text:style-name="P72">I felt tired from the running on Saturday and today.</text:p>
      <text:p text:style-name="P72"/>
      <text:p text:style-name="P72">Tues June 22, 2021 <text:span text:style-name="T1">no running</text:span></text:p>
      <text:p text:style-name="P68"/>
      <text:p text:style-name="P72">Wed June 23, 2021 <text:span text:style-name="T1">2 miles </text:span></text:p>
      <text:p text:style-name="P72">I ran at an easy pace on grass and and trails. </text:p>
      <text:p text:style-name="P72"/>
      <text:p text:style-name="P72">Thur June 24, 2021 <text:span text:style-name="T1">2 miles</text:span></text:p>
      <text:p text:style-name="P72">I ran at an easy pace mainly on the cemetery loop.</text:p>
      <text:p text:style-name="P72"/>
      <text:p text:style-name="P72">Fri June 25, 2021 miles <text:span text:style-name="T1">no running</text:span></text:p>
      <text:p text:style-name="P72">I walked 1.5 miles marking a 5K cross country course at the Allegheny athletic field.</text:p>
      <text:p text:style-name="P72"><text:s/></text:p>
      <text:p text:style-name="P68">In the last week: <text:s/>22.5 miles</text:p>
      <text:p text:style-name="P68"/>
      <text:p text:style-name="P72">Sat June 26, <text:span text:style-name="T1">4.5 miles</text:span></text:p>
      <text:p text:style-name="P72">I ran a 5K cross country run with 8 other runners on the Allegheny Athletic fields. .It was a hilly course</text:p>
      <text:p text:style-name="P72"><text:span text:style-name="T1">Warm up:</text:span> 1.4 miles</text:p>
      <text:p text:style-name="P68">Run: <text:span text:style-name="T2">5K in 27:50 or 8:54/mile</text:span></text:p>
      <text:p text:style-name="P72"/>
      <text:p text:style-name="P68"><text:span text:style-name="T2">Sun June 27, 2021 </text:span>5 miles <text:s/>Thank you CM</text:p>
      <text:p text:style-name="P72"><text:span text:style-name="T1">Warm up:</text:span> 0.25 miles </text:p>
      <text:p text:style-name="P72"><text:span text:style-name="T1">Run:</text:span> 14 cemetery laps (4.44 miles) in 51:04 or 11:30/mile </text:p>
      <text:p text:style-name="P72">Ave HR: 113 bpm, Heart beats per mile: 1300, VO2Max: 45</text:p>
      <text:p text:style-name="P72"><text:span text:style-name="T1">Warm down: </text:span>0.25 miles</text:p>
      <text:p text:style-name="P68"><text:soft-page-break/><text:span text:style-name="T2">Mon June 28, 2021 </text:span>5.3 miles <text:s/></text:p>
      <text:p text:style-name="P72"><text:span text:style-name="T1">Warm up:</text:span> 0.25 miles </text:p>
      <text:p text:style-name="P72"><text:span text:style-name="T1">Run:</text:span> 15 cemetery laps (4.76 miles) in 55:05 or 11:04/mile </text:p>
      <text:p text:style-name="P72">Ave HR: 117 bpm, Heart beats per mile: 1295, VO2Max: 45, ElevChange(Garmin) 227 feet</text:p>
      <text:p text:style-name="P72"><text:span text:style-name="T1">Warm down: </text:span>0.25 miles</text:p>
      <text:p text:style-name="P72"/>
      <text:p text:style-name="P72">Tues June 29 – Thur July 1, 2021 <text:span text:style-name="T1">no running</text:span></text:p>
      <text:p text:style-name="P72"/>
      <text:p text:style-name="P68"><text:tab/><text:tab/>Running in Amsterdam</text:p>
      <text:p text:style-name="P72"/>
      <text:p text:style-name="P72">Fri July 2, 2021 <text:span text:style-name="T1">5 miles</text:span></text:p>
      <text:p text:style-name="P72">I ran 5 miles mainly on bike paths in Amsterdam</text:p>
      <text:p text:style-name="P72">Ave pace: 11:32/mile, Ave HR: 128, Heartbeats/mile: <text:s/>1476</text:p>
      <text:p text:style-name="P72"/>
      <text:p text:style-name="P72">Sat <text:s/>July 3, 2012 <text:span text:style-name="T1">5 miles</text:span> in 51:25</text:p>
      <text:p text:style-name="P72">I ran 5 miles mainly on bike paths in Amsterdam</text:p>
      <text:p text:style-name="P72">Ave pace: 10:16/mile, Ave HR: 125, Heartbeats/mile: <text:s/>1283</text:p>
      <text:p text:style-name="P72"/>
      <text:p text:style-name="P72">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8">Thur <text:s/>Nov. 11, 2021</text:p>
      <text:p text:style-name="P72">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2"/>
      <text:p text:style-name="P72">Fri Nov. 26, 2021 </text:p>
      <text:p text:style-name="P72">In the past 2 weeks I have had 10 workouts on stationary recumbent bike, elliptical and indoor track. Total miles of running: <text:span text:style-name="T1">18 miles</text:span></text:p>
      <text:p text:style-name="P72">Today I did 20 minutes on the elliptical machine.</text:p>
      <text:p text:style-name="P68"/>
      <text:p text:style-name="P68">In the last two weeks: 18 miles</text:p>
      <text:p text:style-name="P72"/>
      <text:p text:style-name="P72"><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4235964683069214565"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6762011" text:continue-numbering="true" text:style-name="L12">
        <text:list-item>
          <text:list>
            <text:list-header>
              <text:p text:style-name="P194">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8057982778966934112" text:style-name="L13">
        <text:list-item>
          <text:list>
            <text:list-header>
              <text:p text:style-name="P183">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67938719965270842"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7">200m run, 200m jog, 400m run, 400m jog, 600m run, 600m jog</text:p>
      <text:p text:style-name="P147">600m run, 600m j<text:span text:style-name="T40">og</text:span>, 400m run, 400m jog, 200m run, 200m jog</text:p>
      <text:p text:style-name="P147"><text:s/>Times for runs: 59s, 2:04, 3:06, 3:03, 1:47.7, 53.9 </text:p>
      <text:p text:style-name="P147"/>
      <text:p text:style-name="P147">Tues March 22, 2022 <text:span text:style-name="T1">3.1 miles</text:span></text:p>
      <text:p text:style-name="P147"><text:span text:style-name="T1">Warm up:</text:span> 0.7 miles on the cemetery loop <text:s text:c="7"/></text:p>
      <text:p text:style-name="P149"><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6"/>
      <text:p text:style-name="P10">In the past week: 23.9 miles <text:s/>(54 days in a row)</text:p>
      <text:p text:style-name="P106"/>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2366073667305346366" text:style-name="L15">
        <text:list-item>
          <text:list>
            <text:list-header>
              <text:p text:style-name="P170">1.5 miles averaging about 9:40/mile and rest 1 min</text:p>
            </text:list-header>
          </text:list>
        </text:list-item>
      </text:list>
      <text:p text:style-name="P23">1 mile in 8:26 and rest 2 min</text:p>
      <text:list xml:id="list4960140958521937834"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7165204871039768138" text:style-name="L17">
        <text:list-item>
          <text:list>
            <text:list-header>
              <text:p text:style-name="P172">5.25 miles on roads and bike paths in Oosterwold</text:p>
              <text:p text:style-name="P184">Average pace: 11:08/mile</text:p>
              <text:p text:style-name="P184">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6749833" text:continue-numbering="true" text:style-name="L17">
        <text:list-item>
          <text:list>
            <text:list-header>
              <text:p text:style-name="P172">5.25 miles on roads and bike paths in Oosterwold</text:p>
              <text:p text:style-name="P184">Average pace: 9:52/mile</text:p>
              <text:p text:style-name="P184">Warm down: 0.25 miles</text:p>
            </text:list-header>
          </text:list>
        </text:list-item>
      </text:list>
      <text:p text:style-name="P10"/>
      <text:p text:style-name="P23">Tues May 17, 2022 no running</text:p>
      <text:list xml:id="list6903086711171518143"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6497199392097877244"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4092972057454122661" text:style-name="L20">
        <text:list-item>
          <text:list>
            <text:list-header>
              <text:p text:style-name="P156"/>
            </text:list-header>
          </text:list>
        </text:list-item>
      </text:list>
      <text:p text:style-name="P23">Thur May 19, 2022 <text:span text:style-name="T1">4 miles</text:span></text:p>
      <text:p text:style-name="P23">2 miles at 10:45/miles Ave HR= 115 bpm and rest a few minutes</text:p>
      <text:list xml:id="list36769296" text:continue-list="list6497199392097877244" text:style-name="L19">
        <text:list-item>
          <text:list>
            <text:list-header>
              <text:p text:style-name="P174">(Pace*HR)=1240</text:p>
            </text:list-header>
          </text:list>
        </text:list-item>
      </text:list>
      <text:list xml:id="list36771874" text:continue-list="list6903086711171518143" text:style-name="L18">
        <text:list-item>
          <text:list>
            <text:list-header>
              <text:p text:style-name="P173">2 miles at 10:46/mile Ave HR= 121 bpm and rest a few minutes</text:p>
            </text:list-header>
          </text:list>
        </text:list-item>
      </text:list>
      <text:list xml:id="list36765287" text:continue-list="list36769296"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6770134"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4992606828606148217"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7590266363879093089"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936480197259790837" text:style-name="L23">
        <text:list-item>
          <text:list>
            <text:list-header>
              <text:p text:style-name="P185">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7">From November 2020</text:p>
      <text:p text:style-name="P37"><text:span text:style-name="T17">Thur Nov 12, 2020 </text:span><text:span text:style-name="T15">4.9 miles running</text:span></text:p>
      <text:p text:style-name="P98">warm up: <text:span text:style-name="T2">0.25 mile jog to the Greendale Cemetery loop. </text:span></text:p>
      <text:p text:style-name="P99"><text:span text:style-name="T1">Run/Walk:</text:span> 4 miles on the loop in 39:11 with the last mile in 8:50. </text:p>
      <text:p text:style-name="P99">Ave Heart rate: 145 bpm, Ave Pace: 9:48/mile, HB/mile: 1421, Sum of ascents: 280 feet</text:p>
      <text:p text:style-name="P98">Warm down: <text:span text:style-name="T2">0.5 miles</text:span></text:p>
      <text:p text:style-name="P99"/>
      <text:p text:style-name="P99">Fri Nov 13, 2020 <text:span text:style-name="T1">5 miles</text:span></text:p>
      <text:p text:style-name="P98">warm up: <text:span text:style-name="T2">0.25 mile jog to the Greendale Cemetery <text:s/></text:span></text:p>
      <text:p text:style-name="P99"><text:span text:style-name="T1">Run/Walk:</text:span> 4.8 miles on the hill in the cemetery. Starting from the top all the way to Jefferson St is 0.8 miles. <text:s/>I ran down and up this hill 3 times.</text:p>
      <text:p text:style-name="P99">Ave Heartrate: 117 bpm, Ave Pace: 12:25/mile, HB/mile: 1453, Sum of ascents: 650 feet</text:p>
      <text:p text:style-name="P98">Warm down: <text:span text:style-name="T2">0.5 miles</text:span></text:p>
      <text:p text:style-name="P99"/>
      <text:p text:style-name="P76">Wed June 29, 2022 no running</text:p>
      <text:p text:style-name="P76"/>
      <text:p text:style-name="P76">Thurs June 30, 2022 4.5 miles</text:p>
      <text:p text:style-name="P93">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6">Warm down: 0.25 miles home</text:p>
      <text:p text:style-name="P36">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6"/>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4">Wed Aug 3, 2022 <text:span text:style-name="T1">4.45 miles</text:span> <text:s/></text:p>
      <text:p text:style-name="P104"><text:span text:style-name="T1">Warm up:</text:span> <text:s/>1 mile at various paces</text:p>
      <text:p text:style-name="P104"><text:span text:style-name="T1">Run:</text:span> 3.2 miles (10 x 0.32 miles) on the cemetery loop in 28:42 or 8:58/mile</text:p>
      <text:p text:style-name="P104">Mile splits: 9:05, 9:04, 9:00, 1:33 for the last 0.2 miles, Sum of vertical ascents: 220 feet.</text:p>
      <text:p text:style-name="P104">Ave HR: 152 bpm</text:p>
      <text:p text:style-name="P104"><text:span text:style-name="T1">Warm down:</text:span> <text:s/>0.25 miles</text:p>
      <text:p text:style-name="P104"/>
      <text:p text:style-name="P104">Thur Aug 4, 2022 <text:span text:style-name="T1">8 miles running</text:span> and 2.5 miles walking</text:p>
      <text:p text:style-name="P105">In the morning.</text:p>
      <text:p text:style-name="P105">Warm up: 0.25 miles</text:p>
      <text:p text:style-name="P105">Walk/Run:<text:span text:style-name="T2"> <text:s/>Alternated walking and running on the cemetery loop until I reached 6 miles. I walked about 2.5 miles and ran about 3.5 miles. <text:s/>Ave Pace: 14:00/mile, Ave HR: 98 bpm. </text:span></text:p>
      <text:p text:style-name="P104">Total Ascent: 440 feet</text:p>
      <text:p text:style-name="P105">Warm down:<text:span text:style-name="T2"> <text:s/></text:span>0.25 miles<text:span text:style-name="T2"> </text:span></text:p>
      <text:p text:style-name="P105">In the afternoon I ran with Brian and David on the high school track.</text:p>
      <text:p text:style-name="P104"><text:span text:style-name="T1">Warm up:</text:span> 0.25 mile jog</text:p>
      <text:p text:style-name="P104"><text:span text:style-name="T1">Run:</text:span> <text:s/>5 x ½ mile with ¼ mile jog before each run and a ¼ mile jog at the end</text:p>
      <text:p text:style-name="P104">Times for run: 4:35, 4:33, 4:32, 4:28, 4:17, Jogs and short rests about 4:30.</text:p>
      <text:p text:style-name="P104"/>
      <text:p text:style-name="P96">Fri Aug 5, 2022 <text:span text:style-name="T1">no running</text:span></text:p>
      <text:p text:style-name="P23">In the past week: <text:span text:style-name="T1">27.25 miles running</text:span> and 12.2 miles walking</text:p>
      <text:p text:style-name="P103">Sat Aug 6, 2022 <text:span text:style-name="T1">8.2 miles running</text:span> and 6.15 miles walking with Jim and Brian </text:p>
      <text:p text:style-name="P103"><text:soft-page-break/>Ave Pace: about 14:00/mile</text:p>
      <text:p text:style-name="P103"/>
      <text:p text:style-name="P103">Sun Aug 7, 2022 <text:span text:style-name="T1">no running</text:span></text:p>
      <text:p text:style-name="P103"/>
      <text:p text:style-name="P103">Mon Aug 8, 2022 <text:span text:style-name="T1">4.5 miles running</text:span> and 2 miles walking </text:p>
      <text:p text:style-name="P103"><text:span text:style-name="T1">Warm up:</text:span> 0.25 miles to the cemetery loop</text:p>
      <text:p text:style-name="P101">Walk and run: On the loop <text:span text:style-name="T2">5 x 0.95 miles (3 loops) Ave pace about 15:00/mile</text:span></text:p>
      <text:p text:style-name="P101">Run: <text:span text:style-name="T2">11:01for 1 miles. </text:span></text:p>
      <text:p text:style-name="P101">Warm down:<text:span text:style-name="T2"> <text:s/>0.25 miles home</text:span></text:p>
      <text:p text:style-name="P103"/>
      <text:p text:style-name="P101"><text:span text:style-name="T2">Tues Aug 9, 2022 </text:span>4.75 miles running <text:span text:style-name="T2">and</text:span> <text:span text:style-name="T2">2.5 miles walking</text:span></text:p>
      <text:p text:style-name="P103"><text:span text:style-name="T1">Warm up:</text:span> 0.25 miles to cemetery loop</text:p>
      <text:p text:style-name="P103"><text:span text:style-name="T1">Walk/Run:</text:span> <text:s/>I walked and ran 18 loops. I walked the same amount of time as I ran. I ran most of the uphill on each loop. Ave pace about 14:15, <text:s/>Ave HR: 97 bpm</text:p>
      <text:p text:style-name="P103"><text:span text:style-name="T1">Run:</text:span> After a few minutes rest I ran a mile in 9:40, Ave HR 133</text:p>
      <text:p text:style-name="P103"><text:span text:style-name="T1">Warm down:</text:span> 0.25 miles home</text:p>
      <text:p text:style-name="P103"/>
      <text:p text:style-name="P101"><text:span text:style-name="T2">Wed Aug 10, 2022 </text:span>3.1 miles running <text:span text:style-name="T2">and</text:span> <text:span text:style-name="T2">2.2 miles walking</text:span></text:p>
      <text:p text:style-name="P103"><text:span text:style-name="T1">Warm up:</text:span> 0.3 miles to top of cemetery hill</text:p>
      <text:p text:style-name="P103"><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3">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3">Possible conclusion: On a hilly ultra marathon course a possible routine could be to run the downhill and flat sections and run a little on the uphills when it isn't too steep and keep the heart rate under about 110 bpm. </text:p>
      <text:p text:style-name="P103"><text:span text:style-name="T1">Warm down:</text:span> 0.3 miles home</text:p>
      <text:p text:style-name="P103"/>
      <text:p text:style-name="P103">Thur Aug 11, 2022 <text:span text:style-name="T1">3.75 miles running</text:span> with Gretchen and Brian on the high school track</text:p>
      <text:p text:style-name="P103"><text:span text:style-name="T1">Warm up: </text:span>1 mile </text:p>
      <text:p text:style-name="P103">200m jog, 200m run, 400m run, 400m jog, 600m run, 400m jog, </text:p>
      <text:p text:style-name="P103">600m run, 400m jog, 400m run, 400m jog, 200m run, 200m jog </text:p>
      <text:p text:style-name="P103">Times for runs: 1:02, 2:09, 3:18, 3:05, 1:55, 57s</text:p>
      <text:p text:style-name="P103"/>
      <text:p text:style-name="P101"><text:span text:style-name="T2">Fri Aug 12, 2022 </text:span>3 miles running </text:p>
      <text:p text:style-name="P101">Warm up: <text:span text:style-name="T2">0.25 miles to Greendale Cemetery</text:span></text:p>
      <text:p text:style-name="P101">Run: <text:span text:style-name="T2">2 x 1 mile on the cemetery loop with a 0.25 mile jog after each, Times 9:50 and 9:19</text:span></text:p>
      <text:p text:style-name="P103"><text:span text:style-name="T1">Warm down:</text:span> 0.25 mile jog home</text:p>
      <text:p text:style-name="P103"/>
      <text:p text:style-name="P23">In the past week: <text:span text:style-name="T1">27.3 miles running</text:span> and 12.9 miles walking</text:p>
      <text:p text:style-name="P103"/>
      <text:p text:style-name="P103"/>
      <text:p text:style-name="P103"><text:soft-page-break/>Sat Aug 13, 2022 <text:span text:style-name="T1">7 miles of running</text:span> and 9.5 miles walking on the Ernst Trail with Jim and Brian</text:p>
      <text:p text:style-name="P10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3">Results: <text:s text:c="7"/>P = ave pace <text:s text:c="5"/>H = ave heart rate <text:s text:c="12"/>P x H <text:s/></text:p>
      <text:p text:style-name="P103"/>
      <text:p text:style-name="P103">1.<text:tab/>12:55 <text:s text:c="16"/>108 bpm <text:s text:c="19"/>1400 beats/mile</text:p>
      <text:p text:style-name="P103">2.<text:tab/>13:46 <text:s text:c="16"/>100 bpm <text:s text:c="19"/>1380 b/mile <text:s text:c="7"/></text:p>
      <text:list xml:id="list4961893791105768488" text:style-name="L24">
        <text:list-item>
          <text:p text:style-name="P193">14:55 <text:s text:c="17"/>98 bpm <text:s text:c="20"/>1460 b/mile</text:p>
        </text:list-item>
      </text:list>
      <text:p text:style-name="P103"/>
      <text:p text:style-name="P119"><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20"><text:span text:style-name="T29">Warm up:</text:span><text:span text:style-name="T30"> 0.25 mile jog to the cemetery</text:span></text:p>
      <text:p text:style-name="P119"><text:span text:style-name="T29">Walk: </text:span><text:span text:style-name="T31">1 mile on the loop in 14:26. Ave HR: 106 bpm, P x H = 1530 beats/mile. </text:span></text:p>
      <text:p text:style-name="P119"><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9"><text:span text:style-name="T29">Warm up:</text:span><text:span text:style-name="T31"> 1.25 miles including 8 x 100m “pick ups”</text:span></text:p>
      <text:p text:style-name="P121"><text:span text:style-name="T30">Run: </text:span><text:span text:style-name="T31">3 x 200m with a 200m jog after each and 6 x 400m with a 400m jog after each.</text:span></text:p>
      <text:p text:style-name="P23">Times for runs:57s, 57s, 60s, 2:01, 2:03, 2:03, 2:02, 1:58, 1:55</text:p>
      <text:p text:style-name="P23"/>
      <text:p text:style-name="P121"><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3"><text:tab/> <text:s text:c="3"/>T <text:tab/> <text:s text:c="2"/>P<text:tab/> <text:s text:c="2"/>H<text:tab/> <text:s/>P x H<text:tab/><text:tab/></text:p>
      <text:p text:style-name="P78">Run<text:tab/>4:45</text:p>
      <text:p text:style-name="P79">Walk<text:tab/>6:44<text:tab/>13:28<text:tab/> <text:s/>108<text:tab/> <text:s/>1450<text:tab/><text:tab/><text:tab/><text:tab/> <text:tab/> <text:s/></text:p>
      <text:p text:style-name="P76">Run <text:s text:c="7"/>6:50 <text:s text:c="10"/>13:40 <text:s text:c="15"/>108 <text:s text:c="15"/>1480<text:tab/></text:p>
      <text:p text:style-name="P80">Walk<text:tab/>6:16 <text:s text:c="5"/><text:tab/>12:32<text:tab/> <text:s/>124 <text:s text:c="16"/>1550</text:p>
      <text:p text:style-name="P81">Run<text:tab/>6:32<text:tab/>13:04<text:tab/>118 <text:s text:c="16"/>1540</text:p>
      <text:p text:style-name="P82">Run<text:tab/>5:26<text:tab/>10:52<text:tab/>129 <text:s text:c="16"/>1400</text:p>
      <text:p text:style-name="P83">Run<text:tab/>4:30<text:tab/> <text:s/>9:00<text:tab/>144 <text:s text:c="16"/>1300</text:p>
      <text:p text:style-name="P84">Walk<text:tab/>6:22<text:tab/>12:44 <text:s text:c="15"/>126 <text:s text:c="16"/>1604<text:tab/></text:p>
      <text:p text:style-name="P85">Run<text:tab/>6:23<text:tab/>12:46 <text:s text:c="16"/>121 <text:s text:c="15"/>1540<text:tab/><text:tab/><text:tab/><text:tab/></text:p>
      <text:p text:style-name="P86">Walk<text:tab/>6:48<text:tab/>13:36 <text:s text:c="16"/>111 <text:s text:c="15"/>1510</text:p>
      <text:p text:style-name="P87"><text:soft-page-break/>Walk<text:tab/>7:26<text:tab/>14:52 <text:s text:c="17"/>98 <text:s text:c="16"/>1470</text:p>
      <text:p text:style-name="P88">Walk<text:tab/>8:02<text:tab/>16:04 <text:s text:c="17"/>90 <text:s text:c="16"/>1440</text:p>
      <text:p text:style-name="P87">Walk<text:tab/>8:32<text:tab/>17:04 <text:s text:c="17"/>85 <text:s text:c="16"/>1450</text:p>
      <text:p text:style-name="P89">Run<text:tab/>4:25</text:p>
      <text:p text:style-name="P76"/>
      <text:p text:style-name="P76">Thur Aug 18, 2022 <text:span text:style-name="T1">7.25 miles running</text:span></text:p>
      <text:p text:style-name="P77"><text:span text:style-name="T1">Warm up:</text:span> 0.5 miles to the Wise Center</text:p>
      <text:p text:style-name="P90">Run: <text:span text:style-name="T2">6 miles on a treadmill in 59:15 or 9:53/mile</text:span></text:p>
      <text:p text:style-name="P76">Splits and heart rates at the end of each mile.</text:p>
      <text:p text:style-name="P76">10:30(117bpm), 10:15(124), 10:00(131), 9:45(134), 9:31(141), 9:14(147)</text:p>
      <text:p text:style-name="P90">Warm down:<text:span text:style-name="T2"> 0.75 miles home</text:span></text:p>
      <text:p text:style-name="P76"/>
      <text:p text:style-name="P76">Fri <text:s/>Aug 19, 2022 no running</text:p>
      <text:p text:style-name="P90">During the past week: 23.3 miles running and 14 miles walking</text:p>
      <text:p text:style-name="P90"/>
      <text:p text:style-name="P76">Sat Aug 20, 2022 <text:span text:style-name="T1">11.2 miles running</text:span> and 10 miles walking. </text:p>
      <text:p text:style-name="P76">I ran and walked with Jim Fitch on hills. <text:s/>Time for me: 4 hours and 52 minutes. </text:p>
      <text:p text:style-name="P76">Ave Pace: 13:42/mile. In the beginning my heart rate was always about 105+/-5 bpm.</text:p>
      <text:p text:style-name="P76">By the end it was about 135+/-5 bpm because I should have had about 100 ounces of Gatorade and I had only 45 ounces. I was a little dizzy from dehydration. It was hot.</text:p>
      <text:p text:style-name="P76"/>
      <text:p text:style-name="P76">Sun Aug 21, 2022 <text:span text:style-name="T1">no running</text:span></text:p>
      <text:p text:style-name="P90"/>
      <text:p text:style-name="P76">Mon Aug 22, 2022 <text:span text:style-name="T1">2.9 miles running</text:span> and 2 miles walking on a hilly course averaging 14:30/mile.</text:p>
      <text:p text:style-name="P76"/>
      <text:p text:style-name="P76">Tues Aug 23, 2022 <text:span text:style-name="T1">4 miles running</text:span></text:p>
      <text:p text:style-name="P76"><text:span text:style-name="T1">Warm up: </text:span>0.3 miles to the cemetery loop</text:p>
      <text:p text:style-name="P76"><text:span text:style-name="T1">Run:</text:span> 10 cemetery loops (3.2 miles) in 31:59 or 10:00/mile. Sum of ascents 220 feet</text:p>
      <text:p text:style-name="P76"><text:span text:style-name="T1">Warm down:</text:span> 0.5 miles home</text:p>
      <text:p text:style-name="P76"/>
      <text:p text:style-name="P76">Wed Aug 24, 2022 <text:span text:style-name="T1">no running</text:span></text:p>
      <text:p text:style-name="P90"/>
      <text:p text:style-name="P90"><text:span text:style-name="T2">Thur Aug 25, 2022</text:span> 2.75 miles running <text:span text:style-name="T2">and 1.2 miles walking </text:span></text:p>
      <text:p text:style-name="P90">Warm up: <text:span text:style-name="T2">0.5 miles to the cemetery hill</text:span></text:p>
      <text:p text:style-name="P90">Run/walk: <text:span text:style-name="T2">2 x down and up the 0.8 mile hill (3.2 miles). Down hill I mainly ran and up hill I mainly walked averaging about 14:00/mile. Sum of ascents: 440 feet.</text:span></text:p>
      <text:p text:style-name="P90">Warm down: <text:span text:style-name="T2">0.25 miles</text:span></text:p>
      <text:p text:style-name="P76"/>
      <text:p text:style-name="P90"><text:span text:style-name="T2">Fri Aug 26, 2022 </text:span>4 miles running</text:p>
      <text:p text:style-name="P90">Warm up:<text:span text:style-name="T2"> <text:s/>0.5 miles to the cemetery loop</text:span></text:p>
      <text:p text:style-name="P76"><text:span text:style-name="T1">Run:</text:span> 10 cemetery loops (3.2 miles) in 31:49 or 10:56/mile. Sum of ascents 220 feet</text:p>
      <text:p text:style-name="P76"><text:span text:style-name="T1">Warm down:</text:span> 0.3 miles home</text:p>
      <text:p text:style-name="P23"><text:s/></text:p>
      <text:p text:style-name="P10">In the past week: 24.9 miles walking and 13.2 miles walking</text:p>
      <text:p text:style-name="P111"><text:soft-page-break/>Sat Aug 27, 2022 <text:span text:style-name="T1">12 miles of running</text:span> and 10 miles of walking</text:p>
      <text:p text:style-name="P111">I ran and walked with Gretchen Meyers and Jim Fitch on the Ernst Trail. I covered 22 miles with 12 miles of running and 10 miles of walking. <text:s/>During the workout I stopped 3 times for drinks . </text:p>
      <text:p text:style-name="P111">Ave moving pace: 13:47/mile, Ave heart rate while moving: 109 bpm</text:p>
      <text:p text:style-name="P111">Heartbeats per mile while moving: 1500 beats/mile</text:p>
      <text:p text:style-name="P111">I drank a lot more than I did last Saturday. This time my pulse stayed low throughout.</text:p>
      <text:p text:style-name="P111"/>
      <text:p text:style-name="P111">Sun Aug 28, 2022 <text:span text:style-name="T1">2.75 miles running </text:span>and 1.8 miles walking</text:p>
      <text:p text:style-name="P111"><text:span text:style-name="T1">Warm up:</text:span> 0.25 miles to the cemetery loop</text:p>
      <text:p text:style-name="P112">Walk/Run: <text:s/><text:span text:style-name="T2">12 cemetery loops: Distance: 3.82 miles, Time: 49:27, Ave Pace: 12:57/mile</text:span></text:p>
      <text:p text:style-name="P111">Ave HR: 105 bpm, heart beats per mile: 1360</text:p>
      <text:p text:style-name="P112">Warm down:<text:span text:style-name="T2"> 0.5 mile</text:span></text:p>
      <text:p text:style-name="P112"/>
      <text:p text:style-name="P111">Mon <text:s/>Aug 29, 2022 <text:span text:style-name="T1">3.5 miles running </text:span>and 1.8 miles walking</text:p>
      <text:p text:style-name="P111"><text:span text:style-name="T1">Warm up:</text:span> 0.25 miles to the cemetery loop</text:p>
      <text:p text:style-name="P112">Walk/Run: <text:s/><text:span text:style-name="T2">12 cemetery loops: Distance: 3.82 miles, Time: 48:45, Ave Pace: 12:46/mile</text:span></text:p>
      <text:p text:style-name="P111">Ave HR: 110 bpm, heart beats per mile: 1370</text:p>
      <text:p text:style-name="P112">Rest a few minutes</text:p>
      <text:p text:style-name="P112">Run: <text:span text:style-name="T2">1mile on the cemetery loop in 9:52, Ave HR: 131bpm, heart beats/mile: 1290</text:span></text:p>
      <text:p text:style-name="P112">Warm down:<text:span text:style-name="T2"> 0.25 mile</text:span></text:p>
      <text:p text:style-name="P111"/>
      <text:p text:style-name="P112"><text:span text:style-name="T2">Tues Aug 30, 2022 </text:span>5.05 miles running</text:p>
      <text:p text:style-name="P112">Warm up:<text:span text:style-name="T2"> <text:s/>0.8 miles mainly down hill to the intersection of Jefferson and Randolf.</text:span></text:p>
      <text:p text:style-name="P112">Run: <text:span text:style-name="T2">2 x (up and down) the cemetery hill. 3.2 miles in 41:52, sum of ascents 420 ft</text:span></text:p>
      <text:p text:style-name="P111">Ave pace: 13:00/mile, Ave HR: 115bpm, heart beats/min: 1500</text:p>
      <text:p text:style-name="P112">After a minute rest: <text:span text:style-name="T2">1 x up the cemetery hill in 9:38, sum of ascents 210 ft.</text:span></text:p>
      <text:p text:style-name="P111">Ave pace: 12:00/mile, Ave HR: 131 bpm, heart beats/mile:1572 </text:p>
      <text:p text:style-name="P111"><text:span text:style-name="T1">Warm down:</text:span> 0.25 miles</text:p>
      <text:p text:style-name="P111"/>
      <text:p text:style-name="P111">Wed Aug 31, 2022 <text:span text:style-name="T1">10 miles running</text:span></text:p>
      <text:p text:style-name="P111"><text:span text:style-name="T1">Run: </text:span>On the Allegheny outdoor track</text:p>
      <text:p text:style-name="P111">10 miles in 1:43:55, Ave Pace: 10:24/mile</text:p>
      <text:p text:style-name="P111">2 miles splits: 20:56, 20:48, 20:36, 21:00(stopped for water), 20:35(stopped for water)</text:p>
      <text:p text:style-name="P111">I felt better as I ran.</text:p>
      <text:p text:style-name="P111"/>
      <text:p text:style-name="P111">Thur Sept 1, 2022 <text:span text:style-name="T1">4.5 miles running</text:span> on the college track, running wide 1 lap =0.25miles</text:p>
      <text:p text:style-name="P111"><text:span text:style-name="T1">Run:</text:span> 2 miles in 10:38 + 9:49 = 20:27 and rest 5:00</text:p>
      <text:p text:style-name="P112">Run/Jog: <text:span text:style-name="T2">6 x 330yd with 330yd jog after each, ave run time:1:39, ave jog time 2:29</text:span></text:p>
      <text:p text:style-name="P111"><text:span text:style-name="T1">Warm down:</text:span> 0.25 mile</text:p>
      <text:p text:style-name="P111"><text:s/></text:p>
      <text:p text:style-name="P111">Fri Sept 2, 2022 <text:span text:style-name="T1">5.05 miles running</text:span> and 1.6 miles walking</text:p>
      <text:p text:style-name="P111"><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0"><text:soft-page-break/><text:span text:style-name="T2">Sat</text:span> <text:span text:style-name="T2"><text:s/>Sept 3, 2022 </text:span>15 miles running <text:span text:style-name="T2">and 9 miles walking with Jim, Rod and Tim on the Ernst Trail. We stopped 4 times to get our drinks etc.</text:span></text:p>
      <text:p text:style-name="P90">Run/Walk:<text:span text:style-name="T2"> Distance: 24 miles, Ave Pace while moving: 12:56 </text:span></text:p>
      <text:p text:style-name="P98">I am thinking now for the 12 hour run on Oct 15, I should average about 13:20 for the first 25miles <text:s/>and about 15:10 after that.</text:p>
      <text:p text:style-name="P98"/>
      <text:p text:style-name="P76">Sun Sept 4, 2022<text:span text:style-name="T1"> 4.3 miles running </text:span>and 3.9 miles walking</text:p>
      <text:p text:style-name="P76"><text:span text:style-name="T1">Warm up:</text:span> 0.3 miles to the cemetery loop</text:p>
      <text:p text:style-name="P90">Walk/Run: <text:s/><text:span text:style-name="T2">24 cemetery loops: Distance: 7.64 miles, Time: 1:40:38, Ave Pace: 13:06/mile</text:span></text:p>
      <text:p text:style-name="P76">Ave HR: 98 bpm, heart beats per mile: 1280 (compare to last Sunday and Monday)</text:p>
      <text:p text:style-name="P90">Warm down: 0.25 mile walking</text:p>
      <text:p text:style-name="P90"/>
      <text:p text:style-name="P90">Mon Sept 5, 2022 5.6 miles running</text:p>
      <text:p text:style-name="P90">Warm<text:span text:style-name="T2"> </text:span>up:<text:span text:style-name="T2"> 0.25 miles to the cemetery loop</text:span></text:p>
      <text:p text:style-name="P90">Run: <text:s/><text:span text:style-name="T2">16 x loops or 5.12 miles in 1:00:39, Ave Pace: 11:51/mile, Ave HR: 117</text:span></text:p>
      <text:p text:style-name="P76">heartbeats/mile: 1390 which is higher than yesterday's value.</text:p>
      <text:p text:style-name="P76">While running the uphill I kept HR under 120 bpm for the first 4 miles and under 125 for the last mile. Running downhill HR was usually at about 115 bpm or under.</text:p>
      <text:p text:style-name="P90">Warm down:<text:span text:style-name="T2"> 0.2 mile jog home</text:span></text:p>
      <text:p text:style-name="P76"/>
      <text:p text:style-name="P90">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1597572858780986468"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4">Sat Oct 15, 2022 <text:span text:style-name="T1">13 miles running</text:span> and 12 miles walking..</text:p>
      <text:p text:style-name="P144">I ran and walked 25 miles in the Erie Endurance Run</text:p>
      <text:p text:style-name="P144"/>
      <text:p text:style-name="P144">Sun Oct 16, 2022 no running</text:p>
      <text:p text:style-name="P144"/>
      <text:p text:style-name="P145">Mon Oct 17. 2022 1 mile walking an <text:span text:style-name="T1">1 mile running</text:span></text:p>
      <text:p text:style-name="P144"/>
      <text:p text:style-name="P144">Tues Oct 18 <text:span text:style-name="T1">1 mile running</text:span></text:p>
      <text:p text:style-name="P144"/>
      <text:p text:style-name="P146">We flew to The Netherlands</text:p>
      <text:p text:style-name="P144"/>
      <text:p text:style-name="P144">Wed Oct 19 no running</text:p>
      <text:p text:style-name="P135"/>
      <text:p text:style-name="P149">Thur Oct 20, 2022 <text:span text:style-name="T1">2.06 miles</text:span> with Joe.</text:p>
      <text:p text:style-name="P149">Ave pace 9:50/mile</text:p>
      <text:p text:style-name="P149"/>
      <text:p text:style-name="P149">Fri Oct 21, no running</text:p>
      <text:p text:style-name="P149"/>
      <text:p text:style-name="P149">In the last week: <text:span text:style-name="T1">18.1 miles running</text:span> and 13 miles walking</text:p>
      <text:p text:style-name="P153"/>
      <text:p text:style-name="P149">Sat Oct 22, <text:span text:style-name="T1">2 miles</text:span></text:p>
      <text:p text:style-name="P149">Run: 2 miles averaging about 10:15/mile</text:p>
      <text:p text:style-name="P149"/>
      <text:p text:style-name="P149">Sun Oct 23, 2022 <text:span text:style-name="T1">2.3 miles</text:span></text:p>
      <text:p text:style-name="P149">Run: With Joe  2miles, Splits: 10:07 and 9:37</text:p>
      <text:p text:style-name="P149">Warm down: 0.33 miles at about 10:30/mile</text:p>
      <text:p text:style-name="P149"/>
      <text:p text:style-name="P149">Mon Oct 24, 2022 <text:span text:style-name="T1">3.5 miles</text:span></text:p>
      <text:p text:style-name="P149">Warm up: 0.25 miles</text:p>
      <text:p text:style-name="P149"><text:soft-page-break/>Run: 6x0.25 miles with a 0.25 jog after each. Three runs were with the wind and 3 against.  Ave time 2:20. Ave jog time: 3:17</text:p>
      <text:p text:style-name="P149">Warm down: 0.25 miles </text:p>
      <text:p text:style-name="P149"/>
      <text:p text:style-name="P149">Tues Oct 25, 2022 <text:span text:style-name="T1">3.75 miles</text:span></text:p>
      <text:p text:style-name="P144">Warm up: 0.5 miles</text:p>
      <text:p text:style-name="P144">Run: 6x0.25 miles with a 0.25 jog after. Ave time 2:17, Ave jog time: 3:17</text:p>
      <text:p text:style-name="P144">Warm down: 0.25 miles </text:p>
      <text:p text:style-name="P144"/>
      <text:p text:style-name="P144">Wed Oct 26, 2022 <text:span text:style-name="T1">5.5 miles</text:span></text:p>
      <text:p text:style-name="P144">Warm up: 1.75 miles</text:p>
      <text:p text:style-name="P144">Run: 6x0.25 miles with a 0.25 jog after. Ave time 2:13, Ave jog time: 3:08</text:p>
      <text:p text:style-name="P144">Warm down: 0.75 miles </text:p>
      <text:p text:style-name="P144"/>
      <text:p text:style-name="P149">Thur Oct 27, 2022 <text:span text:style-name="T1">3miles running</text:span> and 1 mile walking.</text:p>
      <text:p text:style-name="P149">Run/Walk: I ran 3/4 mile, walked 1/4 mile and repeated until I reached 4 miles. </text:p>
      <text:p text:style-name="P149">Ave pace: 12:35/mile</text:p>
      <text:p text:style-name="P149">Ave running pace: about 11:30/mile</text:p>
      <text:p text:style-name="P149">Ave walking pace: about 16:00/mile</text:p>
      <text:p text:style-name="P144"/>
      <text:p text:style-name="P155"><text:span text:style-name="T34">Fri Oct 28, 2022 </text:span><text:span text:style-name="T35">4.25 miles running</text:span><text:span text:style-name="T34"> and 1.25 mile walking.</text:span></text:p>
      <text:p text:style-name="P149">Warm up: 0.25 mile jog</text:p>
      <text:p text:style-name="P136">Run/Walk: I ran 3/4 mile, walked 1/4 mile and repeated until I reached 5 miles. </text:p>
      <text:p text:style-name="P136">Ave pace: 11:54/mile</text:p>
      <text:p text:style-name="P136">Ave running pace: about 10:50/mile</text:p>
      <text:p text:style-name="P136">Ave walking pace: about 15:30/mile</text:p>
      <text:p text:style-name="P136">Warm down: 0.25 mile jog</text:p>
      <text:p text:style-name="P136"/>
      <text:p text:style-name="P149">In the last week: <text:span text:style-name="T1">24.1 miles running</text:span> and 2 miles walking</text:p>
      <text:p text:style-name="P136"/>
      <text:p text:style-name="P136">Mon Oct 31, 2022 <text:span text:style-name="T1">5.3 miles</text:span></text:p>
      <text:p text:style-name="P149">Warm up: 0.3miles</text:p>
      <text:p text:style-name="P149">Run: 2 x 2 miles with 0.5 mile jog between </text:p>
      <text:p text:style-name="P149">1. Splits 10:00, 10:06</text:p>
      <text:p text:style-name="P149">2. Splits 9:36, 9:22</text:p>
      <text:p text:style-name="P149">Warm down: 0.5 miles</text:p>
      <text:p text:style-name="P149"/>
      <text:p text:style-name="P149">Wed Nov 2, 2023 no running</text:p>
      <text:p text:style-name="P149"/>
      <text:p text:style-name="P153"><text:span text:style-name="T23">Thur Nov 3, 2023 </text:span><text:span text:style-name="T25">2.5 miles running</text:span><text:span text:style-name="T23"> <text:s/>0.25 miles walking</text:span></text:p>
      <text:p text:style-name="P149"/>
      <text:p text:style-name="P153"><text:span text:style-name="T23">Fri Nov 4, 2023 </text:span><text:span text:style-name="T25">3.15 miles running</text:span><text:span text:style-name="T23"> 0.4 miles walking</text:span></text:p>
      <text:p text:style-name="P151"><text:soft-page-break/>During the past week: 11 miles</text:p>
      <text:p text:style-name="P151"/>
      <text:p text:style-name="P150">Sat <text:s/>Nov 5, 2022 <text:span text:style-name="T1">4 miles</text:span> of running and jogging averaging 12:34/mile </text:p>
      <text:p text:style-name="P150"/>
      <text:p text:style-name="P153"><text:span text:style-name="T23">Sun Nov 6, 2022 </text:span><text:span text:style-name="T25">4.25 miles</text:span><text:span text:style-name="T23"> at 11:11/mile </text:span></text:p>
      <text:p text:style-name="P149"/>
      <text:p text:style-name="P153"><text:span text:style-name="T23">Mon Nov 7, 2022 </text:span><text:span text:style-name="T25">4.75 miles running</text:span><text:span text:style-name="T23"> at 10:25/mile. </text:span></text:p>
      <text:p text:style-name="P149"><text:s text:c="7"/>My ankle is better than yesterday. </text:p>
      <text:p text:style-name="P149"/>
      <text:p text:style-name="P149">Fri Nov 11, 2022 <text:span text:style-name="T1">3 miles</text:span></text:p>
      <text:p text:style-name="P154"><text:span text:style-name="T36">1 mile on the indoor track in 11:26 and rest a few minutes</text:span> </text:p>
      <text:p text:style-name="P23">2 miles on a treadmill, Splits: 11:02 and 10:25</text:p>
      <text:p text:style-name="P23"/>
      <text:p text:style-name="P152">During the past week: 16 miles</text:p>
      <text:p text:style-name="P148"/>
      <text:p text:style-name="P148">Sat Nov 12, 2022 <text:span text:style-name="T1">3.5 miles</text:span></text:p>
      <text:p text:style-name="P154"><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3210239876668549596"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6752853" text:continue-numbering="true" text:style-name="L26">
        <text:list-item>
          <text:list>
            <text:list-header>
              <text:p text:style-name="P178">0.1 mile lead in to a 4 mile run</text:p>
              <text:p text:style-name="P186">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6775351"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8691994540297755585" text:style-name="L27">
        <text:list-item>
          <text:list>
            <text:list-header>
              <text:p text:style-name="P179">3.7 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7980214145099029948"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4758620430819112912" text:style-name="L29">
        <text:list-item>
          <text:list>
            <text:list-header>
              <text:p text:style-name="P181">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19"><text:span text:style-name="T29">Run: </text:span><text:span text:style-name="T31">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6884207091292823507" text:style-name="L30">
        <text:list-item>
          <text:list>
            <text:list-header>
              <text:p text:style-name="P182">1.5 miles on the track at about 10:15/mile with shoes</text:p>
              <text:p text:style-name="P182">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6">*Run/jog:<text:span text:style-name="T2"> I ran and jogged 1 mile averaging about 13:00/mile.</text:span></text:p>
      <text:p text:style-name="P37">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text:soft-page-break/>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1960143525059759303" text:style-name="L31">
        <text:list-item>
          <text:list>
            <text:list-header>
              <text:p text:style-name="P18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2">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text:soft-page-break/>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4-30T16:51:19.96</dc:date>
    <dc:creator>James Lombardi</dc:creator>
    <meta:editing-duration>P20DT14H40M3S</meta:editing-duration>
    <meta:editing-cycles>1625</meta:editing-cycles>
    <meta:generator>OpenOffice/4.1.2$Win32 OpenOffice.org_project/412m3$Build-9782</meta:generator>
    <meta:document-statistic meta:table-count="0" meta:image-count="9" meta:object-count="0" meta:page-count="167" meta:paragraph-count="4777" meta:word-count="52123" meta:character-count="267333"/>
  </office:meta>
</office:document-meta>
</file>